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63cm"/>
    </style:style>
    <style:style style:name="co2" style:family="table-column">
      <style:table-column-properties fo:break-before="auto" style:column-width="37.913cm"/>
    </style:style>
    <style:style style:name="co3" style:family="table-column">
      <style:table-column-properties fo:break-before="auto" style:column-width="1.528cm"/>
    </style:style>
    <style:style style:name="co4" style:family="table-column">
      <style:table-column-properties fo:break-before="auto" style:column-width="23.734cm"/>
    </style:style>
    <style:style style:name="co5" style:family="table-column">
      <style:table-column-properties fo:break-before="auto" style:column-width="2.267cm"/>
    </style:style>
    <style:style style:name="ro1" style:family="table-row">
      <style:table-row-properties style:row-height="0.416cm" fo:break-before="auto" style:use-optimal-row-height="true"/>
    </style:style>
    <style:style style:name="ro2" style:family="table-row">
      <style:table-row-properties style:row-height="0.813cm" fo:break-before="auto" style:use-optimal-row-height="true"/>
    </style:style>
    <style:style style:name="ro3" style:family="table-row">
      <style:table-row-properties style:row-height="1.967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text:p>ab</text:p>
          </table:table-cell>
          <table:table-cell office:value-type="string">
            <text:p>desde,a partir de,de... en adelante</text:p>
          </table:table-cell>
          <table:table-cell office:value-type="string">
            <text:p>OTHER</text:p>
          </table:table-cell>
          <table:table-cell office:value-type="string">
            <text:p>1. Die Fahrt kostet ab Hamburg 200 Euro. 2. Ab nächster Woche bleibt unser Geschäft samstags geschlossen. 3. Mein Bruder besucht uns ab und zu.</text:p>
          </table:table-cell>
        </table:table-row>
        <table:table-row table:style-name="ro1">
          <table:table-cell office:value-type="string">
            <text:p>aber</text:p>
          </table:table-cell>
          <table:table-cell office:value-type="string">
            <text:p>pero, sin embargo,bueno, pero</text:p>
          </table:table-cell>
          <table:table-cell office:value-type="string">
            <text:p>OTHER</text:p>
          </table:table-cell>
          <table:table-cell office:value-type="string">
            <text:p>1. Heute kann ich nicht, aber morgen ganz bestimmt.2. Es lag sehr viel Schnee, aber Enzo ist trotzdem mit dem Motorrad gefahren.3. Wir haben nur eine kleine Wohnung, sind aber damit zufrieden.4. Es war sehr schön. Jetzt muss ich aber gehen.5. Ich würde gerne kommen, aber es geht leider nicht.6. Darf ich dich zu einem Kaffee einladen? – Aber ja, sehr gern.7. Du spielst aber gut Klavier.</text:p>
          </table:table-cell>
        </table:table-row>
        <table:table-row table:style-name="ro1">
          <table:table-cell office:value-type="string">
            <text:p>absolut</text:p>
          </table:table-cell>
          <table:table-cell office:value-type="string">
            <text:p>absoluto,absolutamente,por completo,en absoluto</text:p>
          </table:table-cell>
          <table:table-cell office:value-type="string">
            <text:p>OTHER</text:p>
          </table:table-cell>
          <table:table-cell office:value-type="string">
            <text:p>1. Was Sie da sagen, ist absolut falsch. 2. Ich habe absolutes Vertrauen zu dir.</text:p>
          </table:table-cell>
        </table:table-row>
        <table:table-row table:style-name="ro1">
          <table:table-cell office:value-type="string">
            <text:p>ach</text:p>
          </table:table-cell>
          <table:table-cell office:value-type="string">
            <text:p>¡ah!</text:p>
          </table:table-cell>
          <table:table-cell office:value-type="string">
            <text:p>OTHER</text:p>
          </table:table-cell>
          <table:table-cell office:value-type="string">
            <text:p>1. Sie sind krank? Ach, das tut mir aber leid. 2. Ach so! Jetzt verstehe ich, was Sie meinen. 3. Ach ja, das hatte ich vergessen. Heute gehen wir ja zu deinen Freunden. 4. Ich habe Angst, ich schaffe es nicht. – Ach was! Das wird schon klappen. </text:p>
          </table:table-cell>
        </table:table-row>
        <table:table-row table:style-name="ro1">
          <table:table-cell office:value-type="string">
            <text:p>aha</text:p>
          </table:table-cell>
          <table:table-cell office:value-type="string">
            <text:p>¡ajá!, ¡ya!</text:p>
          </table:table-cell>
          <table:table-cell office:value-type="string">
            <text:p>OTHER</text:p>
          </table:table-cell>
          <table:table-cell office:value-type="string">
            <text:p>Ich gehe bald in Rente. – Aha, dann haben Sie ja viel Zeit für Ihre Hobbys.</text:p>
          </table:table-cell>
        </table:table-row>
        <table:table-row table:style-name="ro1">
          <table:table-cell office:value-type="string">
            <text:p>aktiv</text:p>
          </table:table-cell>
          <table:table-cell office:value-type="string">
            <text:p>activo,en activo,(en) activo</text:p>
          </table:table-cell>
          <table:table-cell office:value-type="string">
            <text:p>OTHER</text:p>
          </table:table-cell>
          <table:table-cell office:value-type="string">
            <text:p>Ich bin sehr aktiv und mache viel Sport.</text:p>
          </table:table-cell>
        </table:table-row>
        <table:table-row table:style-name="ro1">
          <table:table-cell office:value-type="string">
            <text:p>all-</text:p>
          </table:table-cell>
          <table:table-cell/>
          <table:table-cell office:value-type="string">
            <text:p>OTHER</text:p>
          </table:table-cell>
          <table:table-cell office:value-type="string">
            <text:p>1. Alles Gute! 2. Sonst noch (et)was? – Nein, danke. Das ist alles. 3. Sind alle da? 4. Alle unsere Freunde kommen. 5. Hast du alles?</text:p>
          </table:table-cell>
        </table:table-row>
        <table:table-row table:style-name="ro1">
          <table:table-cell office:value-type="string">
            <text:p>allein</text:p>
          </table:table-cell>
          <table:table-cell office:value-type="string">
            <text:p>solo, a solas,solo,sólo, solamente,pero, sin embargo</text:p>
          </table:table-cell>
          <table:table-cell office:value-type="string">
            <text:p>OTHER</text:p>
          </table:table-cell>
          <table:table-cell office:value-type="string">
            <text:p>1. Ich gehe nicht gern allein spazieren. 2. Soll ich Ihnen helfen? – Danke, ich schaffe es schon allein. 3. Es war sehr teuer. Allein das Essen hat schon über 50 Euro gekostet.</text:p>
          </table:table-cell>
        </table:table-row>
        <table:table-row table:style-name="ro1">
          <table:table-cell office:value-type="string">
            <text:p>aller-</text:p>
          </table:table-cell>
          <table:table-cell/>
          <table:table-cell office:value-type="string">
            <text:p>OTHER</text:p>
          </table:table-cell>
          <table:table-cell office:value-type="string">
            <text:p>1. Am allerbesten ist es, wenn du dich ins Bett legst und lange schläfst. Dann wirst du schnell wieder gesund.2. Das ist das Allerschönste, was ich je gesehen habe.</text:p>
          </table:table-cell>
        </table:table-row>
        <table:table-row table:style-name="ro1">
          <table:table-cell office:value-type="string">
            <text:p>allgemein</text:p>
          </table:table-cell>
          <table:table-cell office:value-type="string">
            <text:p>general,universal, público,común,en general</text:p>
          </table:table-cell>
          <table:table-cell office:value-type="string">
            <text:p>OTHER</text:p>
          </table:table-cell>
          <table:table-cell office:value-type="string">
            <text:p>1. Im Allgemeinen bin ich mit meiner Arbeit sehr zufrieden. 2. Wir haben nur über allgemeine Probleme gesprochen.</text:p>
          </table:table-cell>
        </table:table-row>
        <table:table-row table:style-name="ro1">
          <table:table-cell office:value-type="string">
            <text:p>als</text:p>
          </table:table-cell>
          <table:table-cell office:value-type="string">
            <text:p>(justo) cuando,al +inf,cuando,como si, que,que,como, de</text:p>
          </table:table-cell>
          <table:table-cell office:value-type="string">
            <text:p>OTHER</text:p>
          </table:table-cell>
          <table:table-cell office:value-type="string">
            <text:p>1. Als mein Mann kam, war die Party schon zu Ende.2. Sie können sich sowohl persönlich als auch per Internet anmelden. 3. Meine Schwester ist älter als ich. 4. Es ist später, als ich dachte.</text:p>
          </table:table-cell>
        </table:table-row>
        <table:table-row table:style-name="ro1">
          <table:table-cell office:value-type="string">
            <text:p>als ob</text:p>
          </table:table-cell>
          <table:table-cell/>
          <table:table-cell office:value-type="string">
            <text:p>OTHER</text:p>
          </table:table-cell>
          <table:table-cell office:value-type="string">
            <text:p>Der Chef tat so, als ob wir nie darüber gesprochen hätten.</text:p>
          </table:table-cell>
        </table:table-row>
        <table:table-row table:style-name="ro1">
          <table:table-cell office:value-type="string">
            <text:p>also</text:p>
          </table:table-cell>
          <table:table-cell office:value-type="string">
            <text:p>así, por consiguiente,o sea,bueno</text:p>
          </table:table-cell>
          <table:table-cell office:value-type="string">
            <text:p>OTHER</text:p>
          </table:table-cell>
          <table:table-cell office:value-type="string">
            <text:p>1. Also, die Sache ist so: ... 2. Irina hat Urlaub. Sie kann uns alsohelfen. 3. Also wirklich, jetzt reicht es.</text:p>
          </table:table-cell>
        </table:table-row>
        <table:table-row table:style-name="ro1">
          <table:table-cell office:value-type="string">
            <text:p>alt</text:p>
          </table:table-cell>
          <table:table-cell office:value-type="string">
            <text:p>viejo,anciano, de avanzada edad,carroza fam,usado, de segunda mano, gastado,clásico,antiguo</text:p>
          </table:table-cell>
          <table:table-cell office:value-type="string">
            <text:p>OTHER</text:p>
          </table:table-cell>
          <table:table-cell office:value-type="string">
            <text:p>1. Wie alt sind Sie? 2. Maria ist eine alte Freundin von mir.</text:p>
          </table:table-cell>
        </table:table-row>
        <table:table-row table:style-name="ro1">
          <table:table-cell office:value-type="string">
            <text:p>an</text:p>
          </table:table-cell>
          <table:table-cell office:value-type="string">
            <text:p>en, junto a,(a orillas) de,a,a, contra,a, para,aproximadamente, unos,encendido</text:p>
          </table:table-cell>
          <table:table-cell office:value-type="string">
            <text:p>OTHER</text:p>
          </table:table-cell>
          <table:table-cell office:value-type="string">
            <text:p>1. Am Anfang war alles sehr schwierig. 2. Dann sehen wir uns also am Dienstag. 3. Ich warte am Bahnhof auf dich. 4. Meine Freundin ist Lehrerin am Gymnasium. 5. Am besten, du gehst zur Information und fragst da. 6. Das Licht war die ganze Nacht an.</text:p>
          </table:table-cell>
        </table:table-row>
        <table:table-row table:style-name="ro1">
          <table:table-cell office:value-type="string">
            <text:p>ander-</text:p>
          </table:table-cell>
          <table:table-cell/>
          <table:table-cell office:value-type="string">
            <text:p>OTHER</text:p>
          </table:table-cell>
          <table:table-cell office:value-type="string">
            <text:p>1. Die anderen sind schon nach Hause gegangen.2. Bitte nicht alle auf einmal! Einer nach dem anderen.3. Ich hätte gern ein anderes Auto. 4. Das andere Kleid gefällt mir besser. 5. Natascha hat unter anderem Chinesisch und Spanisch gelernt.</text:p>
          </table:table-cell>
        </table:table-row>
        <table:table-row table:style-name="ro1">
          <table:table-cell office:value-type="string">
            <text:p>anfangs</text:p>
          </table:table-cell>
          <table:table-cell office:value-type="string">
            <text:p>a principios de,al principio, al comienzo</text:p>
          </table:table-cell>
          <table:table-cell office:value-type="string">
            <text:p>OTHER</text:p>
          </table:table-cell>
          <table:table-cell office:value-type="string">
            <text:p>Anfangs ging alles gut.</text:p>
          </table:table-cell>
        </table:table-row>
        <table:table-row table:style-name="ro1">
          <table:table-cell office:value-type="string">
            <text:p>arm</text:p>
          </table:table-cell>
          <table:table-cell office:value-type="string">
            <text:p>pobre,necesitado,sin recursos,infeliz, pobre</text:p>
          </table:table-cell>
          <table:table-cell office:value-type="string">
            <text:p>OTHER</text:p>
          </table:table-cell>
          <table:table-cell office:value-type="string">
            <text:p>1. Bitte sammeln Sie Geld für arme Kinder!2. Ich hätte gerne 200 g fettarmen Käse.</text:p>
          </table:table-cell>
        </table:table-row>
        <table:table-row table:style-name="ro1">
          <table:table-cell office:value-type="string">
            <text:p>auf</text:p>
          </table:table-cell>
          <table:table-cell office:value-type="string">
            <text:p>sobre,encima de,en,durante,a, en,a, hacia,de,arriba,abierto</text:p>
          </table:table-cell>
          <table:table-cell office:value-type="string">
            <text:p>OTHER</text:p>
          </table:table-cell>
          <table:table-cell office:value-type="string">
            <text:p>1. Deine Brille liegt auf dem Schreibtisch. 2. Die Kinder spielen unten auf der Straße. 3. Meine Eltern leben auf dem Land. 4. Gestern waren wir auf einer Party. 5. Auf unsere Anzeige in der Abendzeitung hat sich noch niemand gemeldet. 6. Wie heißt das auf Deutsch? 7. Meine Tochter kommt nächstes Jahr aufs Gymnasium.</text:p>
          </table:table-cell>
        </table:table-row>
        <table:table-row table:style-name="ro1">
          <table:table-cell office:value-type="string">
            <text:p>aus</text:p>
          </table:table-cell>
          <table:table-cell office:value-type="string">
            <text:p>de, por,de,apagado,fuera</text:p>
          </table:table-cell>
          <table:table-cell office:value-type="string">
            <text:p>OTHER</text:p>
          </table:table-cell>
          <table:table-cell office:value-type="string">
            <text:p>1. Frau Müller geht jeden Morgen um 8 Uhr aus dem Haus.2. Frau özgen kommt aus der Türkei. 3. Die Möbel sind noch aus der Zeit um 1900. 4. Ich trage nur Pullover aus reiner Wolle. 5. Wir haben aus Liebe geheiratet.</text:p>
          </table:table-cell>
        </table:table-row>
        <table:table-row table:style-name="ro1">
          <table:table-cell office:value-type="string">
            <text:p>ausgebildet</text:p>
          </table:table-cell>
          <table:table-cell/>
          <table:table-cell office:value-type="string">
            <text:p>OTHER</text:p>
          </table:table-cell>
          <table:table-cell office:value-type="string">
            <text:p>Für diesen Beruf müssen Sie gut ausgebildet sein.</text:p>
          </table:table-cell>
        </table:table-row>
        <table:table-row table:style-name="ro1">
          <table:table-cell office:value-type="string">
            <text:p>ausschließlich</text:p>
          </table:table-cell>
          <table:table-cell office:value-type="string">
            <text:p>exclusivo,únicamente,exclusivamente,sólo,con exclusión de, excluido</text:p>
          </table:table-cell>
          <table:table-cell office:value-type="string">
            <text:p>OTHER</text:p>
          </table:table-cell>
          <table:table-cell office:value-type="string">
            <text:p>Tut mir leid. Wir haben ausschließlich Nichtraucherzimmer.</text:p>
          </table:table-cell>
        </table:table-row>
        <table:table-row table:style-name="ro2">
          <table:table-cell office:value-type="string">
            <text:p>außen</text:p>
          </table:table-cell>
          <table:table-cell office:value-type="string">
            <text:p>fuera</text:p>
          </table:table-cell>
          <table:table-cell office:value-type="string">
            <text:p>OTHER</text:p>
          </table:table-cell>
          <table:table-cell office:value-type="string">
            <text:p>1. Wir haben das Schloss nur von außen gesehen.</text:p>
            <text:p>2. Außen ist das Haus nicht sehr schön.</text:p>
          </table:table-cell>
        </table:table-row>
        <table:table-row table:style-name="ro1">
          <table:table-cell office:value-type="string">
            <text:p>außer</text:p>
          </table:table-cell>
          <table:table-cell office:value-type="string">
            <text:p>fuera de,excepto, a excepción de,aparte de</text:p>
          </table:table-cell>
          <table:table-cell office:value-type="string">
            <text:p>OTHER</text:p>
          </table:table-cell>
          <table:table-cell office:value-type="string">
            <text:p>1. Außer Lisa hat sich niemand um die Stelle beworben. 2. Der Aufzug ist außer Betrieb. 3. Wir haben täglich außer Samstag geöffnet.</text:p>
          </table:table-cell>
        </table:table-row>
        <table:table-row table:style-name="ro1">
          <table:table-cell office:value-type="string">
            <text:p>außerhalb </text:p>
          </table:table-cell>
          <table:table-cell office:value-type="string">
            <text:p>fuera de,fuera</text:p>
          </table:table-cell>
          <table:table-cell office:value-type="string">
            <text:p>OTHER</text:p>
          </table:table-cell>
          <table:table-cell office:value-type="string">
            <text:p>Wir wohnen außerhalb von Berlin.</text:p>
          </table:table-cell>
        </table:table-row>
        <table:table-row table:style-name="ro1">
          <table:table-cell office:value-type="string">
            <text:p>bar</text:p>
          </table:table-cell>
          <table:table-cell office:value-type="string">
            <text:p>en efectivo,puro, verdadero,(Steh)café nt,Kneipe f,Bar nt</text:p>
          </table:table-cell>
          <table:table-cell office:value-type="string">
            <text:p>OTHER</text:p>
          </table:table-cell>
          <table:table-cell office:value-type="string">
            <text:p>Zahlen Sie bar? </text:p>
          </table:table-cell>
        </table:table-row>
        <table:table-row table:style-name="ro1">
          <table:table-cell office:value-type="string">
            <text:p>befreit</text:p>
          </table:table-cell>
          <table:table-cell/>
          <table:table-cell office:value-type="string">
            <text:p>OTHER</text:p>
          </table:table-cell>
          <table:table-cell office:value-type="string">
            <text:p>Schüler und Studenten sind von den Rundfunk-Gebühren befreit.</text:p>
          </table:table-cell>
        </table:table-row>
        <table:table-row table:style-name="ro1">
          <table:table-cell office:value-type="string">
            <text:p>befriedigend</text:p>
          </table:table-cell>
          <table:table-cell office:value-type="string">
            <text:p>satisfactorio,≈ bien</text:p>
          </table:table-cell>
          <table:table-cell office:value-type="string">
            <text:p>OTHER</text:p>
          </table:table-cell>
          <table:table-cell office:value-type="string">
            <text:p>Das Ergebnis ist befriedigend.</text:p>
          </table:table-cell>
        </table:table-row>
        <table:table-row table:style-name="ro1">
          <table:table-cell office:value-type="string">
            <text:p>begeistert</text:p>
          </table:table-cell>
          <table:table-cell office:value-type="string">
            <text:p>entusiasmado con/por</text:p>
          </table:table-cell>
          <table:table-cell office:value-type="string">
            <text:p>OTHER</text:p>
          </table:table-cell>
          <table:table-cell office:value-type="string">
            <text:p>Es war ein tolles Konzert. Ich bin begeistert.</text:p>
          </table:table-cell>
        </table:table-row>
        <table:table-row table:style-name="ro1">
          <table:table-cell office:value-type="string">
            <text:p>begrenzt</text:p>
          </table:table-cell>
          <table:table-cell office:value-type="string">
            <text:p>limitado</text:p>
          </table:table-cell>
          <table:table-cell office:value-type="string">
            <text:p>OTHER</text:p>
          </table:table-cell>
          <table:table-cell office:value-type="string">
            <text:p>Die Teilnehmerzahl ist auf zwölf begrenzt.</text:p>
          </table:table-cell>
        </table:table-row>
        <table:table-row table:style-name="ro1">
          <table:table-cell office:value-type="string">
            <text:p>bei</text:p>
          </table:table-cell>
          <table:table-cell office:value-type="string">
            <text:p>cerca de, junto a,en,en casa de, con,encima,durante, en,con,en caso de</text:p>
          </table:table-cell>
          <table:table-cell office:value-type="string">
            <text:p>OTHER</text:p>
          </table:table-cell>
          <table:table-cell office:value-type="string">
            <text:p>1. Potsdam liegt bei Berlin. 2. Ich wohne bei meinen Eltern. 3. Bei uns ist das anders als bei euch. Wir essen kein Fleisch. 4. Ich habe kein Geld bei mir. 5. Wir wollen euch nicht beim Essen stören.</text:p>
          </table:table-cell>
        </table:table-row>
        <table:table-row table:style-name="ro1">
          <table:table-cell office:value-type="string">
            <text:p>beid-</text:p>
          </table:table-cell>
          <table:table-cell/>
          <table:table-cell office:value-type="string">
            <text:p>OTHER</text:p>
          </table:table-cell>
          <table:table-cell office:value-type="string">
            <text:p>1. Beide waren mit meinem Vorschlag einverstanden. 2. Beide Eltern sind berufstätig. 3. Welche Bluse nehmen Sie?– Ich nehme beide. </text:p>
          </table:table-cell>
        </table:table-row>
        <table:table-row table:style-name="ro1">
          <table:table-cell office:value-type="string">
            <text:p>zum Beispiel</text:p>
          </table:table-cell>
          <table:table-cell/>
          <table:table-cell office:value-type="string">
            <text:p>OTHER</text:p>
          </table:table-cell>
          <table:table-cell office:value-type="string">
            <text:p>1. Mein Freund hat viele Hobbys wie zum Beispiel Kochen, Tanzen, Fußballspielen.2. Ich muss oft überstunden machen, zum Beispiel am Wochenende.</text:p>
          </table:table-cell>
        </table:table-row>
        <table:table-row table:style-name="ro2">
          <table:table-cell office:value-type="string">
            <text:p>bekannt</text:p>
          </table:table-cell>
          <table:table-cell office:value-type="string">
            <text:p>conocido,popular,sabido,famoso por</text:p>
          </table:table-cell>
          <table:table-cell office:value-type="string">
            <text:p>OTHER</text:p>
          </table:table-cell>
          <table:table-cell office:value-type="string">
            <text:p>1. Ein Großonkel von mir ist ein bekannter Politiker.</text:p>
            <text:p>2. Dieses Lied ist sehr bekannt.</text:p>
          </table:table-cell>
        </table:table-row>
        <table:table-row table:style-name="ro1">
          <table:table-cell office:value-type="string">
            <text:p>beliebt</text:p>
          </table:table-cell>
          <table:table-cell office:value-type="string">
            <text:p>estimado, apreciado,solicitado,popular</text:p>
          </table:table-cell>
          <table:table-cell office:value-type="string">
            <text:p>OTHER</text:p>
          </table:table-cell>
          <table:table-cell office:value-type="string">
            <text:p>Dieses Spiel ist bei Jugendlichen sehr beliebt.</text:p>
          </table:table-cell>
        </table:table-row>
        <table:table-row table:style-name="ro1">
          <table:table-cell office:value-type="string">
            <text:p>bequem</text:p>
          </table:table-cell>
          <table:table-cell office:value-type="string">
            <text:p>cómodo, confortable,perezoso,comodón</text:p>
          </table:table-cell>
          <table:table-cell office:value-type="string">
            <text:p>OTHER</text:p>
          </table:table-cell>
          <table:table-cell office:value-type="string">
            <text:p>1. Meine Kinder ziehen am liebsten bequeme Sachen an.2. Im Supermarkt einkaufen ist sehr bequem.3. Diesen Sessel finde ich sehr bequem.</text:p>
          </table:table-cell>
        </table:table-row>
        <table:table-row table:style-name="ro1">
          <table:table-cell office:value-type="string">
            <text:p>berechtigt</text:p>
          </table:table-cell>
          <table:table-cell office:value-type="string">
            <text:p>habilitado para,autorizado para,fundado,justificado</text:p>
          </table:table-cell>
          <table:table-cell office:value-type="string">
            <text:p>OTHER</text:p>
          </table:table-cell>
          <table:table-cell office:value-type="string">
            <text:p>Sie sind berechtigt, Wohngeld zu beantragen.</text:p>
          </table:table-cell>
        </table:table-row>
        <table:table-row table:style-name="ro1">
          <table:table-cell office:value-type="string">
            <text:p>berühmt</text:p>
          </table:table-cell>
          <table:table-cell office:value-type="string">
            <text:p>famoso por,célebre por</text:p>
          </table:table-cell>
          <table:table-cell office:value-type="string">
            <text:p>OTHER</text:p>
          </table:table-cell>
          <table:table-cell office:value-type="string">
            <text:p>Michael Schumacher war ein berühmter Rennfahrer.</text:p>
          </table:table-cell>
        </table:table-row>
        <table:table-row table:style-name="ro1">
          <table:table-cell office:value-type="string">
            <text:p>Bescheid sagen </text:p>
          </table:table-cell>
          <table:table-cell/>
          <table:table-cell office:value-type="string">
            <text:p>OTHER</text:p>
          </table:table-cell>
          <table:table-cell office:value-type="string">
            <text:p>Ich erkundige mich nach den Terminen und sage Ihnen dann Bescheid.</text:p>
          </table:table-cell>
        </table:table-row>
        <table:table-row table:style-name="ro1">
          <table:table-cell office:value-type="string">
            <text:p>Bescheid geben</text:p>
          </table:table-cell>
          <table:table-cell/>
          <table:table-cell office:value-type="string">
            <text:p>OTHER</text:p>
          </table:table-cell>
          <table:table-cell office:value-type="string">
            <text:p>Kannst du mir bis morgen Bescheid geben?</text:p>
          </table:table-cell>
        </table:table-row>
        <table:table-row table:style-name="ro1">
          <table:table-cell office:value-type="string">
            <text:p>besonder-</text:p>
          </table:table-cell>
          <table:table-cell/>
          <table:table-cell office:value-type="string">
            <text:p>OTHER</text:p>
          </table:table-cell>
          <table:table-cell office:value-type="string">
            <text:p>Meine Eltern wollten uns mit dieser Reise eine ganz besondere Freude machen.</text:p>
          </table:table-cell>
        </table:table-row>
        <table:table-row table:style-name="ro1">
          <table:table-cell office:value-type="string">
            <text:p>bestimmt</text:p>
          </table:table-cell>
          <table:table-cell office:value-type="string">
            <text:p>determinado,seguro, concreto,decidido, enérgico,impositivo CSur,seguro, seguramente</text:p>
          </table:table-cell>
          <table:table-cell office:value-type="string">
            <text:p>OTHER</text:p>
          </table:table-cell>
          <table:table-cell office:value-type="string">
            <text:p>1. Das hat Nancy bestimmt nicht so gemeint. 2. Möchtest du ein bestimmtes Brot?</text:p>
          </table:table-cell>
        </table:table-row>
        <table:table-row table:style-name="ro1">
          <table:table-cell office:value-type="string">
            <text:p>betrunken</text:p>
          </table:table-cell>
          <table:table-cell office:value-type="string">
            <text:p>borracho,bebido</text:p>
          </table:table-cell>
          <table:table-cell office:value-type="string">
            <text:p>OTHER</text:p>
          </table:table-cell>
          <table:table-cell office:value-type="string">
            <text:p>1. Wir wollten uns neue Betten kaufen. 2. Solange Sie Fieber haben, müssen Sie im Bett bleiben.</text:p>
          </table:table-cell>
        </table:table-row>
        <table:table-row table:style-name="ro1">
          <table:table-cell office:value-type="string">
            <text:p>billig </text:p>
          </table:table-cell>
          <table:table-cell office:value-type="string">
            <text:p>barato,poco convincente,justo</text:p>
          </table:table-cell>
          <table:table-cell office:value-type="string">
            <text:p>OTHER</text:p>
          </table:table-cell>
          <table:table-cell office:value-type="string">
            <text:p>Dieses Buch ist nicht ganz billig.</text:p>
          </table:table-cell>
        </table:table-row>
        <table:table-row table:style-name="ro1">
          <table:table-cell office:value-type="string">
            <text:p>bio(logisch)</text:p>
          </table:table-cell>
          <table:table-cell/>
          <table:table-cell office:value-type="string">
            <text:p>OTHER</text:p>
          </table:table-cell>
          <table:table-cell office:value-type="string">
            <text:p>Biologische Lebensmittel gibt es jetzt auch im Supermarkt.</text:p>
          </table:table-cell>
        </table:table-row>
        <table:table-row table:style-name="ro1">
          <table:table-cell office:value-type="string">
            <text:p>bis</text:p>
          </table:table-cell>
          <table:table-cell office:value-type="string">
            <text:p>hasta,de... a..., entre... y...,hasta +inf,hasta que +subj,bis,wiederholen,noch einmal,Wiederholung f,da capo,zweimal</text:p>
          </table:table-cell>
          <table:table-cell office:value-type="string">
            <text:p>OTHER</text:p>
          </table:table-cell>
          <table:table-cell office:value-type="string">
            <text:p>1. Die Linie 8 fährt nur bis zum Hauptbahnhof. 2. Bis wann können Sie bleiben? 3. Tschüs. Bis gleich! 4. Einige Züge hatten bis zu zwei Stunden Verspätung. 5. Für die Renovierung brauchen wir drei bis vier Tage. 6. Warte hier, bis ich zurückkomme.</text:p>
          </table:table-cell>
        </table:table-row>
        <table:table-row table:style-name="ro1">
          <table:table-cell office:value-type="string">
            <text:p>ein bisschen</text:p>
          </table:table-cell>
          <table:table-cell/>
          <table:table-cell office:value-type="string">
            <text:p>OTHER</text:p>
          </table:table-cell>
          <table:table-cell office:value-type="string">
            <text:p>1. Wenn Sie ein bisschen warten, können wir zusammen gehen. 2. Möchten Sie noch ein bisschen Reis? 3. Können Sie bitte ein bisschen lauter sprechen? 4. Sprechen Sie Englisch? – Ein bisschen. Darf ich Sie bitten, kurz zuzuhören?</text:p>
          </table:table-cell>
        </table:table-row>
        <table:table-row table:style-name="ro1">
          <table:table-cell office:value-type="string">
            <text:p>bitte</text:p>
          </table:table-cell>
          <table:table-cell office:value-type="string">
            <text:p>por favor</text:p>
          </table:table-cell>
          <table:table-cell office:value-type="string">
            <text:p>OTHER</text:p>
          </table:table-cell>
          <table:table-cell office:value-type="string">
            <text:p>Hast du Zucker? Der Tee ist sehr bitter.</text:p>
          </table:table-cell>
        </table:table-row>
        <table:table-row table:style-name="ro1">
          <table:table-cell office:value-type="string">
            <text:p>bitter </text:p>
          </table:table-cell>
          <table:table-cell office:value-type="string">
            <text:p>amargo,intenso, fuerte,grande</text:p>
          </table:table-cell>
          <table:table-cell office:value-type="string">
            <text:p>OTHER</text:p>
          </table:table-cell>
          <table:table-cell office:value-type="string">
            <text:p>Du siehst ganz blass aus. Bist du krank?</text:p>
          </table:table-cell>
        </table:table-row>
        <table:table-row table:style-name="ro1">
          <table:table-cell office:value-type="string">
            <text:p>blass </text:p>
          </table:table-cell>
          <table:table-cell office:value-type="string">
            <text:p>pálido,niste Nic,blanquecino</text:p>
          </table:table-cell>
          <table:table-cell office:value-type="string">
            <text:p>OTHER</text:p>
          </table:table-cell>
          <table:table-cell office:value-type="string">
            <text:p>1. Die Bäume bekommen schon gelbe Blätter.</text:p>
          </table:table-cell>
        </table:table-row>
        <table:table-row table:style-name="ro1">
          <table:table-cell office:value-type="string">
            <text:p>blau</text:p>
          </table:table-cell>
          <table:table-cell office:value-type="string">
            <text:p>azul,amoratado,lívido elev,borracho, como una cuba,bolo AmC</text:p>
          </table:table-cell>
          <table:table-cell office:value-type="string">
            <text:p>OTHER</text:p>
          </table:table-cell>
          <table:table-cell office:value-type="string">
            <text:p>1. Ich bleibe heute zu Hause. 2. Im Juni und Juli bleibt</text:p>
          </table:table-cell>
        </table:table-row>
        <table:table-row table:style-name="ro1">
          <table:table-cell office:value-type="string">
            <text:p>blond</text:p>
          </table:table-cell>
          <table:table-cell office:value-type="string">
            <text:p>rubio</text:p>
          </table:table-cell>
          <table:table-cell office:value-type="string">
            <text:p>OTHER</text:p>
          </table:table-cell>
          <table:table-cell office:value-type="string">
            <text:p>1. Mein Sohn ist blond. 2. Nina hat lange blonde Haare.</text:p>
          </table:table-cell>
        </table:table-row>
        <table:table-row table:style-name="ro1">
          <table:table-cell office:value-type="string">
            <text:p>bloß</text:p>
          </table:table-cell>
          <table:table-cell office:value-type="string">
            <text:p>descubierto,desnudo,puro, mero,únicamente, sólo</text:p>
          </table:table-cell>
          <table:table-cell office:value-type="string">
            <text:p>OTHER</text:p>
          </table:table-cell>
          <table:table-cell office:value-type="string">
            <text:p>1. Ich möchte nichts kaufen. Ich möchte mich bloß umsehen. 2. Komm bloß nicht zu spät. Wir müssen pünktlich am Bahnhof sein.3. Ach, wenn ich bloß mehr verdienen würde!</text:p>
          </table:table-cell>
        </table:table-row>
        <table:table-row table:style-name="ro1">
          <table:table-cell office:value-type="string">
            <text:p>böse</text:p>
          </table:table-cell>
          <table:table-cell office:value-type="string">
            <text:p>malo,enfadado con con,enojado con con,maleducado,grave,perniciosa,malvado,mal,mucho</text:p>
          </table:table-cell>
          <table:table-cell office:value-type="string">
            <text:p>OTHER</text:p>
          </table:table-cell>
          <table:table-cell office:value-type="string">
            <text:p>1. Ich habe das Buch leider vergessen. Hoffentlich bist du mir nicht böse. 2. Mach nicht so ein böses Gesicht! 3. Ich bin böse auf dich, du hast schon wieder deine Hausaufgaben nicht gemacht. 4. Zeig mal! Du hast dich verletzt? Das sieht aber böse aus.</text:p>
          </table:table-cell>
        </table:table-row>
        <table:table-row table:style-name="ro1">
          <table:table-cell office:value-type="string">
            <text:p>braun</text:p>
          </table:table-cell>
          <table:table-cell office:value-type="string">
            <text:p>marrón,pancho Chil,castaño,oscuro,moreno, bronceado,nacionalsocialista, nazi</text:p>
          </table:table-cell>
          <table:table-cell office:value-type="string">
            <text:p>OTHER</text:p>
          </table:table-cell>
          <table:table-cell office:value-type="string">
            <text:p>1. Meine Frau hat braune Augen. 2. Sind Sie im Urlaub aber braun geworden!</text:p>
          </table:table-cell>
        </table:table-row>
        <table:table-row table:style-name="ro3">
          <table:table-cell office:value-type="string">
            <text:p>da</text:p>
          </table:table-cell>
          <table:table-cell office:value-type="string">
            <text:p>allí, allá,ahí, aquí,entonces,en este caso,ya que, puesto que,dado que, debido a que,como,cuando</text:p>
          </table:table-cell>
          <table:table-cell office:value-type="string">
            <text:p>OTHER</text:p>
          </table:table-cell>
          <table:table-cell office:value-type="string">
            <text:p>1. Da drüben ist ein Getränkeautomat. 2. Was Sie da sagen, ist richtig. 3. Ich wollte gerade einparken. Da kam</text:p>
            <text:p>ein Wagen rückwärts aus der Einfahrt. 4. Wir haben schon geschlossen.</text:p>
            <text:p>– Da kann man nichts machen. 5. Da Sie keinen Mitgliedsausweis</text:p>
            <text:p>haben, ist es etwas teurer. 6. Wir haben gerade über dich gesprochen. Da bist du ja.</text:p>
            <text:p>7. Welche Bluse nehmen Sie? – Die da.</text:p>
          </table:table-cell>
        </table:table-row>
        <table:table-row table:style-name="ro1">
          <table:table-cell office:value-type="string">
            <text:p>da sein</text:p>
          </table:table-cell>
          <table:table-cell/>
          <table:table-cell office:value-type="string">
            <text:p>OTHER</text:p>
          </table:table-cell>
          <table:table-cell office:value-type="string">
            <text:p>Ist Herr Klein schon da?</text:p>
          </table:table-cell>
        </table:table-row>
        <table:table-row table:style-name="ro1">
          <table:table-cell office:value-type="string">
            <text:p>dabei sein </text:p>
          </table:table-cell>
          <table:table-cell/>
          <table:table-cell office:value-type="string">
            <text:p>OTHER</text:p>
          </table:table-cell>
          <table:table-cell office:value-type="string">
            <text:p>Schön, dass du da bist. Ist deine Tochter auch dabei?</text:p>
          </table:table-cell>
        </table:table-row>
        <table:table-row table:style-name="ro1">
          <table:table-cell office:value-type="string">
            <text:p>dafür sein</text:p>
          </table:table-cell>
          <table:table-cell/>
          <table:table-cell office:value-type="string">
            <text:p>OTHER</text:p>
          </table:table-cell>
          <table:table-cell office:value-type="string">
            <text:p>Ich bin dafür, dass wir möglichst früh losfahren.</text:p>
          </table:table-cell>
        </table:table-row>
        <table:table-row table:style-name="ro1">
          <table:table-cell office:value-type="string">
            <text:p>dagegen sein</text:p>
          </table:table-cell>
          <table:table-cell/>
          <table:table-cell office:value-type="string">
            <text:p>OTHER</text:p>
          </table:table-cell>
          <table:table-cell office:value-type="string">
            <text:p>Ich bin dagegen, dass meine Kinder rauchen.</text:p>
          </table:table-cell>
        </table:table-row>
        <table:table-row table:style-name="ro1">
          <table:table-cell office:value-type="string">
            <text:p>damit</text:p>
          </table:table-cell>
          <table:table-cell office:value-type="string">
            <text:p>con ello,para +inf,para que +subj</text:p>
          </table:table-cell>
          <table:table-cell office:value-type="string">
            <text:p>OTHER</text:p>
          </table:table-cell>
          <table:table-cell office:value-type="string">
            <text:p>1. Mach schnell, damit wir nicht zu spät kommen. 2. Was macht man mit diesem Ding? Damit kann man Dosen aufmachen.</text:p>
          </table:table-cell>
        </table:table-row>
        <table:table-row table:style-name="ro1">
          <table:table-cell office:value-type="string">
            <text:p>danke</text:p>
          </table:table-cell>
          <table:table-cell office:value-type="string">
            <text:p>¡gracias!</text:p>
          </table:table-cell>
          <table:table-cell office:value-type="string">
            <text:p>OTHER</text:p>
          </table:table-cell>
          <table:table-cell office:value-type="string">
            <text:p>1. Soll ich Ihnen helfen? – Nein, danke, nicht nötig. 2. Guten Appetit! – Danke gleichfalls.</text:p>
          </table:table-cell>
        </table:table-row>
        <table:table-row table:style-name="ro1">
          <table:table-cell office:value-type="string">
            <text:p>dann</text:p>
          </table:table-cell>
          <table:table-cell office:value-type="string">
            <text:p>luego, más tarde,entonces,en aquel momento,luego, además,entonces, en este caso</text:p>
          </table:table-cell>
          <table:table-cell office:value-type="string">
            <text:p>OTHER</text:p>
          </table:table-cell>
          <table:table-cell office:value-type="string">
            <text:p>1. Ich muss noch schnell zur Post, dann komme ich. 2. Wir waren pünktlich am Bahnhof. Aber dann hatte der Zug Verspätung. 3. Ich habe im Moment sehr viel zu tun. – Dann will ich nicht länger stören. 4. Wenn es nicht regnet, dann kommen wir. 5. Noch ein Jahr, dann bin ich mit meiner Ausbildung fertig.</text:p>
          </table:table-cell>
        </table:table-row>
        <table:table-row table:style-name="ro1">
          <table:table-cell office:value-type="string">
            <text:p>dass</text:p>
          </table:table-cell>
          <table:table-cell office:value-type="string">
            <text:p>que</text:p>
          </table:table-cell>
          <table:table-cell office:value-type="string">
            <text:p>OTHER</text:p>
          </table:table-cell>
          <table:table-cell office:value-type="string">
            <text:p>Rico hat mir gesagt, dass er auch zur Party kommt.</text:p>
          </table:table-cell>
        </table:table-row>
        <table:table-row table:style-name="ro1">
          <table:table-cell office:value-type="string">
            <text:p>denn</text:p>
          </table:table-cell>
          <table:table-cell office:value-type="string">
            <text:p>pues,pues, puesto que, porque,que</text:p>
          </table:table-cell>
          <table:table-cell office:value-type="string">
            <text:p>OTHER</text:p>
          </table:table-cell>
          <table:table-cell office:value-type="string">
            <text:p>1. Sie müssen gut Deutsch können. Denn bei der Arbeit müssen Sie mit deutschen Kunden sprechen. 2. Wie ist das Spiel denn ausgegangen?</text:p>
          </table:table-cell>
        </table:table-row>
        <table:table-row table:style-name="ro1">
          <table:table-cell office:value-type="string">
            <text:p>je ... desto</text:p>
          </table:table-cell>
          <table:table-cell/>
          <table:table-cell office:value-type="string">
            <text:p>OTHER</text:p>
          </table:table-cell>
          <table:table-cell office:value-type="string">
            <text:p>Je schneller wir arbeiten, desto früher sind wir zu Hause.</text:p>
          </table:table-cell>
        </table:table-row>
        <table:table-row table:style-name="ro1">
          <table:table-cell office:value-type="string">
            <text:p>deswegen</text:p>
          </table:table-cell>
          <table:table-cell/>
          <table:table-cell office:value-type="string">
            <text:p>OTHER</text:p>
          </table:table-cell>
          <table:table-cell office:value-type="string">
            <text:p>Ich habe falsch geparkt. Deswegen habe ich einen Strafzettel bekommen.</text:p>
          </table:table-cell>
        </table:table-row>
        <table:table-row table:style-name="ro1">
          <table:table-cell office:value-type="string">
            <text:p>deutlich </text:p>
          </table:table-cell>
          <table:table-cell office:value-type="string">
            <text:p>claro,legible,nítido,obvio,notorio,claramente,notablemente,notoriamente,visiblemente</text:p>
          </table:table-cell>
          <table:table-cell office:value-type="string">
            <text:p>OTHER</text:p>
          </table:table-cell>
          <table:table-cell office:value-type="string">
            <text:p>Schreiben Sie bitte deutlich!</text:p>
          </table:table-cell>
        </table:table-row>
        <table:table-row table:style-name="ro1">
          <table:table-cell office:value-type="string">
            <text:p>dicht </text:p>
          </table:table-cell>
          <table:table-cell office:value-type="string">
            <text:p>denso,espeso,tupido,cerrado,hermético,impermeable,a punto de llegar,densamente</text:p>
          </table:table-cell>
          <table:table-cell office:value-type="string">
            <text:p>OTHER</text:p>
          </table:table-cell>
          <table:table-cell office:value-type="string">
            <text:p>Unsere Fenster sind nicht dicht. Es zieht immer.</text:p>
          </table:table-cell>
        </table:table-row>
        <table:table-row table:style-name="ro1">
          <table:table-cell office:value-type="string">
            <text:p>dick </text:p>
          </table:table-cell>
          <table:table-cell office:value-type="string">
            <text:p>gordo,grueso,obeso,voluminoso,bastante,fuerte,hinchado,abotargado,espeso,denso,del alma,muy,mucho</text:p>
          </table:table-cell>
          <table:table-cell office:value-type="string">
            <text:p>OTHER</text:p>
          </table:table-cell>
          <table:table-cell office:value-type="string">
            <text:p>1. Ich bin zu dick. Ich muss weniger essen. 2. Die Wände sind hier sehr dick.</text:p>
          </table:table-cell>
        </table:table-row>
        <table:table-row table:style-name="ro1">
          <table:table-cell office:value-type="string">
            <text:p>dies- </text:p>
          </table:table-cell>
          <table:table-cell/>
          <table:table-cell office:value-type="string">
            <text:p>OTHER</text:p>
          </table:table-cell>
          <table:table-cell office:value-type="string">
            <text:p>1. Wohin fährst du dieses Jahr in Urlaub? 2. Welche Hose nehmen Sie? – Diese hier.</text:p>
          </table:table-cell>
        </table:table-row>
        <table:table-row table:style-name="ro1">
          <table:table-cell office:value-type="string">
            <text:p>digital</text:p>
          </table:table-cell>
          <table:table-cell office:value-type="string">
            <text:p>digital,Finger-,Fingerhut m,Digitalis f</text:p>
          </table:table-cell>
          <table:table-cell office:value-type="string">
            <text:p>OTHER</text:p>
          </table:table-cell>
          <table:table-cell office:value-type="string">
            <text:p>Ich habe eine Digitaluhr gekauft. Die geht genauer als die anderen.</text:p>
          </table:table-cell>
        </table:table-row>
        <table:table-row table:style-name="ro1">
          <table:table-cell office:value-type="string">
            <text:p>direkt</text:p>
          </table:table-cell>
          <table:table-cell office:value-type="string">
            <text:p>directo,sin rodeos,inmediato, directo,derecho,enseguida, directamente,realmente</text:p>
          </table:table-cell>
          <table:table-cell office:value-type="string">
            <text:p>OTHER</text:p>
          </table:table-cell>
          <table:table-cell office:value-type="string">
            <text:p>1. Wir liefern Ihnen die Waren direkt ins Haus. 2. Das Dorf liegt direkt an der Autobahn. 3. Gibt es keinen direkten Zug nach Hamburg? 4. Sie übertragen das Fußballspiel direkt.</text:p>
          </table:table-cell>
        </table:table-row>
        <table:table-row table:style-name="ro1">
          <table:table-cell office:value-type="string">
            <text:p>doch</text:p>
          </table:table-cell>
          <table:table-cell office:value-type="string">
            <text:p>sin embargo, a pesar de todo,pero,pues,sí,claro que sí,sí que,pero, pues,no es así,verdad,mas</text:p>
          </table:table-cell>
          <table:table-cell office:value-type="string">
            <text:p>OTHER</text:p>
          </table:table-cell>
          <table:table-cell office:value-type="string">
            <text:p>1. Isst du kein Fleisch? – Doch, manchmal schon. 2. Ich habe es mir anders überlegt. Ich komme doch mit in die Stadt. 3. Ihr kommt doch heute Abend? 4. Komm doch mal auf ein Bier vorbei! 5. Fragen Sie doch Herrn Müller, der ist Computerspezialist. 6. Ach, wenn doch schon Sonntag wäre!</text:p>
          </table:table-cell>
        </table:table-row>
        <table:table-row table:style-name="ro1">
          <table:table-cell office:value-type="string">
            <text:p>doppelt</text:p>
          </table:table-cell>
          <table:table-cell office:value-type="string">
            <text:p>doble,repetido, dos veces</text:p>
          </table:table-cell>
          <table:table-cell office:value-type="string">
            <text:p>OTHER</text:p>
          </table:table-cell>
          <table:table-cell office:value-type="string">
            <text:p>Das Buch habe ich doppelt.</text:p>
          </table:table-cell>
        </table:table-row>
        <table:table-row table:style-name="ro1">
          <table:table-cell office:value-type="string">
            <text:p>dringend</text:p>
          </table:table-cell>
          <table:table-cell office:value-type="string">
            <text:p>urgente, apremiante,enérgico</text:p>
          </table:table-cell>
          <table:table-cell office:value-type="string">
            <text:p>OTHER</text:p>
          </table:table-cell>
          <table:table-cell office:value-type="string">
            <text:p>1. Ich muss dich dringend sprechen. 2. Ich erwarte einen dringenden Anruf. 3. Bitte kommen Sie schnell. Es ist dringend.</text:p>
          </table:table-cell>
        </table:table-row>
        <table:table-row table:style-name="ro1">
          <table:table-cell office:value-type="string">
            <text:p>dunkel</text:p>
          </table:table-cell>
          <table:table-cell office:value-type="string">
            <text:p>oscuro,bajo,grave,vago,misterioso, enigmático,sospechoso, oscuro</text:p>
          </table:table-cell>
          <table:table-cell office:value-type="string">
            <text:p>OTHER</text:p>
          </table:table-cell>
          <table:table-cell office:value-type="string">
            <text:p>1. Um sechs Uhr ist es schon dunkel. 2. Warum machst du kein Licht an? Hier ist es so dunkel. 3. Meine Schwester hat dunkle Haare. 4. Ich habe mir eine dunkelblaue Bluse gekauft.</text:p>
          </table:table-cell>
        </table:table-row>
        <table:table-row table:style-name="ro1">
          <table:table-cell office:value-type="string">
            <text:p>durch</text:p>
          </table:table-cell>
          <table:table-cell office:value-type="string">
            <text:p>por,a través de,por (medio de),a causa de, por,durante,dividido por</text:p>
          </table:table-cell>
          <table:table-cell office:value-type="string">
            <text:p>OTHER</text:p>
          </table:table-cell>
          <table:table-cell office:value-type="string">
            <text:p>1. Wir sind mit dem Fahrrad durch den Wald gefahren. 2. Wenn Sie zum Bahnhof gehen, kommen Sie durch die Goethestraße. 3. Wir haben den ganzen Mai durch geheizt. 4. Wir haben unsere Wohnung durch einen Makler bekommen.</text:p>
          </table:table-cell>
        </table:table-row>
        <table:table-row table:style-name="ro1">
          <table:table-cell office:value-type="string">
            <text:p>durcheinander</text:p>
          </table:table-cell>
          <table:table-cell office:value-type="string">
            <text:p>revuelto, mezclado,confuso, turbado</text:p>
          </table:table-cell>
          <table:table-cell office:value-type="string">
            <text:p>OTHER</text:p>
          </table:table-cell>
          <table:table-cell office:value-type="string">
            <text:p>1. Alle meine Sachen sind durcheinan- der. Ich finde nichts mehr. 2. Bitte redet nicht alle durcheinander. Sonst verstehe ich nichts.</text:p>
          </table:table-cell>
        </table:table-row>
        <table:table-row table:style-name="ro1">
          <table:table-cell office:value-type="string">
            <text:p>durchschnittlich</text:p>
          </table:table-cell>
          <table:table-cell office:value-type="string">
            <text:p>medio,promedio,mediano,común, corriente,por término medio</text:p>
          </table:table-cell>
          <table:table-cell office:value-type="string">
            <text:p>OTHER</text:p>
          </table:table-cell>
          <table:table-cell office:value-type="string">
            <text:p>1. Die Preise sind im letzten Jahr um durchschnittlich 6 % gestiegen. 2. In Deutsch ist Ihr Sohn sehr gut, aber in Mathematik sind seine Leistungen nur durchschnittlich.</text:p>
          </table:table-cell>
        </table:table-row>
        <table:table-row table:style-name="ro1">
          <table:table-cell office:value-type="string">
            <text:p>eben</text:p>
          </table:table-cell>
          <table:table-cell office:value-type="string">
            <text:p>raso, llano,liso,en este momento, ahora mismo,hace un instante [oder momento],un momento,justo</text:p>
          </table:table-cell>
          <table:table-cell office:value-type="string">
            <text:p>OTHER</text:p>
          </table:table-cell>
          <table:table-cell office:value-type="string">
            <text:p>1. Ich bin eben erst angekommen. 2. Ich gebe auf. Ich habe eben kein Glück!</text:p>
          </table:table-cell>
        </table:table-row>
        <table:table-row table:style-name="ro1">
          <table:table-cell office:value-type="string">
            <text:p>ebenfalls</text:p>
          </table:table-cell>
          <table:table-cell office:value-type="string">
            <text:p>igualmente, asimismo</text:p>
          </table:table-cell>
          <table:table-cell office:value-type="string">
            <text:p>OTHER</text:p>
          </table:table-cell>
          <table:table-cell office:value-type="string">
            <text:p>Ich wünsche Ihnen ein schönes Wochenende. – Danke, ebenfalls.</text:p>
          </table:table-cell>
        </table:table-row>
        <table:table-row table:style-name="ro1">
          <table:table-cell office:value-type="string">
            <text:p>echt</text:p>
          </table:table-cell>
          <table:table-cell office:value-type="string">
            <text:p>auténtico,natural,original,verdadero,real,típico,genuino,sólido,propio,puro,realmente</text:p>
          </table:table-cell>
          <table:table-cell office:value-type="string">
            <text:p>OTHER</text:p>
          </table:table-cell>
          <table:table-cell office:value-type="string">
            <text:p>1. Ich träume von einem echten Perserteppich. 2. Der Film war echt gut.</text:p>
          </table:table-cell>
        </table:table-row>
        <table:table-row table:style-name="ro1">
          <table:table-cell office:value-type="string">
            <text:p>eher</text:p>
          </table:table-cell>
          <table:table-cell office:value-type="string">
            <text:p>antes que,más temprano,más bien</text:p>
          </table:table-cell>
          <table:table-cell office:value-type="string">
            <text:p>OTHER</text:p>
          </table:table-cell>
          <table:table-cell office:value-type="string">
            <text:p>1. Ich stehe meist eher auf als mein Mann. 2. Michael sieht gerne Serien, ich mag eher Krimis.</text:p>
          </table:table-cell>
        </table:table-row>
        <table:table-row table:style-name="ro1">
          <table:table-cell office:value-type="string">
            <text:p>eigentlich</text:p>
          </table:table-cell>
          <table:table-cell office:value-type="string">
            <text:p>verdadero, real,original,realmente, en realidad,en el fondo, a decir verdad</text:p>
          </table:table-cell>
          <table:table-cell office:value-type="string">
            <text:p>OTHER</text:p>
          </table:table-cell>
          <table:table-cell office:value-type="string">
            <text:p>1. Wir wollten eigentlich Freunde besuchen, aber dann sind wir doch zu Hause geblieben. 2. Die Sängerin nennt sich Arabella. Aber eigentlich heißt sie Uschi Müller. 3. Was willst du eigentlich von mir?</text:p>
          </table:table-cell>
        </table:table-row>
        <table:table-row table:style-name="ro2">
          <table:table-cell office:value-type="string">
            <text:p>ein-</text:p>
          </table:table-cell>
          <table:table-cell/>
          <table:table-cell office:value-type="string">
            <text:p>OTHER</text:p>
          </table:table-cell>
          <table:table-cell office:value-type="string">
            <text:p>1. Ich nehme ein Bier. Willst du auch eins?</text:p>
            <text:p>2. Ist hier einer, der Spanisch kann?</text:p>
          </table:table-cell>
        </table:table-row>
        <table:table-row table:style-name="ro1">
          <table:table-cell office:value-type="string">
            <text:p>einfach</text:p>
          </table:table-cell>
          <table:table-cell office:value-type="string">
            <text:p>simple, sencillo,sencillo, fácil,modesto, sencillo,simplemente,sencillamente</text:p>
          </table:table-cell>
          <table:table-cell office:value-type="string">
            <text:p>OTHER</text:p>
          </table:table-cell>
          <table:table-cell office:value-type="string">
            <text:p>1. Hin und zurück? – Nein, bitte nur einfach.2. Ich verstehe das nicht. Kannst du das bitte einfacher sagen?3. Wir haben am Wochenende einen Ausflug gemacht. Es war einfach toll.</text:p>
          </table:table-cell>
        </table:table-row>
        <table:table-row table:style-name="ro1">
          <table:table-cell office:value-type="string">
            <text:p>einschließlich</text:p>
          </table:table-cell>
          <table:table-cell office:value-type="string">
            <text:p>inclusive,inclusive, incluido</text:p>
          </table:table-cell>
          <table:table-cell office:value-type="string">
            <text:p>OTHER</text:p>
          </table:table-cell>
          <table:table-cell office:value-type="string">
            <text:p>Alles zusammen kostet 200 Euro einschließlich Fahrtkosten.</text:p>
          </table:table-cell>
        </table:table-row>
        <table:table-row table:style-name="ro1">
          <table:table-cell office:value-type="string">
            <text:p>einzeln</text:p>
          </table:table-cell>
          <table:table-cell office:value-type="string">
            <text:p>por separado, uno por uno</text:p>
          </table:table-cell>
          <table:table-cell office:value-type="string">
            <text:p>OTHER</text:p>
          </table:table-cell>
          <table:table-cell office:value-type="string">
            <text:p>1. Dieses Mineralwasser gibt es nur im Kasten, nicht einzeln.2. Die Schüler mussten einzeln zum Direktor kommen.</text:p>
          </table:table-cell>
        </table:table-row>
        <table:table-row table:style-name="ro1">
          <table:table-cell office:value-type="string">
            <text:p>Elektro-</text:p>
          </table:table-cell>
          <table:table-cell/>
          <table:table-cell office:value-type="string">
            <text:p>OTHER</text:p>
          </table:table-cell>
          <table:table-cell office:value-type="string">
            <text:p>z. B. Elektrogeschäft, Elektro- ingenieur, Elektroherd</text:p>
          </table:table-cell>
        </table:table-row>
        <table:table-row table:style-name="ro1">
          <table:table-cell office:value-type="string">
            <text:p>endlich</text:p>
          </table:table-cell>
          <table:table-cell office:value-type="string">
            <text:p>limitado,finito,por fin, finalmente</text:p>
          </table:table-cell>
          <table:table-cell office:value-type="string">
            <text:p>OTHER</text:p>
          </table:table-cell>
          <table:table-cell office:value-type="string">
            <text:p>1. Wir müssen Energie sparen. 2. Abends habe ich keine Energie mehr, Sport zu machen.</text:p>
          </table:table-cell>
        </table:table-row>
        <table:table-row table:style-name="ro1">
          <table:table-cell office:value-type="string">
            <text:p>eng</text:p>
          </table:table-cell>
          <table:table-cell office:value-type="string">
            <text:p>estrecho, angosto,ajustado, ceñido,denso,apretado,estricto, limitado,íntimo</text:p>
          </table:table-cell>
          <table:table-cell office:value-type="string">
            <text:p>OTHER</text:p>
          </table:table-cell>
          <table:table-cell office:value-type="string">
            <text:p>zusammen.</text:p>
          </table:table-cell>
        </table:table-row>
        <table:table-row table:style-name="ro1">
          <table:table-cell office:value-type="string">
            <text:p>entfernt </text:p>
          </table:table-cell>
          <table:table-cell office:value-type="string">
            <text:p>distante, lejano,apartado, alejado,lejano,vago</text:p>
          </table:table-cell>
          <table:table-cell office:value-type="string">
            <text:p>OTHER</text:p>
          </table:table-cell>
          <table:table-cell office:value-type="string">
            <text:p>Das Hotel liegt etwa 100 m vom Strand entfernt.</text:p>
          </table:table-cell>
        </table:table-row>
        <table:table-row table:style-name="ro1">
          <table:table-cell office:value-type="string">
            <text:p>entgegenkommen</text:p>
          </table:table-cell>
          <table:table-cell office:value-type="string">
            <text:p>ir [oder salir] al encuentro de,venir de frente, venir en dirección contraria,hacer concesiones, dar facilidades,convenir,ajustarse a</text:p>
          </table:table-cell>
          <table:table-cell office:value-type="string">
            <text:p>OTHER</text:p>
          </table:table-cell>
          <table:table-cell office:value-type="string">
            <text:p>1. Auf dem Weg nach Hause ist mir mein Nachbar entgegengekommen. 2. Können Sie mir mit dem Preis entgegenkommen?</text:p>
          </table:table-cell>
        </table:table-row>
        <table:table-row table:style-name="ro1">
          <table:table-cell office:value-type="string">
            <text:p>entlang</text:p>
          </table:table-cell>
          <table:table-cell office:value-type="string">
            <text:p>a lo largo de</text:p>
          </table:table-cell>
          <table:table-cell office:value-type="string">
            <text:p>OTHER</text:p>
          </table:table-cell>
          <table:table-cell office:value-type="string">
            <text:p>Gehen Sie diese Straße entlang. Dann kommen Sie direkt zum Bahnhof.</text:p>
          </table:table-cell>
        </table:table-row>
        <table:table-row table:style-name="ro1">
          <table:table-cell office:value-type="string">
            <text:p>entschlossen sein</text:p>
          </table:table-cell>
          <table:table-cell/>
          <table:table-cell office:value-type="string">
            <text:p>OTHER</text:p>
          </table:table-cell>
          <table:table-cell office:value-type="string">
            <text:p>Ich bin fest entschlossen, diese Ausbildung fertigzumachen.</text:p>
          </table:table-cell>
        </table:table-row>
        <table:table-row table:style-name="ro1">
          <table:table-cell office:value-type="string">
            <text:p>entspannend</text:p>
          </table:table-cell>
          <table:table-cell/>
          <table:table-cell office:value-type="string">
            <text:p>OTHER</text:p>
          </table:table-cell>
          <table:table-cell office:value-type="string">
            <text:p>Der Urlaub war sehr entspannend.</text:p>
          </table:table-cell>
        </table:table-row>
        <table:table-row table:style-name="ro1">
          <table:table-cell office:value-type="string">
            <text:p>entweder ... oder</text:p>
          </table:table-cell>
          <table:table-cell/>
          <table:table-cell office:value-type="string">
            <text:p>OTHER</text:p>
          </table:table-cell>
          <table:table-cell office:value-type="string">
            <text:p>Nur einer kann gewinnen, entweder du oder ich.</text:p>
          </table:table-cell>
        </table:table-row>
        <table:table-row table:style-name="ro1">
          <table:table-cell office:value-type="string">
            <text:p>erfolgreich</text:p>
          </table:table-cell>
          <table:table-cell office:value-type="string">
            <text:p>triunfante, afortunado,eficaz,con éxito</text:p>
          </table:table-cell>
          <table:table-cell office:value-type="string">
            <text:p>OTHER</text:p>
          </table:table-cell>
          <table:table-cell office:value-type="string">
            <text:p>Mein Großvater war ein erfolgreicher Geschäftsmann.</text:p>
          </table:table-cell>
        </table:table-row>
        <table:table-row table:style-name="ro1">
          <table:table-cell office:value-type="string">
            <text:p>erforderlich</text:p>
          </table:table-cell>
          <table:table-cell office:value-type="string">
            <text:p>necesario, preciso</text:p>
          </table:table-cell>
          <table:table-cell office:value-type="string">
            <text:p>OTHER</text:p>
          </table:table-cell>
          <table:table-cell office:value-type="string">
            <text:p>1. Bringen Sie bitte alle erforderlichen Unterlagen mit. 2. Persönliches Erscheinen ist erforderlich.</text:p>
          </table:table-cell>
        </table:table-row>
        <table:table-row table:style-name="ro1">
          <table:table-cell office:value-type="string">
            <text:p>erkältet sein</text:p>
          </table:table-cell>
          <table:table-cell/>
          <table:table-cell office:value-type="string">
            <text:p>OTHER</text:p>
          </table:table-cell>
          <table:table-cell office:value-type="string">
            <text:p>Ich bin stark erkältet.</text:p>
          </table:table-cell>
        </table:table-row>
        <table:table-row table:style-name="ro1">
          <table:table-cell office:value-type="string">
            <text:p>ernst</text:p>
          </table:table-cell>
          <table:table-cell office:value-type="string">
            <text:p>serio,firme,grave,solemne</text:p>
          </table:table-cell>
          <table:table-cell office:value-type="string">
            <text:p>OTHER</text:p>
          </table:table-cell>
          <table:table-cell office:value-type="string">
            <text:p>Das ist ein ernstes Problem.</text:p>
          </table:table-cell>
        </table:table-row>
        <table:table-row table:style-name="ro1">
          <table:table-cell office:value-type="string">
            <text:p>erschöpft</text:p>
          </table:table-cell>
          <table:table-cell/>
          <table:table-cell office:value-type="string">
            <text:p>OTHER</text:p>
          </table:table-cell>
          <table:table-cell office:value-type="string">
            <text:p>1. Entschuldigung. Ich wollte Sie nicht erschrecken. 2. Hast du mich aber erschreckt! 3. Du hast richtig krank ausgesehen.</text:p>
          </table:table-cell>
        </table:table-row>
        <table:table-row table:style-name="ro1">
          <table:table-cell office:value-type="string">
            <text:p>erst</text:p>
          </table:table-cell>
          <table:table-cell office:value-type="string">
            <text:p>primero,en primer lugar,al principio,no hasta,sólo, solamente</text:p>
          </table:table-cell>
          <table:table-cell office:value-type="string">
            <text:p>OTHER</text:p>
          </table:table-cell>
          <table:table-cell office:value-type="string">
            <text:p>1. Sofia ist erst 20 Jahre alt. 2. Ich habe das erst gestern erfahren. 3. Sprich erst mit dem Arzt. 4. Erst hat mir die Arbeit gar nicht gefallen, aber jetzt habe ich mich daran gewöhnt.</text:p>
          </table:table-cell>
        </table:table-row>
        <table:table-row table:style-name="ro1">
          <table:table-cell office:value-type="string">
            <text:p>erst-</text:p>
          </table:table-cell>
          <table:table-cell/>
          <table:table-cell office:value-type="string">
            <text:p>OTHER</text:p>
          </table:table-cell>
          <table:table-cell office:value-type="string">
            <text:p>1. Ich war zum ersten Mal allein im Urlaub. 2. Ich wohne im ersten Stock. 3. An erster Stelle kommt die Schule.</text:p>
          </table:table-cell>
        </table:table-row>
        <table:table-row table:style-name="ro1">
          <table:table-cell office:value-type="string">
            <text:p>es</text:p>
          </table:table-cell>
          <table:table-cell office:value-type="string">
            <text:p>ello,él, ella,lo</text:p>
          </table:table-cell>
          <table:table-cell office:value-type="string">
            <text:p>OTHER</text:p>
          </table:table-cell>
          <table:table-cell office:value-type="string">
            <text:p>1. Mein Auto muss in die Werkstatt. Es ist kaputt. 2. Wissen Sie nicht, wo Herr Müller ist? – Nein, ich weiß es nicht. 3. Es wurde schon ein Antrag auf Wohngeld gestellt. 4. Wer ist da? – Ich bin es. / Ich bin’s. 5. Mir geht es gut. 6. Ich finde es sehr nett von Ihnen, dass Sie mich abholen. 7. Es macht Spaß, zusammen ein Picknick zu machen.</text:p>
          </table:table-cell>
        </table:table-row>
        <table:table-row table:style-name="ro1">
          <table:table-cell office:value-type="string">
            <text:p>etwa</text:p>
          </table:table-cell>
          <table:table-cell office:value-type="string">
            <text:p>aproximadamente, más o menos,por ejemplo,a veces, de vez en cuando,quizá, tal vez</text:p>
          </table:table-cell>
          <table:table-cell office:value-type="string">
            <text:p>OTHER</text:p>
          </table:table-cell>
          <table:table-cell office:value-type="string">
            <text:p>1. Von hier sind es etwa zwanzig Kilometer. 2. Von zu Hause brauche ich etwa 10 Minuten bis zur Arbeit. 3. Du bist doch nicht etwa krank?</text:p>
          </table:table-cell>
        </table:table-row>
        <table:table-row table:style-name="ro1">
          <table:table-cell office:value-type="string">
            <text:p>etwas</text:p>
          </table:table-cell>
          <table:table-cell office:value-type="string">
            <text:p>algo,un poco, algo</text:p>
          </table:table-cell>
          <table:table-cell office:value-type="string">
            <text:p>OTHER</text:p>
          </table:table-cell>
          <table:table-cell office:value-type="string">
            <text:p>1. Ich muss dir etwas erzählen. 2. Ich habe nur Tee. Etwas anderes kann ich Ihnen leider nicht anbieten. 3. Haben Sie etwas zum Schreiben? 4. Wollen wir mit dem Nachtisch noch etwas warten? 5. So etwas habe ich noch nie gehört. 6. Ich habe etwas Gutes für dich gekocht.</text:p>
          </table:table-cell>
        </table:table-row>
        <table:table-row table:style-name="ro1">
          <table:table-cell office:value-type="string">
            <text:p>extra</text:p>
          </table:table-cell>
          <table:table-cell office:value-type="string">
            <text:p>adicional,aparte, separado,extra,especialmente,Extra-,Sonder-,erstklassig,Extra nt,Sonderleistung f,Sonderbericht m,Lohnzulage f,Extraspeise f,Extras nt pl,Sonderzubehör nt,Statist(in) m (f),Aushilfe f</text:p>
          </table:table-cell>
          <table:table-cell office:value-type="string">
            <text:p>OTHER</text:p>
          </table:table-cell>
          <table:table-cell office:value-type="string">
            <text:p>1. Die Getränke kosten extra. 2. Warum sind Sie nicht gekommen?</text:p>
          </table:table-cell>
        </table:table-row>
        <table:table-row table:style-name="ro1">
          <table:table-cell office:value-type="string">
            <text:p>extrem</text:p>
          </table:table-cell>
          <table:table-cell office:value-type="string">
            <text:p>extremo,en extremo</text:p>
          </table:table-cell>
          <table:table-cell office:value-type="string">
            <text:p>OTHER</text:p>
          </table:table-cell>
          <table:table-cell office:value-type="string">
            <text:p>Ich habe extra auf Sie gewartet. Die Prüfung war extrem schwer.</text:p>
          </table:table-cell>
        </table:table-row>
        <table:table-row table:style-name="ro1">
          <table:table-cell office:value-type="string">
            <text:p>fair</text:p>
          </table:table-cell>
          <table:table-cell office:value-type="string">
            <text:p>correcto,justo,limpio</text:p>
          </table:table-cell>
          <table:table-cell office:value-type="string">
            <text:p>OTHER</text:p>
          </table:table-cell>
          <table:table-cell office:value-type="string">
            <text:p>Ich finde, unsere Mannschaft hat sehr fair gespielt.</text:p>
          </table:table-cell>
        </table:table-row>
        <table:table-row table:style-name="ro1">
          <table:table-cell office:value-type="string">
            <text:p>falls</text:p>
          </table:table-cell>
          <table:table-cell office:value-type="string">
            <text:p>en caso de que +subj,si</text:p>
          </table:table-cell>
          <table:table-cell office:value-type="string">
            <text:p>OTHER</text:p>
          </table:table-cell>
          <table:table-cell office:value-type="string">
            <text:p>Falls es regnet, machen wir kein Picknick.</text:p>
          </table:table-cell>
        </table:table-row>
        <table:table-row table:style-name="ro1">
          <table:table-cell office:value-type="string">
            <text:p>falsch</text:p>
          </table:table-cell>
          <table:table-cell office:value-type="string">
            <text:p>equivocado, erróneo,falsificado, falso,postizo,falso, de imitación,erróneo, falso,falso, alevoso,mal</text:p>
          </table:table-cell>
          <table:table-cell office:value-type="string">
            <text:p>OTHER</text:p>
          </table:table-cell>
          <table:table-cell office:value-type="string">
            <text:p>1. Tut mir leid, ich habe die falsche Nummer gewählt. 2. Meine Uhr geht falsch. 3. Was Sie da sagen, ist falsch.</text:p>
          </table:table-cell>
        </table:table-row>
        <table:table-row table:style-name="ro1">
          <table:table-cell office:value-type="string">
            <text:p>farbig</text:p>
          </table:table-cell>
          <table:table-cell office:value-type="string">
            <text:p>de colores,coloreado,de color,pintoresco, vivo</text:p>
          </table:table-cell>
          <table:table-cell office:value-type="string">
            <text:p>OTHER</text:p>
          </table:table-cell>
          <table:table-cell office:value-type="string">
            <text:p>Ich brauche kein weißes, sondern farbiges Papier.</text:p>
          </table:table-cell>
        </table:table-row>
        <table:table-row table:style-name="ro1">
          <table:table-cell office:value-type="string">
            <text:p>fast</text:p>
          </table:table-cell>
          <table:table-cell office:value-type="string">
            <text:p>casi</text:p>
          </table:table-cell>
          <table:table-cell office:value-type="string">
            <text:p>OTHER</text:p>
          </table:table-cell>
          <table:table-cell office:value-type="string">
            <text:p>1. Der Zucker ist fast alle. 2. Ich habe fast alles verstanden.</text:p>
          </table:table-cell>
        </table:table-row>
        <table:table-row table:style-name="ro1">
          <table:table-cell office:value-type="string">
            <text:p>faul</text:p>
          </table:table-cell>
          <table:table-cell office:value-type="string">
            <text:p>podrido,putrefacto,cariado,perezoso, vago,dudoso, sospechoso,moroso</text:p>
          </table:table-cell>
          <table:table-cell office:value-type="string">
            <text:p>OTHER</text:p>
          </table:table-cell>
          <table:table-cell office:value-type="string">
            <text:p>1. Mein Sohn war am Anfang in der Schule sehr faul. Heute lernt er sehr fleißig. 2. Den Apfel kannst du nicht mehr essen. Der ist faul.</text:p>
          </table:table-cell>
        </table:table-row>
        <table:table-row table:style-name="ro1">
          <table:table-cell office:value-type="string">
            <text:p>fertig</text:p>
          </table:table-cell>
          <table:table-cell office:value-type="string">
            <text:p>terminado, acabado,listo,listo para,preparado para,rendido, frito</text:p>
          </table:table-cell>
          <table:table-cell office:value-type="string">
            <text:p>OTHER</text:p>
          </table:table-cell>
          <table:table-cell office:value-type="string">
            <text:p>1. Das Essen ist gleich fertig. 2. Wenn ich mit der Arbeit fertig bin, gehe ich nach Hause. 3. Bist du fertig? 4. Das war ein schlimmer Tag. Ich bin total fertig.</text:p>
          </table:table-cell>
        </table:table-row>
        <table:table-row table:style-name="ro1">
          <table:table-cell office:value-type="string">
            <text:p>fest</text:p>
          </table:table-cell>
          <table:table-cell office:value-type="string">
            <text:p>sólido, compacto,duro,robusto,fuerte,firme, inconmovible,fijo,permanente, constante,rollizo</text:p>
          </table:table-cell>
          <table:table-cell office:value-type="string">
            <text:p>OTHER</text:p>
          </table:table-cell>
          <table:table-cell office:value-type="string">
            <text:p>1. Mein Kollege glaubt fest daran, dass er die neue Stelle bekommt. 2. Als wir nach Hause kamen, haben die Kinder schon fest geschlafen. 3. Für die nächste Familienfeier gibt es noch keinen festen Termin. 4. Das Eis ist noch nicht fest genug.</text:p>
          </table:table-cell>
        </table:table-row>
        <table:table-row table:style-name="ro1">
          <table:table-cell office:value-type="string">
            <text:p>fett</text:p>
          </table:table-cell>
          <table:table-cell office:value-type="string">
            <text:p>graso, grasiento,gordo, grueso,seboso pey,graso,lucrativo, abundante,en negrilla,guay</text:p>
          </table:table-cell>
          <table:table-cell office:value-type="string">
            <text:p>OTHER</text:p>
          </table:table-cell>
          <table:table-cell office:value-type="string">
            <text:p>1. Die Wurst ist mir zu fett. 2. Das ist aber ein fetter Kater!</text:p>
          </table:table-cell>
        </table:table-row>
        <table:table-row table:style-name="ro1">
          <table:table-cell office:value-type="string">
            <text:p>fleißig</text:p>
          </table:table-cell>
          <table:table-cell office:value-type="string">
            <text:p>aplicado, trabajador,regular,con empeño, con diligencia,a menudo</text:p>
          </table:table-cell>
          <table:table-cell office:value-type="string">
            <text:p>OTHER</text:p>
          </table:table-cell>
          <table:table-cell office:value-type="string">
            <text:p>Pamela ist wirklich fleißig. Sie macht immer ihre Hausaufgaben.</text:p>
          </table:table-cell>
        </table:table-row>
        <table:table-row table:style-name="ro1">
          <table:table-cell office:value-type="string">
            <text:p>fließend</text:p>
          </table:table-cell>
          <table:table-cell office:value-type="string">
            <text:p>corriente,difuso,con soltura, con fluidez</text:p>
          </table:table-cell>
          <table:table-cell office:value-type="string">
            <text:p>OTHER</text:p>
          </table:table-cell>
          <table:table-cell office:value-type="string">
            <text:p>1. Mein Kollege spricht fließend Deutsch. 2. Ich hatte nur ein Zimmer mit fließendem Wasser.</text:p>
          </table:table-cell>
        </table:table-row>
        <table:table-row table:style-name="ro1">
          <table:table-cell office:value-type="string">
            <text:p>folgend</text:p>
          </table:table-cell>
          <table:table-cell office:value-type="string">
            <text:p>siguiente</text:p>
          </table:table-cell>
          <table:table-cell office:value-type="string">
            <text:p>OTHER</text:p>
          </table:table-cell>
          <table:table-cell office:value-type="string">
            <text:p>1. Mehr Informationen auf den folgenden Seiten. 2. Sie müssen folgende Schulbücher kaufen.</text:p>
          </table:table-cell>
        </table:table-row>
        <table:table-row table:style-name="ro1">
          <table:table-cell office:value-type="string">
            <text:p>frei</text:p>
          </table:table-cell>
          <table:table-cell office:value-type="string">
            <text:p>libre,en libertad,libre de,exento de,abierto, descubierto,vacante,gratuito, libre de gastos,liberal,franco, abierto,(al) descubierto</text:p>
          </table:table-cell>
          <table:table-cell office:value-type="string">
            <text:p>OTHER</text:p>
          </table:table-cell>
          <table:table-cell office:value-type="string">
            <text:p>1. Ist dieser Platz noch frei? 2. Morgen haben wir frei. 3. Eintritt frei. 4. Ich trinke nur alkoholfreies Bier. 5. Dieses Medikament ist rezeptfrei. 6. Jetzt ist frei, du kannst telefonieren. 7. Sie können Ihren Arzt frei wählen.</text:p>
          </table:table-cell>
        </table:table-row>
        <table:table-row table:style-name="ro1">
          <table:table-cell office:value-type="string">
            <text:p>frisch</text:p>
          </table:table-cell>
          <table:table-cell office:value-type="string">
            <text:p>fresco,nuevo,limpio,vivo,recién</text:p>
          </table:table-cell>
          <table:table-cell office:value-type="string">
            <text:p>OTHER</text:p>
          </table:table-cell>
          <table:table-cell office:value-type="string">
            <text:p>1. Das Brot ist noch ganz frisch. 2. Die Handtücher sind frisch gewaschen. 3. Ich muss mal an die frische Luft.</text:p>
          </table:table-cell>
        </table:table-row>
        <table:table-row table:style-name="ro1">
          <table:table-cell office:value-type="string">
            <text:p>befristet</text:p>
          </table:table-cell>
          <table:table-cell office:value-type="string">
            <text:p>limitado</text:p>
          </table:table-cell>
          <table:table-cell office:value-type="string">
            <text:p>OTHER</text:p>
          </table:table-cell>
          <table:table-cell office:value-type="string">
            <text:p>1. Ihre Aufenthaltserlaubnis ist befristet. 2. Die Arbeitserlaubnis ist unbefristet.</text:p>
          </table:table-cell>
        </table:table-row>
        <table:table-row table:style-name="ro1">
          <table:table-cell office:value-type="string">
            <text:p>früh</text:p>
          </table:table-cell>
          <table:table-cell office:value-type="string">
            <text:p>temprano,prematuro,(por la) mañana</text:p>
          </table:table-cell>
          <table:table-cell office:value-type="string">
            <text:p>OTHER</text:p>
          </table:table-cell>
          <table:table-cell office:value-type="string">
            <text:p>1. Hier ist schon am frühen Morgen starker Verkehr. 2. Mein Vater arbeitet von früh bis spät. 3. Ich bin heute sehr früh aufgestanden. 4. Wir sind eine halbe Stunde zu früh gekommen. 5. Wecken Sie mich bitte morgen früh um 6 Uhr.</text:p>
          </table:table-cell>
        </table:table-row>
        <table:table-row table:style-name="ro1">
          <table:table-cell office:value-type="string">
            <text:p>früher/früher-</text:p>
          </table:table-cell>
          <table:table-cell/>
          <table:table-cell office:value-type="string">
            <text:p>OTHER</text:p>
          </table:table-cell>
          <table:table-cell office:value-type="string">
            <text:p>1. Früher habe ich in Berlin gewohnt. 2. Wir nehmen den früheren Zug.</text:p>
          </table:table-cell>
        </table:table-row>
        <table:table-row table:style-name="ro3">
          <table:table-cell office:value-type="string">
            <text:p>für</text:p>
          </table:table-cell>
          <table:table-cell office:value-type="string">
            <text:p>para, por,para,por,a causa de, por,en lugar de, por</text:p>
          </table:table-cell>
          <table:table-cell office:value-type="string">
            <text:p>OTHER</text:p>
          </table:table-cell>
          <table:table-cell office:value-type="string">
            <text:p>1. Ist Post für mich da? 2. Ich habe die Schlüssel für meineWohnung verloren. 3 Gibt es hier einen Sportverein für Jugendliche?4. Diese alten Möbel haben wir für 100 Euro bekommen.</text:p>
            <text:p>5. Für einen Anfänger spricht mein Nachbar sehr gut Deutsch.</text:p>
            <text:p>6. Du kannst nicht einkaufen gehen? Ich kann es für dich machen.</text:p>
            <text:p>7. Für mich ist das ein schwerer Fehler. 8. Wir haben die Wohnung für ein</text:p>
            <text:p>Jahr gemietet.</text:p>
          </table:table-cell>
        </table:table-row>
        <table:table-row table:style-name="ro1">
          <table:table-cell office:value-type="string">
            <text:p>furchtbar</text:p>
          </table:table-cell>
          <table:table-cell office:value-type="string">
            <text:p>horroroso, horrible,enorme, tremendo,muy</text:p>
          </table:table-cell>
          <table:table-cell office:value-type="string">
            <text:p>OTHER</text:p>
          </table:table-cell>
          <table:table-cell office:value-type="string">
            <text:p>1. Ich hatte mein Geld vergessen. Das war mir furchtbar unangenehm. 2. Dennis hat furchtbare Schmerzen.</text:p>
          </table:table-cell>
        </table:table-row>
        <table:table-row table:style-name="ro1">
          <table:table-cell office:value-type="string">
            <text:p>ganz</text:p>
          </table:table-cell>
          <table:table-cell office:value-type="string">
            <text:p>todo, entero,completo,en buenas condiciones, intacto,sólo,totalmente, completamente,del todo, por completo,bastante,muy</text:p>
          </table:table-cell>
          <table:table-cell office:value-type="string">
            <text:p>OTHER</text:p>
          </table:table-cell>
          <table:table-cell office:value-type="string">
            <text:p>1. Ich habe den ganzen Tag noch nichts gegessen. <text:s/>2. Den Zahnarzttermin habe ich ganz vergessen. 3. Ich finde Janis ganz nett. 4. Am Montag ist hier Ruhetag. Das weiß ich ganz sicher. 5. Gott sei Dank ist meine Brille noch ganz.</text:p>
          </table:table-cell>
        </table:table-row>
        <table:table-row table:style-name="ro1">
          <table:table-cell office:value-type="string">
            <text:p>gar</text:p>
          </table:table-cell>
          <table:table-cell office:value-type="string">
            <text:p>incluso,por lo demás</text:p>
          </table:table-cell>
          <table:table-cell office:value-type="string">
            <text:p>OTHER</text:p>
          </table:table-cell>
          <table:table-cell office:value-type="string">
            <text:p>1. Die Kartoffeln sind noch nicht gar. 2. Du räumst nie dein Zimmer auf. – Das ist gar nicht wahr. </text:p>
          </table:table-cell>
        </table:table-row>
        <table:table-row table:style-name="ro1">
          <table:table-cell office:value-type="string">
            <text:p>geehrt </text:p>
          </table:table-cell>
          <table:table-cell office:value-type="string">
            <text:p>estimado</text:p>
          </table:table-cell>
          <table:table-cell office:value-type="string">
            <text:p>OTHER</text:p>
          </table:table-cell>
          <table:table-cell office:value-type="string">
            <text:p>Sehr geehrte Damen und Herren, ...</text:p>
          </table:table-cell>
        </table:table-row>
        <table:table-row table:style-name="ro1">
          <table:table-cell office:value-type="string">
            <text:p>geeignet sein</text:p>
          </table:table-cell>
          <table:table-cell/>
          <table:table-cell office:value-type="string">
            <text:p>OTHER</text:p>
          </table:table-cell>
          <table:table-cell office:value-type="string">
            <text:p>Dieses Spiel ist nicht für sehr kleine Kinder geeignet.</text:p>
          </table:table-cell>
        </table:table-row>
        <table:table-row table:style-name="ro1">
          <table:table-cell office:value-type="string">
            <text:p>gegen</text:p>
          </table:table-cell>
          <table:table-cell office:value-type="string">
            <text:p>en contra de, contra,contrario a,contra,hacia,en comparación con,contra, por,sobre, a eso de,alrededor de, más o menos</text:p>
          </table:table-cell>
          <table:table-cell office:value-type="string">
            <text:p>OTHER</text:p>
          </table:table-cell>
          <table:table-cell office:value-type="string">
            <text:p>1. Ich bin gegen einen Baum gefahren. 2. Hier dürfen Sie nicht rauchen. Das ist gegen die Vorschrift. 3. Haben Sie ein Mittel gegen Grippe? 4. Wir liefern nur gegen bar. 5. Ich bin gegen 14 Uhr wieder da. 6. Ich bin gegen diesen Vorschlag. 7. Wer spielt gegen wen?</text:p>
          </table:table-cell>
        </table:table-row>
        <table:table-row table:style-name="ro1">
          <table:table-cell office:value-type="string">
            <text:p>gegenüber</text:p>
          </table:table-cell>
          <table:table-cell office:value-type="string">
            <text:p>frente a, enfrente de,frente a,por lo que respecta a,delante de,ante,de cara a,en comparación con,enfrente</text:p>
          </table:table-cell>
          <table:table-cell office:value-type="string">
            <text:p>OTHER</text:p>
          </table:table-cell>
          <table:table-cell office:value-type="string">
            <text:p>1. Das Geschäft liegt direkt gegenüber der Post.2. Mir gegenüber war der Polizist sehr freundlich.</text:p>
          </table:table-cell>
        </table:table-row>
        <table:table-row table:style-name="ro1">
          <table:table-cell office:value-type="string">
            <text:p>gelb</text:p>
          </table:table-cell>
          <table:table-cell office:value-type="string">
            <text:p>amarillo</text:p>
          </table:table-cell>
          <table:table-cell office:value-type="string">
            <text:p>OTHER</text:p>
          </table:table-cell>
          <table:table-cell office:value-type="string">
            <text:p>1. Deine gelbe Jacke gefällt mir. 2. Die Ampel zeigt Gelb. 3. Die Blätter werden schon gelb.</text:p>
          </table:table-cell>
        </table:table-row>
        <table:table-row table:style-name="ro1">
          <table:table-cell office:value-type="string">
            <text:p>gemeinsam</text:p>
          </table:table-cell>
          <table:table-cell office:value-type="string">
            <text:p>común,conjunto,en común,juntos</text:p>
          </table:table-cell>
          <table:table-cell office:value-type="string">
            <text:p>OTHER</text:p>
          </table:table-cell>
          <table:table-cell office:value-type="string">
            <text:p>1. Du musst die Wohnung renovieren? Ich helfe dir. Wir können das gemeinsam machen. 2. Wir haben die Garage gemeinsam mit dem Nachbarn.</text:p>
          </table:table-cell>
        </table:table-row>
        <table:table-row table:style-name="ro1">
          <table:table-cell office:value-type="string">
            <text:p>gemütlich</text:p>
          </table:table-cell>
          <table:table-cell office:value-type="string">
            <text:p>agradable,acogedor,cómodo,lento, tranquilo,bonachón,a gusto</text:p>
          </table:table-cell>
          <table:table-cell office:value-type="string">
            <text:p>OTHER</text:p>
          </table:table-cell>
          <table:table-cell office:value-type="string">
            <text:p>1. Wir haben eine sehr gemütliche Wohnung. 2. Es ist sehr gemütlich bei dir.</text:p>
          </table:table-cell>
        </table:table-row>
        <table:table-row table:style-name="ro1">
          <table:table-cell office:value-type="string">
            <text:p>genau</text:p>
          </table:table-cell>
          <table:table-cell office:value-type="string">
            <text:p>exacto,justo,mero Mex,escrupuloso,esmerado,detallado,exactamente,precisamente,en punto</text:p>
          </table:table-cell>
          <table:table-cell office:value-type="string">
            <text:p>OTHER</text:p>
          </table:table-cell>
          <table:table-cell office:value-type="string">
            <text:p>1. Haben Sie die genaue Zeit? 2. Sind Sie sicher, dass heute Ruhetag ist? – Ja, das weiß ich genau. 3. Die Uhr geht genau. 4. Es ist genau acht Uhr.</text:p>
          </table:table-cell>
        </table:table-row>
        <table:table-row table:style-name="ro1">
          <table:table-cell office:value-type="string">
            <text:p>gerade</text:p>
          </table:table-cell>
          <table:table-cell office:value-type="string">
            <text:p>recto,derecho,sincero, franco,par,ahora mismo,justo,precisamente</text:p>
          </table:table-cell>
          <table:table-cell office:value-type="string">
            <text:p>OTHER</text:p>
          </table:table-cell>
          <table:table-cell office:value-type="string">
            <text:p>1. Das Bild hängt nicht gerade. 2. Kannst du später noch mal anrufen? Wir sind gerade beim Essen.</text:p>
          </table:table-cell>
        </table:table-row>
        <table:table-row table:style-name="ro1">
          <table:table-cell office:value-type="string">
            <text:p>gerecht</text:p>
          </table:table-cell>
          <table:table-cell office:value-type="string">
            <text:p>justo,merecido,justificado, fundado</text:p>
          </table:table-cell>
          <table:table-cell office:value-type="string">
            <text:p>OTHER</text:p>
          </table:table-cell>
          <table:table-cell office:value-type="string">
            <text:p>Andere bekommen für diese Arbeit mehr Lohn. Das finde ich nicht gerecht.</text:p>
          </table:table-cell>
        </table:table-row>
        <table:table-row table:style-name="ro1">
          <table:table-cell office:value-type="string">
            <text:p>gesamt-/Gesamt- </text:p>
          </table:table-cell>
          <table:table-cell/>
          <table:table-cell office:value-type="string">
            <text:p>OTHER</text:p>
          </table:table-cell>
          <table:table-cell office:value-type="string">
            <text:p>1. Die gesamte Bevölkerung ist dagegen. 2. z. B. Gesamtgewicht, Gesamtsumme</text:p>
          </table:table-cell>
        </table:table-row>
        <table:table-row table:style-name="ro1">
          <table:table-cell office:value-type="string">
            <text:p>geschieden </text:p>
          </table:table-cell>
          <table:table-cell/>
          <table:table-cell office:value-type="string">
            <text:p>OTHER</text:p>
          </table:table-cell>
          <table:table-cell office:value-type="string">
            <text:p>Ich bin seit drei Jahren geschieden.</text:p>
          </table:table-cell>
        </table:table-row>
        <table:table-row table:style-name="ro1">
          <table:table-cell office:value-type="string">
            <text:p>gespannt</text:p>
          </table:table-cell>
          <table:table-cell office:value-type="string">
            <text:p>curioso por,atento,tenso</text:p>
          </table:table-cell>
          <table:table-cell office:value-type="string">
            <text:p>OTHER</text:p>
          </table:table-cell>
          <table:table-cell office:value-type="string">
            <text:p>Ich bin gespannt, wer bei diesem Spiel gewinnt.</text:p>
          </table:table-cell>
        </table:table-row>
        <table:table-row table:style-name="ro1">
          <table:table-cell office:value-type="string">
            <text:p>gestern</text:p>
          </table:table-cell>
          <table:table-cell office:value-type="string">
            <text:p>ayer</text:p>
          </table:table-cell>
          <table:table-cell office:value-type="string">
            <text:p>OTHER</text:p>
          </table:table-cell>
          <table:table-cell office:value-type="string">
            <text:p>Ich bin erst gestern zurückgekommen.</text:p>
          </table:table-cell>
        </table:table-row>
        <table:table-row table:style-name="ro1">
          <table:table-cell office:value-type="string">
            <text:p>getrennt leben </text:p>
          </table:table-cell>
          <table:table-cell/>
          <table:table-cell office:value-type="string">
            <text:p>OTHER</text:p>
          </table:table-cell>
          <table:table-cell office:value-type="string">
            <text:p>Ich lebe getrennt von meiner Frau. </text:p>
          </table:table-cell>
        </table:table-row>
        <table:table-row table:style-name="ro1">
          <table:table-cell office:value-type="string">
            <text:p>gewöhnlich</text:p>
          </table:table-cell>
          <table:table-cell office:value-type="string">
            <text:p>habitual,acostumbrado,corriente,común,ordinario,vulgar,normalmente</text:p>
          </table:table-cell>
          <table:table-cell office:value-type="string">
            <text:p>OTHER</text:p>
          </table:table-cell>
          <table:table-cell office:value-type="string">
            <text:p>Um die Zeit ist mein Onkel gewöhnlich zu Hause.</text:p>
          </table:table-cell>
        </table:table-row>
        <table:table-row table:style-name="ro1">
          <table:table-cell office:value-type="string">
            <text:p>gewohnt</text:p>
          </table:table-cell>
          <table:table-cell office:value-type="string">
            <text:p>habituado, acostumbrado,familiar</text:p>
          </table:table-cell>
          <table:table-cell office:value-type="string">
            <text:p>OTHER</text:p>
          </table:table-cell>
          <table:table-cell office:value-type="string">
            <text:p>Ich bin gewohnt, früh ins Bett zu gehen.</text:p>
          </table:table-cell>
        </table:table-row>
        <table:table-row table:style-name="ro1">
          <table:table-cell office:value-type="string">
            <text:p>glatt</text:p>
          </table:table-cell>
          <table:table-cell office:value-type="string">
            <text:p>plano,liso,suave,raso,resbaladizo,perfecto,sin problemas,claro,rotundo,empalagoso,escurridizo,sin obstáculos,rotundamente,sencillamente</text:p>
          </table:table-cell>
          <table:table-cell office:value-type="string">
            <text:p>OTHER</text:p>
          </table:table-cell>
          <table:table-cell office:value-type="string">
            <text:p>Fahr vorsichtig! Es ist glatt.</text:p>
          </table:table-cell>
        </table:table-row>
        <table:table-row table:style-name="ro1">
          <table:table-cell office:value-type="string">
            <text:p>gleich</text:p>
          </table:table-cell>
          <table:table-cell office:value-type="string">
            <text:p>igual,idéntico,parecido, similar,ahora mismo, inmediatamente,pronto,justo, directamente,igual a</text:p>
          </table:table-cell>
          <table:table-cell office:value-type="string">
            <text:p>OTHER</text:p>
          </table:table-cell>
          <table:table-cell office:value-type="string">
            <text:p>1. Ich komme gleich. 2. Wir sind gleich alt. 3. Es ist mir ganz gleich, was Sie von mir denken. 4. Mein Nachbar ist immer gleich beleidigt. 5. Wir sind am gleichen Tag geboren.</text:p>
          </table:table-cell>
        </table:table-row>
        <table:table-row table:style-name="ro1">
          <table:table-cell office:value-type="string">
            <text:p>gleichzeitig</text:p>
          </table:table-cell>
          <table:table-cell office:value-type="string">
            <text:p>simultáneo,al mismo tiempo,simultáneamente</text:p>
          </table:table-cell>
          <table:table-cell office:value-type="string">
            <text:p>OTHER</text:p>
          </table:table-cell>
          <table:table-cell office:value-type="string">
            <text:p>Ich kann nicht alles gleichzeitig machen.</text:p>
          </table:table-cell>
        </table:table-row>
        <table:table-row table:style-name="ro1">
          <table:table-cell office:value-type="string">
            <text:p>glücklich</text:p>
          </table:table-cell>
          <table:table-cell office:value-type="string">
            <text:p>dichoso, afortunado,feliz,felizmente, bien,felizmente</text:p>
          </table:table-cell>
          <table:table-cell office:value-type="string">
            <text:p>OTHER</text:p>
          </table:table-cell>
          <table:table-cell office:value-type="string">
            <text:p>1. Meine Schwester hat geheiratet und ist sehr glücklich. 2. Ich wünsche Ihnen ein glückliches neues Jahr. 3. Ich bin glücklich verheiratet.</text:p>
          </table:table-cell>
        </table:table-row>
        <table:table-row table:style-name="ro1">
          <table:table-cell office:value-type="string">
            <text:p>gratis</text:p>
          </table:table-cell>
          <table:table-cell office:value-type="string">
            <text:p>gratis,de coca Méx: fam,kostenlos</text:p>
          </table:table-cell>
          <table:table-cell office:value-type="string">
            <text:p>OTHER</text:p>
          </table:table-cell>
          <table:table-cell office:value-type="string">
            <text:p>Diese Reparatur kostet Sie gar nichts, wir machen das gratis für Sie.</text:p>
          </table:table-cell>
        </table:table-row>
        <table:table-row table:style-name="ro1">
          <table:table-cell office:value-type="string">
            <text:p>grau</text:p>
          </table:table-cell>
          <table:table-cell office:value-type="string">
            <text:p>gris,monótono,incierto</text:p>
          </table:table-cell>
          <table:table-cell office:value-type="string">
            <text:p>OTHER</text:p>
          </table:table-cell>
          <table:table-cell office:value-type="string">
            <text:p>1. Ich habe mir einen grauen Anzug gekauft. 2. Der Himmel ist heute ganz grau. 3. Ich bekomme schon die ersten grauen Haare. </text:p>
          </table:table-cell>
        </table:table-row>
        <table:table-row table:style-name="ro1">
          <table:table-cell office:value-type="string">
            <text:p>grün</text:p>
          </table:table-cell>
          <table:table-cell office:value-type="string">
            <text:p>verde,inmaduro,novato,bisoño</text:p>
          </table:table-cell>
          <table:table-cell office:value-type="string">
            <text:p>OTHER</text:p>
          </table:table-cell>
          <table:table-cell office:value-type="string">
            <text:p>1. Gefällt dir dieser grüne Pullover? 2. Die Bäume werden schon grün. 3. Die äpfel sind noch ganz grün.</text:p>
          </table:table-cell>
        </table:table-row>
        <table:table-row table:style-name="ro1">
          <table:table-cell office:value-type="string">
            <text:p>gründlich</text:p>
          </table:table-cell>
          <table:table-cell office:value-type="string">
            <text:p>cuidadoso,concienzudo,detenido,minucioso,amplio,con cuidado,con detenimiento,a conciencia,en profundidad,a fondo</text:p>
          </table:table-cell>
          <table:table-cell office:value-type="string">
            <text:p>OTHER</text:p>
          </table:table-cell>
          <table:table-cell office:value-type="string">
            <text:p>1. Sie müssen die Wohnung gründlich reinigen, bevor Sie ausziehen. 2. Waschen Sie sich gründlich die Hände.</text:p>
          </table:table-cell>
        </table:table-row>
        <table:table-row table:style-name="ro1">
          <table:table-cell office:value-type="string">
            <text:p>halb</text:p>
          </table:table-cell>
          <table:table-cell office:value-type="string">
            <text:p>medio,a medias, medio</text:p>
          </table:table-cell>
          <table:table-cell office:value-type="string">
            <text:p>OTHER</text:p>
          </table:table-cell>
          <table:table-cell office:value-type="string">
            <text:p>1. Treffen wir uns um halb neun? 2. Bei dieser Firma habe ich ein halbes Jahr gearbeitet. 3. Ich gebe Ihnen die Tomaten zum halben Preis. 4. Die Flasche ist ja noch halb voll.</text:p>
          </table:table-cell>
        </table:table-row>
        <table:table-row table:style-name="ro1">
          <table:table-cell office:value-type="string">
            <text:p>hallo</text:p>
          </table:table-cell>
          <table:table-cell office:value-type="string">
            <text:p>¡hola!,¡oiga!, ¡eh!</text:p>
          </table:table-cell>
          <table:table-cell office:value-type="string">
            <text:p>OTHER</text:p>
          </table:table-cell>
          <table:table-cell office:value-type="string">
            <text:p>1. Hallo? Ist dort Schulz? – Nein, hier ist Meier. 2. Hallo Inge! Wie geht’s?</text:p>
          </table:table-cell>
        </table:table-row>
        <table:table-row table:style-name="ro1">
          <table:table-cell office:value-type="string">
            <text:p>halt</text:p>
          </table:table-cell>
          <table:table-cell office:value-type="string">
            <text:p>pues,¡alto!,¡basta!</text:p>
          </table:table-cell>
          <table:table-cell office:value-type="string">
            <text:p>OTHER</text:p>
          </table:table-cell>
          <table:table-cell office:value-type="string">
            <text:p>1. Halt! Stehen bleiben! 2. Es gibt leider keine Karten mehr. – Schade. Da kann man nichts machen. Das ist halt so.</text:p>
          </table:table-cell>
        </table:table-row>
        <table:table-row table:style-name="ro1">
          <table:table-cell office:value-type="string">
            <text:p>hart</text:p>
          </table:table-cell>
          <table:table-cell office:value-type="string">
            <text:p>duro,firme,sólido,estable,gordo fam,resistente,difícil,encarnizado,fuerte,ímprobo,insensible,severo,riguroso,violento,muy cerca de,rayando en</text:p>
          </table:table-cell>
          <table:table-cell office:value-type="string">
            <text:p>OTHER</text:p>
          </table:table-cell>
          <table:table-cell office:value-type="string">
            <text:p>1. Das Bett im Hotel war mir zu hart. 2. Die Brötchen sind ja ganz hart. 3. Ich habe eine harte Woche vor mir. Ich muss jeden Tag überstunden machen. 4. Wir haben hart gearbeitet, um die Wohnung zu bezahlen.</text:p>
          </table:table-cell>
        </table:table-row>
        <table:table-row table:style-name="ro1">
          <table:table-cell office:value-type="string">
            <text:p>hässlich</text:p>
          </table:table-cell>
          <table:table-cell office:value-type="string">
            <text:p>feo,macaco Cuba, Chil,malo,feo, malo,desagradable</text:p>
          </table:table-cell>
          <table:table-cell office:value-type="string">
            <text:p>OTHER</text:p>
          </table:table-cell>
          <table:table-cell office:value-type="string">
            <text:p>1. Das ist aber eine hässliche Lampe! 2. Dieses Kleid finde ich hässlich.</text:p>
          </table:table-cell>
        </table:table-row>
        <table:table-row table:style-name="ro1">
          <table:table-cell office:value-type="string">
            <text:p>häufig</text:p>
          </table:table-cell>
          <table:table-cell office:value-type="string">
            <text:p>frecuente,repetido,a menudo,con frecuencia</text:p>
          </table:table-cell>
          <table:table-cell office:value-type="string">
            <text:p>OTHER</text:p>
          </table:table-cell>
          <table:table-cell office:value-type="string">
            <text:p>Haben Sie häufig Kopfschmerzen? Dann sollten Sie nicht so lange am Computer sitzen.</text:p>
          </table:table-cell>
        </table:table-row>
        <table:table-row table:style-name="ro1">
          <table:table-cell office:value-type="string">
            <text:p>heimlich </text:p>
          </table:table-cell>
          <table:table-cell office:value-type="string">
            <text:p>secreto,clandestino,furtivo,en secreto, a escondidas</text:p>
          </table:table-cell>
          <table:table-cell office:value-type="string">
            <text:p>OTHER</text:p>
          </table:table-cell>
          <table:table-cell office:value-type="string">
            <text:p>Gestern habe ich gehört, dass mein Sohn heimlich raucht.</text:p>
          </table:table-cell>
        </table:table-row>
        <table:table-row table:style-name="ro1">
          <table:table-cell office:value-type="string">
            <text:p>heiß</text:p>
          </table:table-cell>
          <table:table-cell office:value-type="string">
            <text:p>caliente,caluroso,cálido,encarnizado,violento, fuerte,ardiente,delicado,en celo,de putamadre argot</text:p>
          </table:table-cell>
          <table:table-cell office:value-type="string">
            <text:p>OTHER</text:p>
          </table:table-cell>
          <table:table-cell office:value-type="string">
            <text:p>1. Für die Jahreszeit ist es zu heiß. 2. Ich mache dir einen heißen Tee.</text:p>
          </table:table-cell>
        </table:table-row>
        <table:table-row table:style-name="ro1">
          <table:table-cell office:value-type="string">
            <text:p>her</text:p>
          </table:table-cell>
          <table:table-cell office:value-type="string">
            <text:p>hacia aquí [oder acá],hace</text:p>
          </table:table-cell>
          <table:table-cell office:value-type="string">
            <text:p>OTHER</text:p>
          </table:table-cell>
          <table:table-cell office:value-type="string">
            <text:p>Wir haben uns lange nicht gesehen. – Ja, das ist wirklich lange her.</text:p>
          </table:table-cell>
        </table:table-row>
        <table:table-row table:style-name="ro1">
          <table:table-cell office:value-type="string">
            <text:p>herzlich</text:p>
          </table:table-cell>
          <table:table-cell office:value-type="string">
            <text:p>afectuoso, cariñoso,cordial,de todo corazón</text:p>
          </table:table-cell>
          <table:table-cell office:value-type="string">
            <text:p>OTHER</text:p>
          </table:table-cell>
          <table:table-cell office:value-type="string">
            <text:p>Herzlichen Glückwunsch!</text:p>
          </table:table-cell>
        </table:table-row>
        <table:table-row table:style-name="ro1">
          <table:table-cell office:value-type="string">
            <text:p>heute</text:p>
          </table:table-cell>
          <table:table-cell office:value-type="string">
            <text:p>hoy,hoy (en) día</text:p>
          </table:table-cell>
          <table:table-cell office:value-type="string">
            <text:p>OTHER</text:p>
          </table:table-cell>
          <table:table-cell office:value-type="string">
            <text:p>1. Heute kann ich etwas früher nach Hause gehen. 2. Ab heute bleibt unser Büro nachmittags geschlossen. 3. Frau Müller kommt heute in acht Tagen zurück. 4. Arbeiter verdienen heute oft mehr als Angestellte.</text:p>
          </table:table-cell>
        </table:table-row>
        <table:table-row table:style-name="ro1">
          <table:table-cell office:value-type="string">
            <text:p>hinter/hinter-</text:p>
          </table:table-cell>
          <table:table-cell/>
          <table:table-cell office:value-type="string">
            <text:p>OTHER</text:p>
          </table:table-cell>
          <table:table-cell office:value-type="string">
            <text:p>1. Hinter dem Haus haben wir einen Garten 2. Fahren Sie Ihren Wagen bitte hinter das Haus. 3. Auf den hinteren Plätzen kann man nicht sehr viel sehen.</text:p>
          </table:table-cell>
        </table:table-row>
        <table:table-row table:style-name="ro1">
          <table:table-cell office:value-type="string">
            <text:p>hinweisen</text:p>
          </table:table-cell>
          <table:table-cell office:value-type="string">
            <text:p>indicar,advertir</text:p>
          </table:table-cell>
          <table:table-cell office:value-type="string">
            <text:p>OTHER</text:p>
          </table:table-cell>
          <table:table-cell office:value-type="string">
            <text:p>Wir möchten Sie darauf hinweisen, dass das Rauchen am Bahnsteig nicht erlaubt ist.</text:p>
          </table:table-cell>
        </table:table-row>
        <table:table-row table:style-name="ro1">
          <table:table-cell office:value-type="string">
            <text:p>hoch</text:p>
          </table:table-cell>
          <table:table-cell office:value-type="string">
            <text:p>alto,agudo,elevado,avanzado,fuerte,grande,(hacia) arriba,en [oder a] lo alto,muy, mucho,altamente,sumamente</text:p>
          </table:table-cell>
          <table:table-cell office:value-type="string">
            <text:p>OTHER</text:p>
          </table:table-cell>
          <table:table-cell office:value-type="string">
            <text:p>1. Der Berg ist fast 3000 m hoch. 2. Das Hotel liegt hoch über dem See. 3. Die Benzinpreise sind sehr hoch.</text:p>
          </table:table-cell>
        </table:table-row>
        <table:table-row table:style-name="ro1">
          <table:table-cell office:value-type="string">
            <text:p>hübsch</text:p>
          </table:table-cell>
          <table:table-cell office:value-type="string">
            <text:p>guapo,bonito,mono,bastante</text:p>
          </table:table-cell>
          <table:table-cell office:value-type="string">
            <text:p>OTHER</text:p>
          </table:table-cell>
          <table:table-cell office:value-type="string">
            <text:p>1. Wir haben eine hübsche Wohnung gefunden. 2. Dietmars neue Freundin ist sehr hübsch.</text:p>
          </table:table-cell>
        </table:table-row>
        <table:table-row table:style-name="ro1">
          <table:table-cell office:value-type="string">
            <text:p><text:s/>ideal</text:p>
          </table:table-cell>
          <table:table-cell office:value-type="string">
            <text:p>ideal,ideell,geistig,Ideal nt,(Traum)ziel nt,Wunschtraum m,Ideale nt pl,Überzeugungen f pl,genial</text:p>
          </table:table-cell>
          <table:table-cell office:value-type="string">
            <text:p>OTHER</text:p>
          </table:table-cell>
          <table:table-cell office:value-type="string">
            <text:p>Eine Wohnung mit Garten wäre für uns ideal.</text:p>
          </table:table-cell>
        </table:table-row>
        <table:table-row table:style-name="ro1">
          <table:table-cell office:value-type="string">
            <text:p>in</text:p>
          </table:table-cell>
          <table:table-cell office:value-type="string">
            <text:p>en,dentro de,en, durante,dentro de, en,a,in</text:p>
          </table:table-cell>
          <table:table-cell office:value-type="string">
            <text:p>OTHER</text:p>
          </table:table-cell>
          <table:table-cell office:value-type="string">
            <text:p>1. Ich wohne in Frankfurt. 2. Meine Wohnung ist im dritten Stock. 3 Wollen wir heute ins Einkaufszentrum gehen? 4. Rufen Sie bitte in fünf Minuten noch einmal an. 5. Im Mai war ich in Urlaub. 6. Wir sind in einer schwierigen Lage. 7. Meine Tochter kommt nächstes Jahr ins Gymnasium.</text:p>
          </table:table-cell>
        </table:table-row>
        <table:table-row table:style-name="ro1">
          <table:table-cell office:value-type="string">
            <text:p>inklusive</text:p>
          </table:table-cell>
          <table:table-cell office:value-type="string">
            <text:p>inclusive, incluido</text:p>
          </table:table-cell>
          <table:table-cell office:value-type="string">
            <text:p>OTHER</text:p>
          </table:table-cell>
          <table:table-cell office:value-type="string">
            <text:p>Der Zimmerpreis ist inklusive Frühstück.</text:p>
          </table:table-cell>
        </table:table-row>
        <table:table-row table:style-name="ro1">
          <table:table-cell office:value-type="string">
            <text:p>inner-</text:p>
          </table:table-cell>
          <table:table-cell/>
          <table:table-cell office:value-type="string">
            <text:p>OTHER</text:p>
          </table:table-cell>
          <table:table-cell office:value-type="string">
            <text:p>Wir müssen Sie untersuchen. Es kann sein, dass Sie innere Verletzungen haben.</text:p>
          </table:table-cell>
        </table:table-row>
        <table:table-row table:style-name="ro1">
          <table:table-cell office:value-type="string">
            <text:p>innerhalb</text:p>
          </table:table-cell>
          <table:table-cell office:value-type="string">
            <text:p>dentro de,dentro de, en el plazo de,dentro</text:p>
          </table:table-cell>
          <table:table-cell office:value-type="string">
            <text:p>OTHER</text:p>
          </table:table-cell>
          <table:table-cell office:value-type="string">
            <text:p>1. Diese Fahrkarte gilt nur innerhalb der Stadt. 2. Nach dem Umzug müssen Sie sich innerhalb von 14 Tagen ummelden.</text:p>
          </table:table-cell>
        </table:table-row>
        <table:table-row table:style-name="ro1">
          <table:table-cell office:value-type="string">
            <text:p>international</text:p>
          </table:table-cell>
          <table:table-cell office:value-type="string">
            <text:p>internacional</text:p>
          </table:table-cell>
          <table:table-cell office:value-type="string">
            <text:p>OTHER</text:p>
          </table:table-cell>
          <table:table-cell office:value-type="string">
            <text:p>1. Die Teilnehmenden in unserem Kurs sind ganz international: Silvana kommt aus Italien, Conchi aus Spanien, Yin aus China ... 2. Der Professor war international bekannt.</text:p>
          </table:table-cell>
        </table:table-row>
        <table:table-row table:style-name="ro1">
          <table:table-cell office:value-type="string">
            <text:p>irgendein</text:p>
          </table:table-cell>
          <table:table-cell/>
          <table:table-cell office:value-type="string">
            <text:p>OTHER</text:p>
          </table:table-cell>
          <table:table-cell office:value-type="string">
            <text:p>Was für einen Saft möchten Sie? – Ganz egal, irgendeinen.</text:p>
          </table:table-cell>
        </table:table-row>
        <table:table-row table:style-name="ro1">
          <table:table-cell office:value-type="string">
            <text:p>ja</text:p>
          </table:table-cell>
          <table:table-cell office:value-type="string">
            <text:p>sí,ha</text:p>
          </table:table-cell>
          <table:table-cell office:value-type="string">
            <text:p>OTHER</text:p>
          </table:table-cell>
          <table:table-cell office:value-type="string">
            <text:p>1. Sind Sie verheiratet? – Ja. 2. Hallo? – Ja, bitte? Wer spricht denn da? 3. Denk bitte daran, die Tür abzuschließen. – Ja, ja, mach ́ ich. 4. Heute Morgen um fünf hat es geschneit. – Ja, wirklich? 5. Ich würde ja gern kommen, aber es geht wirklich nicht. 6. Du weißt ja, dass ich kein Bier trinke. Gib mir bitte einen Tee. 7. Du bist hier in Berlin? – Das ist ja eine überraschung. 9. Sage das ja nicht meinem Mann!</text:p>
          </table:table-cell>
        </table:table-row>
        <table:table-row table:style-name="ro1">
          <table:table-cell office:value-type="string">
            <text:p>je</text:p>
          </table:table-cell>
          <table:table-cell office:value-type="string">
            <text:p>alguna vez,cada,por,cuanto,hihi!,hehe!</text:p>
          </table:table-cell>
          <table:table-cell office:value-type="string">
            <text:p>OTHER</text:p>
          </table:table-cell>
          <table:table-cell office:value-type="string">
            <text:p>1. Die Pullover kosten je nach Qualität zwischen 40 und 60 Euro. 2. Fahren Sie im Juni oder im Juli? – Je nachdem, wann mein Mann Urlaub bekommt. </text:p>
          </table:table-cell>
        </table:table-row>
        <table:table-row table:style-name="ro1">
          <table:table-cell office:value-type="string">
            <text:p>je ... desto ... </text:p>
          </table:table-cell>
          <table:table-cell/>
          <table:table-cell office:value-type="string">
            <text:p>OTHER</text:p>
          </table:table-cell>
          <table:table-cell office:value-type="string">
            <text:p>3. Je länger ich Deutsch lerne, desto besser kann ich verstehen.</text:p>
          </table:table-cell>
        </table:table-row>
        <table:table-row table:style-name="ro1">
          <table:table-cell office:value-type="string">
            <text:p>jedes Mal</text:p>
          </table:table-cell>
          <table:table-cell/>
          <table:table-cell office:value-type="string">
            <text:p>OTHER</text:p>
          </table:table-cell>
          <table:table-cell office:value-type="string">
            <text:p>Inge erzählt die Geschichte jedes Mal anders.</text:p>
          </table:table-cell>
        </table:table-row>
        <table:table-row table:style-name="ro1">
          <table:table-cell office:value-type="string">
            <text:p>jemand</text:p>
          </table:table-cell>
          <table:table-cell office:value-type="string">
            <text:p>alguien,nadie</text:p>
          </table:table-cell>
          <table:table-cell office:value-type="string">
            <text:p>OTHER</text:p>
          </table:table-cell>
          <table:table-cell office:value-type="string">
            <text:p>1. Hat jemand einen Kuli für mich? 2. Kennst du jemand, der mir ein Fahrrad leihen kann?</text:p>
          </table:table-cell>
        </table:table-row>
        <table:table-row table:style-name="ro1">
          <table:table-cell office:value-type="string">
            <text:p>jetzt</text:p>
          </table:table-cell>
          <table:table-cell office:value-type="string">
            <text:p>ahora,en este momento</text:p>
          </table:table-cell>
          <table:table-cell office:value-type="string">
            <text:p>OTHER</text:p>
          </table:table-cell>
          <table:table-cell office:value-type="string">
            <text:p>1. Ich muss jetzt gehen. 2. Bis jetzt hat alles gut geklappt. 3. Ab jetzt werde ich wieder öfter ins Fitness-Studio gehen. 4. Ich habe jetzt schon dreimal bei meinem Bruder angerufen. Aber er ist nie da. 5. über viele Dinge denke ich jetzt anders als früher.</text:p>
          </table:table-cell>
        </table:table-row>
        <table:table-row table:style-name="ro1">
          <table:table-cell office:value-type="string">
            <text:p>jeweils</text:p>
          </table:table-cell>
          <table:table-cell office:value-type="string">
            <text:p>cada vez</text:p>
          </table:table-cell>
          <table:table-cell office:value-type="string">
            <text:p>OTHER</text:p>
          </table:table-cell>
          <table:table-cell office:value-type="string">
            <text:p>Der Kurs findet jeweils montags und donnerstags um 18 Uhr statt.</text:p>
          </table:table-cell>
        </table:table-row>
        <table:table-row table:style-name="ro1">
          <table:table-cell office:value-type="string">
            <text:p>kaputtgehen</text:p>
          </table:table-cell>
          <table:table-cell office:value-type="string">
            <text:p>estropearse, romperse por,arruinarse, destruirse por,marchitarse por,quebrar,destrozarse</text:p>
          </table:table-cell>
          <table:table-cell office:value-type="string">
            <text:p>OTHER</text:p>
          </table:table-cell>
          <table:table-cell office:value-type="string">
            <text:p>1. Pass bitte mit diesem Glas auf. Es geht leicht kaputt. 2. Der Fernseher ist gestern kaputtgegangen.</text:p>
          </table:table-cell>
        </table:table-row>
        <table:table-row table:style-name="ro1">
          <table:table-cell office:value-type="string">
            <text:p>kaputtmachen </text:p>
          </table:table-cell>
          <table:table-cell office:value-type="string">
            <text:p>romper, destrozar,arruinar,destrozar</text:p>
          </table:table-cell>
          <table:table-cell office:value-type="string">
            <text:p>OTHER</text:p>
          </table:table-cell>
          <table:table-cell office:value-type="string">
            <text:p>Wer hat die Lampe kaputtgemacht?</text:p>
          </table:table-cell>
        </table:table-row>
        <table:table-row table:style-name="ro1">
          <table:table-cell office:value-type="string">
            <text:p>kein-</text:p>
          </table:table-cell>
          <table:table-cell/>
          <table:table-cell office:value-type="string">
            <text:p>OTHER</text:p>
          </table:table-cell>
          <table:table-cell office:value-type="string">
            <text:p>1. Ich habe leider heute keine Zeit. 2. Jetzt habe ich noch keinen Hunger. 3. Ich habe keine Kinder. 4. Was für ein Auto haben Sie? – Ich habe keins. </text:p>
          </table:table-cell>
        </table:table-row>
        <table:table-row table:style-name="ro1">
          <table:table-cell office:value-type="string">
            <text:p>klar</text:p>
          </table:table-cell>
          <table:table-cell office:value-type="string">
            <text:p>claro,comprensible,evidente,despejado,transparente,diáfano,nítido,neto,obvio,lúcido,listo</text:p>
          </table:table-cell>
          <table:table-cell office:value-type="string">
            <text:p>OTHER</text:p>
          </table:table-cell>
          <table:table-cell office:value-type="string">
            <text:p>1. Sie müssen noch mehr Deutsch lernen. – Ja, das ist mir klar. 2. Kommst du mit? – Klar! 3. Ich komme zu deinem Geburtstag, das ist doch klar. 4. Leider haben wir bei der Bahn keine klare Auskunft bekommen.</text:p>
          </table:table-cell>
        </table:table-row>
        <table:table-row table:style-name="ro1">
          <table:table-cell office:value-type="string">
            <text:p>klasse </text:p>
          </table:table-cell>
          <table:table-cell office:value-type="string">
            <text:p>estupendo, cojonudo vulg</text:p>
          </table:table-cell>
          <table:table-cell office:value-type="string">
            <text:p>OTHER</text:p>
          </table:table-cell>
          <table:table-cell office:value-type="string">
            <text:p>Ich finde unseren Lehrer klasse.</text:p>
          </table:table-cell>
        </table:table-row>
        <table:table-row table:style-name="ro1">
          <table:table-cell office:value-type="string">
            <text:p>knapp</text:p>
          </table:table-cell>
          <table:table-cell office:value-type="string">
            <text:p>escaso,limitado,justo, ceñido,poco menos de,conciso,apenas,(muy) justo</text:p>
          </table:table-cell>
          <table:table-cell office:value-type="string">
            <text:p>OTHER</text:p>
          </table:table-cell>
          <table:table-cell office:value-type="string">
            <text:p>1. Mach schnell. Die Zeit ist knapp. 2. Unser Geld wird knapp. Wir müssen sparen. 3. Die Fahrt war kurz. Nur knapp eine Stunde. 4. Die Wohnung hat nur knapp 30 m2. 5. Der Tisch hat nur knapp 50 Euro gekostet.</text:p>
          </table:table-cell>
        </table:table-row>
        <table:table-row table:style-name="ro1">
          <table:table-cell office:value-type="string">
            <text:p>komplett</text:p>
          </table:table-cell>
          <table:table-cell office:value-type="string">
            <text:p>completo,por completo</text:p>
          </table:table-cell>
          <table:table-cell office:value-type="string">
            <text:p>OTHER</text:p>
          </table:table-cell>
          <table:table-cell office:value-type="string">
            <text:p>1. Ich habe den Termin komplett vergessen. 2. Die Wohnung ist jetzt komplett eingerichtet.</text:p>
          </table:table-cell>
        </table:table-row>
        <table:table-row table:style-name="ro1">
          <table:table-cell office:value-type="string">
            <text:p>kompliziert </text:p>
          </table:table-cell>
          <table:table-cell office:value-type="string">
            <text:p>complicado,complejo</text:p>
          </table:table-cell>
          <table:table-cell office:value-type="string">
            <text:p>OTHER</text:p>
          </table:table-cell>
          <table:table-cell office:value-type="string">
            <text:p>Die deutsche Sprache finde ich sehr kompliziert.</text:p>
          </table:table-cell>
        </table:table-row>
        <table:table-row table:style-name="ro1">
          <table:table-cell office:value-type="string">
            <text:p>kostenlos</text:p>
          </table:table-cell>
          <table:table-cell office:value-type="string">
            <text:p>gratuito,gratis</text:p>
          </table:table-cell>
          <table:table-cell office:value-type="string">
            <text:p>OTHER</text:p>
          </table:table-cell>
          <table:table-cell office:value-type="string">
            <text:p>Diese Zeitschrift kostet nichts. Sie ist kostenlos.</text:p>
          </table:table-cell>
        </table:table-row>
        <table:table-row table:style-name="ro1">
          <table:table-cell office:value-type="string">
            <text:p>kräftig</text:p>
          </table:table-cell>
          <table:table-cell office:value-type="string">
            <text:p>fuerte,garrudo Mex,robusto,vivo,sustancioso,mucho</text:p>
          </table:table-cell>
          <table:table-cell office:value-type="string">
            <text:p>OTHER</text:p>
          </table:table-cell>
          <table:table-cell office:value-type="string">
            <text:p>1. Mein Sohn ist kräftig. Er macht viel Sport und isst viel. 2. Die Suppe musst du kräftig würzen. </text:p>
          </table:table-cell>
        </table:table-row>
        <table:table-row table:style-name="ro1">
          <table:table-cell office:value-type="string">
            <text:p>krank</text:p>
          </table:table-cell>
          <table:table-cell office:value-type="string">
            <text:p>enfermo de</text:p>
          </table:table-cell>
          <table:table-cell office:value-type="string">
            <text:p>OTHER</text:p>
          </table:table-cell>
          <table:table-cell office:value-type="string">
            <text:p>1. Ich war zwei Wochen krank. 2. Ich muss mich um meine kranke Großmutter kümmern.</text:p>
          </table:table-cell>
        </table:table-row>
        <table:table-row table:style-name="ro1">
          <table:table-cell office:value-type="string">
            <text:p>krankmelden,</text:p>
          </table:table-cell>
          <table:table-cell/>
          <table:table-cell office:value-type="string">
            <text:p>OTHER</text:p>
          </table:table-cell>
          <table:table-cell office:value-type="string">
            <text:p>1. Er hat sich für heute krankgemeldet. 2. Ich melde meinen Mann krank.</text:p>
          </table:table-cell>
        </table:table-row>
        <table:table-row table:style-name="ro1">
          <table:table-cell office:value-type="string">
            <text:p>Kriminal-</text:p>
          </table:table-cell>
          <table:table-cell/>
          <table:table-cell office:value-type="string">
            <text:p>OTHER</text:p>
          </table:table-cell>
          <table:table-cell office:value-type="string">
            <text:p>-------------</text:p>
          </table:table-cell>
        </table:table-row>
        <table:table-row table:style-name="ro1">
          <table:table-cell office:value-type="string">
            <text:p>kühl</text:p>
          </table:table-cell>
          <table:table-cell office:value-type="string">
            <text:p>fresco,frío</text:p>
          </table:table-cell>
          <table:table-cell office:value-type="string">
            <text:p>OTHER</text:p>
          </table:table-cell>
          <table:table-cell office:value-type="string">
            <text:p>Es ist kühl draußen. Zieh dir eine Jacke an.</text:p>
          </table:table-cell>
        </table:table-row>
        <table:table-row table:style-name="ro1">
          <table:table-cell office:value-type="string">
            <text:p>kurz</text:p>
          </table:table-cell>
          <table:table-cell office:value-type="string">
            <text:p>corto, breve,corto</text:p>
          </table:table-cell>
          <table:table-cell office:value-type="string">
            <text:p>OTHER</text:p>
          </table:table-cell>
          <table:table-cell office:value-type="string">
            <text:p>1. Ricardo hat kurze Haare. 2. Kann ich Sie kurz sprechen? 3. Kurz vor 8 Uhr hat das Telefon geklingelt. 4. Mein Mann ist kurz nach mir gekommen. 5. Ich bin vor Kurzem nach München gezogen. 6. Ich wohne seit Kurzem in München. 7. Ich habe das Kleid kürzer machen lassen.</text:p>
          </table:table-cell>
        </table:table-row>
        <table:table-row table:style-name="ro1">
          <table:table-cell office:value-type="string">
            <text:p>lang</text:p>
          </table:table-cell>
          <table:table-cell office:value-type="string">
            <text:p>largo,alto,durante,por</text:p>
          </table:table-cell>
          <table:table-cell office:value-type="string">
            <text:p>OTHER</text:p>
          </table:table-cell>
          <table:table-cell office:value-type="string">
            <text:p>1. Der Teppich ist 3 m lang und 2 m breit. 2. Meine Schwester hat mir einen langen Brief geschrieben. 3. Die Hose ist zu lang. Können Sie sie kürzer machen?</text:p>
          </table:table-cell>
        </table:table-row>
        <table:table-row table:style-name="ro1">
          <table:table-cell office:value-type="string">
            <text:p>lang(e)</text:p>
          </table:table-cell>
          <table:table-cell/>
          <table:table-cell office:value-type="string">
            <text:p>OTHER</text:p>
          </table:table-cell>
          <table:table-cell office:value-type="string">
            <text:p>1. Wie lange dauert die Fahrt von Hamburg nach Berlin? 2. Wie lange bist du schon in Deutschland? 3. Wartest du schon lange? 4. Wir sind noch lange nicht fertig mit der Arbeit. 5. Wir haben lange gefrühstückt. 6. Beim Arzt muss man oft lange warten. 7. Ich komme gleich. Es dauert nicht lange.</text:p>
          </table:table-cell>
        </table:table-row>
        <table:table-row table:style-name="ro1">
          <table:table-cell office:value-type="string">
            <text:p>längst</text:p>
          </table:table-cell>
          <table:table-cell office:value-type="string">
            <text:p>hace tiempo,ni mucho menos</text:p>
          </table:table-cell>
          <table:table-cell office:value-type="string">
            <text:p>OTHER</text:p>
          </table:table-cell>
          <table:table-cell office:value-type="string">
            <text:p>Wann reparierst du die Heizung? – Die habe ich schon längst repariert.</text:p>
          </table:table-cell>
        </table:table-row>
        <table:table-row table:style-name="ro1">
          <table:table-cell office:value-type="string">
            <text:p>langsam</text:p>
          </table:table-cell>
          <table:table-cell office:value-type="string">
            <text:p>lento,paulatino,despacio,paulatinamente, poco a poco</text:p>
          </table:table-cell>
          <table:table-cell office:value-type="string">
            <text:p>OTHER</text:p>
          </table:table-cell>
          <table:table-cell office:value-type="string">
            <text:p>1. Könnten Sie bitte etwas langsamer sprechen? 2. Es wird langsam kalt. Es wird Herbst. </text:p>
          </table:table-cell>
        </table:table-row>
        <table:table-row table:style-name="ro1">
          <table:table-cell office:value-type="string">
            <text:p>laut</text:p>
          </table:table-cell>
          <table:table-cell office:value-type="string">
            <text:p>alto,fuerte,ruidoso,según, conforme a,de acuerdo con</text:p>
          </table:table-cell>
          <table:table-cell office:value-type="string">
            <text:p>OTHER</text:p>
          </table:table-cell>
          <table:table-cell office:value-type="string">
            <text:p>1. Lass uns gehen. Hier ist es mir zu laut. 2. Können Sie bitte etwas lauter sprechen?</text:p>
          </table:table-cell>
        </table:table-row>
        <table:table-row table:style-name="ro1">
          <table:table-cell office:value-type="string">
            <text:p>leer</text:p>
          </table:table-cell>
          <table:table-cell office:value-type="string">
            <text:p>vacío,no amueblado,despoblado,en blanco,vano,inexpresivo,lesen,deuten</text:p>
          </table:table-cell>
          <table:table-cell office:value-type="string">
            <text:p>OTHER</text:p>
          </table:table-cell>
          <table:table-cell office:value-type="string">
            <text:p>1. Das Restaurant war fast leer. 2. Die Kanne ist fast leer. Ich mache uns neuen Tee.</text:p>
          </table:table-cell>
        </table:table-row>
        <table:table-row table:style-name="ro1">
          <table:table-cell office:value-type="string">
            <text:p>leicht</text:p>
          </table:table-cell>
          <table:table-cell office:value-type="string">
            <text:p>ligero, liviano,fácil, sencillo,leve, ligero,con facilidad,fácil,sencillo,poco</text:p>
          </table:table-cell>
          <table:table-cell office:value-type="string">
            <text:p>OTHER</text:p>
          </table:table-cell>
          <table:table-cell office:value-type="string">
            <text:p>1. Der Koffer ist ganz leicht. Ich kann ihn allein tragen. 2. Es ist nicht leicht, Deutsch zu lernen.</text:p>
          </table:table-cell>
        </table:table-row>
        <table:table-row table:style-name="ro1">
          <table:table-cell office:value-type="string">
            <text:p>leise</text:p>
          </table:table-cell>
          <table:table-cell office:value-type="string">
            <text:p>silencioso,quedo,bajo,ligero,leve,vago,sin (hacer) ruido,en voz baja,con suavidad</text:p>
          </table:table-cell>
          <table:table-cell office:value-type="string">
            <text:p>OTHER</text:p>
          </table:table-cell>
          <table:table-cell office:value-type="string">
            <text:p>1. Seid leise. Die anderen schlafen schon.2. Könntest du das Radio bitte etwas leiser stellen?</text:p>
          </table:table-cell>
        </table:table-row>
        <table:table-row table:style-name="ro1">
          <table:table-cell office:value-type="string">
            <text:p>lieb</text:p>
          </table:table-cell>
          <table:table-cell office:value-type="string">
            <text:p>querido,amable,simpático,bueno,agradable</text:p>
          </table:table-cell>
          <table:table-cell office:value-type="string">
            <text:p>OTHER</text:p>
          </table:table-cell>
          <table:table-cell office:value-type="string">
            <text:p>1. Wir haben aus Liebe geheiratet. 2. Für mich ist das Wichtigste die Liebe zu meiner Familie und zu meinen Kindern. 3. Die Kinder haben die Geschenke mit viel Liebe gemacht.</text:p>
          </table:table-cell>
        </table:table-row>
        <table:table-row table:style-name="ro1">
          <table:table-cell office:value-type="string">
            <text:p>Lieblings-</text:p>
          </table:table-cell>
          <table:table-cell/>
          <table:table-cell office:value-type="string">
            <text:p>OTHER</text:p>
          </table:table-cell>
          <table:table-cell office:value-type="string">
            <text:p>Zu deinem Geburtstag singen wir dir ein Lied.</text:p>
          </table:table-cell>
        </table:table-row>
        <table:table-row table:style-name="ro1">
          <table:table-cell office:value-type="string">
            <text:p>links</text:p>
          </table:table-cell>
          <table:table-cell office:value-type="string">
            <text:p>a la izquierda,a la izquierda de</text:p>
          </table:table-cell>
          <table:table-cell office:value-type="string">
            <text:p>OTHER</text:p>
          </table:table-cell>
          <table:table-cell office:value-type="string">
            <text:p>1. An der Kreuzung müssen Sie nach links abbiegen.2. Gehen Sie die nächste Straße links.</text:p>
          </table:table-cell>
        </table:table-row>
        <table:table-row table:style-name="ro1">
          <table:table-cell office:value-type="string">
            <text:p>link-</text:p>
          </table:table-cell>
          <table:table-cell/>
          <table:table-cell office:value-type="string">
            <text:p>OTHER</text:p>
          </table:table-cell>
          <table:table-cell office:value-type="string">
            <text:p>1. Er hat sich das linke Bein gebrochen. 2. Das Haus ist auf der linken Seite.</text:p>
          </table:table-cell>
        </table:table-row>
        <table:table-row table:style-name="ro1">
          <table:table-cell office:value-type="string">
            <text:p>locker</text:p>
          </table:table-cell>
          <table:table-cell office:value-type="string">
            <text:p>flojo,suelto,esponjoso,mullido,relajado,libertino</text:p>
          </table:table-cell>
          <table:table-cell office:value-type="string">
            <text:p>OTHER</text:p>
          </table:table-cell>
          <table:table-cell office:value-type="string">
            <text:p>Lassen Sie bitte die Arme ganz locker und atmen Sie tief ein.</text:p>
          </table:table-cell>
        </table:table-row>
        <table:table-row table:style-name="ro1">
          <table:table-cell office:value-type="string">
            <text:p>lustig</text:p>
          </table:table-cell>
          <table:table-cell office:value-type="string">
            <text:p>alegre,divertido, cómico</text:p>
          </table:table-cell>
          <table:table-cell office:value-type="string">
            <text:p>OTHER</text:p>
          </table:table-cell>
          <table:table-cell office:value-type="string">
            <text:p>1. Ich habe einen lustigen Film gesehen. 2. Mir ist heute etwas Lustiges passiert.</text:p>
          </table:table-cell>
        </table:table-row>
        <table:table-row table:style-name="ro1">
          <table:table-cell office:value-type="string">
            <text:p>mal </text:p>
          </table:table-cell>
          <table:table-cell office:value-type="string">
            <text:p>por,una vez,antes,alguna vez, un día,Schaden m,Unrecht nt,Böse nt,Übel nt,Nachteil m,Krankheit f,Unglück nt,schlecht,böse,falsch</text:p>
          </table:table-cell>
          <table:table-cell office:value-type="string">
            <text:p>OTHER</text:p>
          </table:table-cell>
          <table:table-cell office:value-type="string">
            <text:p>(siehe einmal)</text:p>
          </table:table-cell>
        </table:table-row>
        <table:table-row table:style-name="ro1">
          <table:table-cell office:value-type="string">
            <text:p>man</text:p>
          </table:table-cell>
          <table:table-cell office:value-type="string">
            <text:p>se,uno m,una f</text:p>
          </table:table-cell>
          <table:table-cell office:value-type="string">
            <text:p>OTHER</text:p>
          </table:table-cell>
          <table:table-cell office:value-type="string">
            <text:p>1. Wie schreibt man das? 2. Hier darf man nicht parken.</text:p>
          </table:table-cell>
        </table:table-row>
        <table:table-row table:style-name="ro1">
          <table:table-cell office:value-type="string">
            <text:p>manch-</text:p>
          </table:table-cell>
          <table:table-cell/>
          <table:table-cell office:value-type="string">
            <text:p>OTHER</text:p>
          </table:table-cell>
          <table:table-cell office:value-type="string">
            <text:p>1. Manche Nachbarn sind unfreundlich. 2. An manchen Tagen ist das Zugfahren billiger.</text:p>
          </table:table-cell>
        </table:table-row>
        <table:table-row table:style-name="ro1">
          <table:table-cell office:value-type="string">
            <text:p>maximal</text:p>
          </table:table-cell>
          <table:table-cell office:value-type="string">
            <text:p>máximo,como máximo, a lo sumo</text:p>
          </table:table-cell>
          <table:table-cell office:value-type="string">
            <text:p>OTHER</text:p>
          </table:table-cell>
          <table:table-cell office:value-type="string">
            <text:p>1. Wie lange braucht ein Brief? – Maximal zwei Tage.2. Wie schwer darf der Brief sein? – Maximal 20 g.</text:p>
          </table:table-cell>
        </table:table-row>
        <table:table-row table:style-name="ro1">
          <table:table-cell office:value-type="string">
            <text:p>mehrere</text:p>
          </table:table-cell>
          <table:table-cell office:value-type="string">
            <text:p>varios,diferentes</text:p>
          </table:table-cell>
          <table:table-cell office:value-type="string">
            <text:p>OTHER</text:p>
          </table:table-cell>
          <table:table-cell office:value-type="string">
            <text:p>1. Ich habe mehrere Leute gefragt. Aber niemand konnte mir helfen. 2. Viele Wörter haben mehrere Bedeutungen.</text:p>
          </table:table-cell>
        </table:table-row>
        <table:table-row table:style-name="ro1">
          <table:table-cell office:value-type="string">
            <text:p>meistens (meist)</text:p>
          </table:table-cell>
          <table:table-cell/>
          <table:table-cell office:value-type="string">
            <text:p>OTHER</text:p>
          </table:table-cell>
          <table:table-cell office:value-type="string">
            <text:p>1. Meistens trinke ich zum Frühstück nur einen Kaffee.2. Seid ihr am Wochenende zu Hause? – Ja, meistens.</text:p>
          </table:table-cell>
        </table:table-row>
        <table:table-row table:style-name="ro1">
          <table:table-cell office:value-type="string">
            <text:p>mit</text:p>
          </table:table-cell>
          <table:table-cell office:value-type="string">
            <text:p>con,a, con,en,con, de,con, a</text:p>
          </table:table-cell>
          <table:table-cell office:value-type="string">
            <text:p>OTHER</text:p>
          </table:table-cell>
          <table:table-cell office:value-type="string">
            <text:p>1. Ich gehe heute Abend mit Maria aus. 2. Wir suchen eine Dreizimmerwohnung mit Küche und Bad. 3. Ich hätte gern einen Tee mit Zitrone. 4. Mit meiner Mutter sind wir acht Personen. 5. Ich bin mit dem Fahrrad gekommen.</text:p>
          </table:table-cell>
        </table:table-row>
        <table:table-row table:style-name="ro1">
          <table:table-cell office:value-type="string">
            <text:p>miteinander</text:p>
          </table:table-cell>
          <table:table-cell office:value-type="string">
            <text:p>el uno con el otro,juntos</text:p>
          </table:table-cell>
          <table:table-cell office:value-type="string">
            <text:p>OTHER</text:p>
          </table:table-cell>
          <table:table-cell office:value-type="string">
            <text:p>Sprechen Sie bitte miteinander.</text:p>
          </table:table-cell>
        </table:table-row>
        <table:table-row table:style-name="ro1">
          <table:table-cell office:value-type="string">
            <text:p>mitten</text:p>
          </table:table-cell>
          <table:table-cell/>
          <table:table-cell office:value-type="string">
            <text:p>OTHER</text:p>
          </table:table-cell>
          <table:table-cell office:value-type="string">
            <text:p>Wir haben eine Wohnung mitten in der Stadt. Das Flugzeug hatte Verspätung. Wir sind erst mitten in der Nacht angekommen.</text:p>
          </table:table-cell>
        </table:table-row>
        <table:table-row table:style-name="ro1">
          <table:table-cell office:value-type="string">
            <text:p>modern</text:p>
          </table:table-cell>
          <table:table-cell office:value-type="string">
            <text:p>pudrirse, descomponerse,moderno</text:p>
          </table:table-cell>
          <table:table-cell office:value-type="string">
            <text:p>OTHER</text:p>
          </table:table-cell>
          <table:table-cell office:value-type="string">
            <text:p>Die Wohnung ist modern eingerichtet. Das Stadtzentrum von Frankfurt ist ganz modern.</text:p>
          </table:table-cell>
        </table:table-row>
        <table:table-row table:style-name="ro1">
          <table:table-cell office:value-type="string">
            <text:p>möglichst</text:p>
          </table:table-cell>
          <table:table-cell office:value-type="string">
            <text:p>a ser posible, si es posible</text:p>
          </table:table-cell>
          <table:table-cell office:value-type="string">
            <text:p>OTHER</text:p>
          </table:table-cell>
          <table:table-cell office:value-type="string">
            <text:p>Sagen Sie mir bitte möglichst bald, ob Ihnen der Termin passt. Wir suchen eine Wohnung, möglichst im Erdgeschoss.</text:p>
          </table:table-cell>
        </table:table-row>
        <table:table-row table:style-name="ro1">
          <table:table-cell office:value-type="string">
            <text:p>mündlich</text:p>
          </table:table-cell>
          <table:table-cell office:value-type="string">
            <text:p>oral,verbalmente</text:p>
          </table:table-cell>
          <table:table-cell office:value-type="string">
            <text:p>OTHER</text:p>
          </table:table-cell>
          <table:table-cell office:value-type="string">
            <text:p>Die mündliche Prüfung ist erst nächste Woche.</text:p>
          </table:table-cell>
        </table:table-row>
        <table:table-row table:style-name="ro1">
          <table:table-cell office:value-type="string">
            <text:p>nach</text:p>
          </table:table-cell>
          <table:table-cell office:value-type="string">
            <text:p>hacia, a,a,con destino a, para,después de,y,según, conforme a</text:p>
          </table:table-cell>
          <table:table-cell office:value-type="string">
            <text:p>OTHER</text:p>
          </table:table-cell>
          <table:table-cell office:value-type="string">
            <text:p>1. Ich fahre morgen nach Hamburg. 2. Ich muss jetzt nach Hause. 3. Wir treffen uns nach dem Essen. 4. Es ist schon nach acht. Wir müssen</text:p>
          </table:table-cell>
        </table:table-row>
        <table:table-row table:style-name="ro1">
          <table:table-cell office:value-type="string">
            <text:p>nah(e)</text:p>
          </table:table-cell>
          <table:table-cell/>
          <table:table-cell office:value-type="string">
            <text:p>OTHER</text:p>
          </table:table-cell>
          <table:table-cell office:value-type="string">
            <text:p>Wie weit ist es zum Bahnhof? – Das ist ganz nah, nur zwei Minuten von hier.</text:p>
          </table:table-cell>
        </table:table-row>
        <table:table-row table:style-name="ro1">
          <table:table-cell office:value-type="string">
            <text:p>nass</text:p>
          </table:table-cell>
          <table:table-cell office:value-type="string">
            <text:p>mojado,calado,empapado,húmedo</text:p>
          </table:table-cell>
          <table:table-cell office:value-type="string">
            <text:p>OTHER</text:p>
          </table:table-cell>
          <table:table-cell office:value-type="string">
            <text:p>1. Es hat schrecklich geregnet. Ich bin ganz nass geworden.2. Geh nicht mit den nassen Schuhen ins Wohnzimmer.</text:p>
          </table:table-cell>
        </table:table-row>
        <table:table-row table:style-name="ro1">
          <table:table-cell office:value-type="string">
            <text:p>natürlich</text:p>
          </table:table-cell>
          <table:table-cell office:value-type="string">
            <text:p>natural,natural, lógico,naturalmente, por supuesto</text:p>
          </table:table-cell>
          <table:table-cell office:value-type="string">
            <text:p>OTHER</text:p>
          </table:table-cell>
          <table:table-cell office:value-type="string">
            <text:p>1. Natürlich helfen wir dir. 2. Kommst du auch wirklich zu meinerParty? – Natürlich.</text:p>
          </table:table-cell>
        </table:table-row>
        <table:table-row table:style-name="ro1">
          <table:table-cell office:value-type="string">
            <text:p>neblig</text:p>
          </table:table-cell>
          <table:table-cell/>
          <table:table-cell office:value-type="string">
            <text:p>OTHER</text:p>
          </table:table-cell>
          <table:table-cell office:value-type="string">
            <text:p>Fahr vorsichtig! Es ist neblig.</text:p>
          </table:table-cell>
        </table:table-row>
        <table:table-row table:style-name="ro1">
          <table:table-cell office:value-type="string">
            <text:p>neben</text:p>
          </table:table-cell>
          <table:table-cell office:value-type="string">
            <text:p>junto a, al lado de,en comparación con, al lado de,además de,al lado de</text:p>
          </table:table-cell>
          <table:table-cell office:value-type="string">
            <text:p>OTHER</text:p>
          </table:table-cell>
          <table:table-cell office:value-type="string">
            <text:p>1. Neben mir ist noch ein Platz frei. 2. Darf ich mich neben dich setzen? 3. Die Apotheke ist gleich links neben der Post.</text:p>
          </table:table-cell>
        </table:table-row>
        <table:table-row table:style-name="ro1">
          <table:table-cell office:value-type="string">
            <text:p>negativ</text:p>
          </table:table-cell>
          <table:table-cell office:value-type="string">
            <text:p>negativo</text:p>
          </table:table-cell>
          <table:table-cell office:value-type="string">
            <text:p>OTHER</text:p>
          </table:table-cell>
          <table:table-cell office:value-type="string">
            <text:p>Du solltest nicht alles negativ sehen.</text:p>
          </table:table-cell>
        </table:table-row>
        <table:table-row table:style-name="ro1">
          <table:table-cell office:value-type="string">
            <text:p>nein</text:p>
          </table:table-cell>
          <table:table-cell office:value-type="string">
            <text:p>no</text:p>
          </table:table-cell>
          <table:table-cell office:value-type="string">
            <text:p>OTHER</text:p>
          </table:table-cell>
          <table:table-cell office:value-type="string">
            <text:p>1. Noch ein Bier? – Nein, danke. 2. Kommst du auch mit nach München? – Nein, ich habe keine Zeit.</text:p>
          </table:table-cell>
        </table:table-row>
        <table:table-row table:style-name="ro1">
          <table:table-cell office:value-type="string">
            <text:p>netto</text:p>
          </table:table-cell>
          <table:table-cell office:value-type="string">
            <text:p>neto</text:p>
          </table:table-cell>
          <table:table-cell office:value-type="string">
            <text:p>OTHER</text:p>
          </table:table-cell>
          <table:table-cell office:value-type="string">
            <text:p>Mein Bruder verdient netto 1.200 Euro.</text:p>
          </table:table-cell>
        </table:table-row>
        <table:table-row table:style-name="ro1">
          <table:table-cell office:value-type="string">
            <text:p>neu</text:p>
          </table:table-cell>
          <table:table-cell office:value-type="string">
            <text:p>nuevo,recién,de nuevo</text:p>
          </table:table-cell>
          <table:table-cell office:value-type="string">
            <text:p>OTHER</text:p>
          </table:table-cell>
          <table:table-cell office:value-type="string">
            <text:p>1. Mein Wagen ist noch ganz neu. 2. Wir haben eine neue Wohnung. 3. Man darf hier nicht mehr rauchen? Das ist mir ganz neu. </text:p>
          </table:table-cell>
        </table:table-row>
        <table:table-row table:style-name="ro1">
          <table:table-cell office:value-type="string">
            <text:p>nicht</text:p>
          </table:table-cell>
          <table:table-cell office:value-type="string">
            <text:p>no,verdad</text:p>
          </table:table-cell>
          <table:table-cell office:value-type="string">
            <text:p>OTHER</text:p>
          </table:table-cell>
          <table:table-cell office:value-type="string">
            <text:p>1. Zigarette? - Danke, ich rauche nicht. 2. Wie geht es dir? – Nicht so gut. 3. Das Essen in der Kantine ist gar nicht schlecht. 4. Du kommst immer zu spät! – Das stimmt nicht.</text:p>
          </table:table-cell>
        </table:table-row>
        <table:table-row table:style-name="ro1">
          <table:table-cell office:value-type="string">
            <text:p>nichts</text:p>
          </table:table-cell>
          <table:table-cell office:value-type="string">
            <text:p>nada</text:p>
          </table:table-cell>
          <table:table-cell office:value-type="string">
            <text:p>OTHER</text:p>
          </table:table-cell>
          <table:table-cell office:value-type="string">
            <text:p>1. Ich habe noch nichts gegessen. 2. Ich weiß auch nichts Genaues. 3. Ich habe nichts zum Schreiben dabei. 4. Entschuldigung! – Das macht nichts.</text:p>
          </table:table-cell>
        </table:table-row>
        <table:table-row table:style-name="ro1">
          <table:table-cell office:value-type="string">
            <text:p>niemand</text:p>
          </table:table-cell>
          <table:table-cell office:value-type="string">
            <text:p>nadie</text:p>
          </table:table-cell>
          <table:table-cell office:value-type="string">
            <text:p>OTHER</text:p>
          </table:table-cell>
          <table:table-cell office:value-type="string">
            <text:p>Ich habe geklingelt. Aber es war niemand zu Hause.</text:p>
          </table:table-cell>
        </table:table-row>
        <table:table-row table:style-name="ro1">
          <table:table-cell office:value-type="string">
            <text:p>noch</text:p>
          </table:table-cell>
          <table:table-cell office:value-type="string">
            <text:p>aún, todavía,otro, más</text:p>
          </table:table-cell>
          <table:table-cell office:value-type="string">
            <text:p>OTHER</text:p>
          </table:table-cell>
          <table:table-cell office:value-type="string">
            <text:p>1. Mein Bruder geht noch zur Schule. 2. Bist du fertig. – Nein, noch nicht ganz. 3. Haben Sie noch einen Wunsch? – Ja, bitte noch ein Bier. 4. Sonst noch etwas? – Nein, danke. 5. Ich komme später. Ich muss erst noch einkaufen. 6. Meine Freundin studiert, und abends arbeitet sie noch als Kellnerin. 7. Es ist nicht mehr viel Zeit. Nur noch fünf Minuten. 8. Ich habe nur noch 20 Euro. 9. Ist das Essen schon fertig. – Nein, esdauert noch ein paar Minuten. 10. Ist Amadeo schon da? – Vielleicht kommt er noch.</text:p>
          </table:table-cell>
        </table:table-row>
        <table:table-row table:style-name="ro1">
          <table:table-cell office:value-type="string">
            <text:p>nochmal</text:p>
          </table:table-cell>
          <table:table-cell/>
          <table:table-cell office:value-type="string">
            <text:p>OTHER</text:p>
          </table:table-cell>
          <table:table-cell office:value-type="string">
            <text:p>1. Vielen Dank nochmal. 2. Bitte sagen Sie das nochmal.</text:p>
          </table:table-cell>
        </table:table-row>
        <table:table-row table:style-name="ro1">
          <table:table-cell office:value-type="string">
            <text:p>normal</text:p>
          </table:table-cell>
          <table:table-cell office:value-type="string">
            <text:p>normal,corriente,normalmente,regelrecht,vorschriftsmäßig,≈ Pädagogische Hochschule f,Normale f</text:p>
          </table:table-cell>
          <table:table-cell office:value-type="string">
            <text:p>OTHER</text:p>
          </table:table-cell>
          <table:table-cell office:value-type="string">
            <text:p>Fehler zu machen ist doch ganz normal.</text:p>
          </table:table-cell>
        </table:table-row>
        <table:table-row table:style-name="ro1">
          <table:table-cell office:value-type="string">
            <text:p>nördlich</text:p>
          </table:table-cell>
          <table:table-cell office:value-type="string">
            <text:p>del norte, septentrional,al norte de</text:p>
          </table:table-cell>
          <table:table-cell office:value-type="string">
            <text:p>OTHER</text:p>
          </table:table-cell>
          <table:table-cell office:value-type="string">
            <text:p>Mein Dorf liegt nördlich von Köln.</text:p>
          </table:table-cell>
        </table:table-row>
        <table:table-row table:style-name="ro1">
          <table:table-cell office:value-type="string">
            <text:p>notieren</text:p>
          </table:table-cell>
          <table:table-cell office:value-type="string">
            <text:p>cotizar,anotar, apuntar</text:p>
          </table:table-cell>
          <table:table-cell office:value-type="string">
            <text:p>OTHER</text:p>
          </table:table-cell>
          <table:table-cell office:value-type="string">
            <text:p>Ich habe mir den Termin notiert.</text:p>
          </table:table-cell>
        </table:table-row>
        <table:table-row table:style-name="ro1">
          <table:table-cell office:value-type="string">
            <text:p>nötig</text:p>
          </table:table-cell>
          <table:table-cell office:value-type="string">
            <text:p>necesario, preciso</text:p>
          </table:table-cell>
          <table:table-cell office:value-type="string">
            <text:p>OTHER</text:p>
          </table:table-cell>
          <table:table-cell office:value-type="string">
            <text:p>1. Wenn es nötig ist, nehmen Sie noch eine Tablette.2. Kann ich Ihnen helfen? – Danke, nicht nötig.</text:p>
          </table:table-cell>
        </table:table-row>
        <table:table-row table:style-name="ro1">
          <table:table-cell office:value-type="string">
            <text:p>nun</text:p>
          </table:table-cell>
          <table:table-cell office:value-type="string">
            <text:p>ahora,entretanto,pues, bueno,pues bien</text:p>
          </table:table-cell>
          <table:table-cell office:value-type="string">
            <text:p>OTHER</text:p>
          </table:table-cell>
          <table:table-cell office:value-type="string">
            <text:p>1. Schade, dass du arbeiten musst. – Das ist nun mal so.2. Was ist jetzt? Kommst du nun endlich?</text:p>
          </table:table-cell>
        </table:table-row>
        <table:table-row table:style-name="ro1">
          <table:table-cell office:value-type="string">
            <text:p>nur</text:p>
          </table:table-cell>
          <table:table-cell office:value-type="string">
            <text:p>sólo, solamente,nomás Arg, Mex, Ven</text:p>
          </table:table-cell>
          <table:table-cell office:value-type="string">
            <text:p>OTHER</text:p>
          </table:table-cell>
          <table:table-cell office:value-type="string">
            <text:p>1. Im Kaufhaus gibt's T-Shirts für nur fünf Euro.2. Ich habe keinen Hunger. Ich möchte nur etwas trinken. 3. Ich habe nur heute Abend Zeit. 4. Kannst du mir Geld leihen? Tut mir leid. Ich habe nur fünf Euro dabei. </text:p>
          </table:table-cell>
        </table:table-row>
        <table:table-row table:style-name="ro1">
          <table:table-cell office:value-type="string">
            <text:p>ob</text:p>
          </table:table-cell>
          <table:table-cell office:value-type="string">
            <text:p>si,lo mismo da que +subj</text:p>
          </table:table-cell>
          <table:table-cell office:value-type="string">
            <text:p>OTHER</text:p>
          </table:table-cell>
          <table:table-cell office:value-type="string">
            <text:p>1. Ich weiß noch nicht, ob ich kommen kann.2. Ob dieser Bus zum Bahnhof fährt, weiß ich nicht.</text:p>
          </table:table-cell>
        </table:table-row>
        <table:table-row table:style-name="ro1">
          <table:table-cell office:value-type="string">
            <text:p>oben</text:p>
          </table:table-cell>
          <table:table-cell office:value-type="string">
            <text:p>arriba,en la superficie</text:p>
          </table:table-cell>
          <table:table-cell office:value-type="string">
            <text:p>OTHER</text:p>
          </table:table-cell>
          <table:table-cell office:value-type="string">
            <text:p>1. Wir wohnen oben im 4. Stock. 2. Die Butter liegt im Kühlschrank ganz oben.</text:p>
          </table:table-cell>
        </table:table-row>
        <table:table-row table:style-name="ro1">
          <table:table-cell office:value-type="string">
            <text:p>oder</text:p>
          </table:table-cell>
          <table:table-cell office:value-type="string">
            <text:p>o,u,ó,si no</text:p>
          </table:table-cell>
          <table:table-cell office:value-type="string">
            <text:p>OTHER</text:p>
          </table:table-cell>
          <table:table-cell office:value-type="string">
            <text:p>1. Möchten Sie Kaffee oder Tee? 2. Was möchtest du essen? – Ich weiß nicht, entweder eine Suppe oder einen Salat?</text:p>
          </table:table-cell>
        </table:table-row>
        <table:table-row table:style-name="ro1">
          <table:table-cell office:value-type="string">
            <text:p>öffentlich</text:p>
          </table:table-cell>
          <table:table-cell office:value-type="string">
            <text:p>público,en público</text:p>
          </table:table-cell>
          <table:table-cell office:value-type="string">
            <text:p>OTHER</text:p>
          </table:table-cell>
          <table:table-cell office:value-type="string">
            <text:p>1. In der Stadt fahre ich immer mit öffentlichen Verkehrsmitteln. 2. In öffentlichen Gebäuden darf man nicht rauchen.</text:p>
          </table:table-cell>
        </table:table-row>
        <table:table-row table:style-name="ro1">
          <table:table-cell office:value-type="string">
            <text:p>oft/öfter</text:p>
          </table:table-cell>
          <table:table-cell/>
          <table:table-cell office:value-type="string">
            <text:p>OTHER</text:p>
          </table:table-cell>
          <table:table-cell office:value-type="string">
            <text:p>1. Ich treffe mich oft mit meiner Freundin. 2. In letzter Zeit muss ich öfter überstunden machen.</text:p>
          </table:table-cell>
        </table:table-row>
        <table:table-row table:style-name="ro1">
          <table:table-cell office:value-type="string">
            <text:p>ohne</text:p>
          </table:table-cell>
          <table:table-cell office:value-type="string">
            <text:p>sin,sin contar, excepto</text:p>
          </table:table-cell>
          <table:table-cell office:value-type="string">
            <text:p>OTHER</text:p>
          </table:table-cell>
          <table:table-cell office:value-type="string">
            <text:p>1. Bitte eine Pizza ohne Zwiebeln. 2. Ohne Auto ist es schwer, zur Arbeit zu kommen. 3. Mein Sohn ist einfach mit dem Auto weggefahren, ohne mich zu fragen. 4. In diesem Haus kann man nichts machen, ohne dass die Nachbarn darüber reden.</text:p>
          </table:table-cell>
        </table:table-row>
        <table:table-row table:style-name="ro1">
          <table:table-cell office:value-type="string">
            <text:p>okay</text:p>
          </table:table-cell>
          <table:table-cell/>
          <table:table-cell office:value-type="string">
            <text:p>OTHER</text:p>
          </table:table-cell>
          <table:table-cell office:value-type="string">
            <text:p>1. Kannst du mich um 8 Uhr vom Bahnhof abholen? – Okay, mach ́ ich. 2. Es tut mir leid, dass ich dich geweckt habe. – Das ist schon okay. Kein Problem.</text:p>
          </table:table-cell>
        </table:table-row>
        <table:table-row table:style-name="ro1">
          <table:table-cell office:value-type="string">
            <text:p>öko- (ökologisch) </text:p>
          </table:table-cell>
          <table:table-cell/>
          <table:table-cell office:value-type="string">
            <text:p>OTHER</text:p>
          </table:table-cell>
          <table:table-cell office:value-type="string">
            <text:p>z. B. ökoladen, ökostrom, ökologischer Anbau</text:p>
          </table:table-cell>
        </table:table-row>
        <table:table-row table:style-name="ro1">
          <table:table-cell office:value-type="string">
            <text:p>online</text:p>
          </table:table-cell>
          <table:table-cell office:value-type="string">
            <text:p>en línea</text:p>
          </table:table-cell>
          <table:table-cell office:value-type="string">
            <text:p>OTHER</text:p>
          </table:table-cell>
          <table:table-cell office:value-type="string">
            <text:p>Ich kaufe jetzt viele Sachen online. Das ist oft billiger.</text:p>
          </table:table-cell>
        </table:table-row>
        <table:table-row table:style-name="ro1">
          <table:table-cell office:value-type="string">
            <text:p>ordentlich</text:p>
          </table:table-cell>
          <table:table-cell office:value-type="string">
            <text:p>ordenado,ordinario,numerario,respetable,bueno,bastante bueno, aceptable,ordenadamente,como es debido,bastante,mucho</text:p>
          </table:table-cell>
          <table:table-cell office:value-type="string">
            <text:p>OTHER</text:p>
          </table:table-cell>
          <table:table-cell office:value-type="string">
            <text:p>1. Mein Bruder ist ein sehr ordentlicher Mensch. 2. Auf seinem Schreibtisch sieht es immer sehr ordentlich aus.</text:p>
          </table:table-cell>
        </table:table-row>
        <table:table-row table:style-name="ro1">
          <table:table-cell office:value-type="string">
            <text:p>östlich</text:p>
          </table:table-cell>
          <table:table-cell office:value-type="string">
            <text:p>del este, oriental,al este de</text:p>
          </table:table-cell>
          <table:table-cell office:value-type="string">
            <text:p>OTHER</text:p>
          </table:table-cell>
          <table:table-cell office:value-type="string">
            <text:p>Der Stadtteil liegt östlich vom Zentrum.</text:p>
          </table:table-cell>
        </table:table-row>
        <table:table-row table:style-name="ro1">
          <table:table-cell office:value-type="string">
            <text:p>(ein) paar</text:p>
          </table:table-cell>
          <table:table-cell/>
          <table:table-cell office:value-type="string">
            <text:p>OTHER</text:p>
          </table:table-cell>
          <table:table-cell office:value-type="string">
            <text:p>1. Ich komme gleich. Es dauert nur ein paar Minuten.2. Wir fahren mit ein paar Freunden in Urlaub.</text:p>
          </table:table-cell>
        </table:table-row>
        <table:table-row table:style-name="ro1">
          <table:table-cell office:value-type="string">
            <text:p>passiv </text:p>
          </table:table-cell>
          <table:table-cell office:value-type="string">
            <text:p>pasivo</text:p>
          </table:table-cell>
          <table:table-cell office:value-type="string">
            <text:p>OTHER</text:p>
          </table:table-cell>
          <table:table-cell office:value-type="string">
            <text:p>Man sollte im Kurs nicht passiv sein, sondern mitdiskutieren.</text:p>
          </table:table-cell>
        </table:table-row>
        <table:table-row table:style-name="ro1">
          <table:table-cell office:value-type="string">
            <text:p>per</text:p>
          </table:table-cell>
          <table:table-cell office:value-type="string">
            <text:p>por</text:p>
          </table:table-cell>
          <table:table-cell office:value-type="string">
            <text:p>OTHER</text:p>
          </table:table-cell>
          <table:table-cell office:value-type="string">
            <text:p>Wie kann ich mich für den Kurs anmelden? – Per Fax oder E-Mail.</text:p>
          </table:table-cell>
        </table:table-row>
        <table:table-row table:style-name="ro1">
          <table:table-cell office:value-type="string">
            <text:p>perfekt </text:p>
          </table:table-cell>
          <table:table-cell office:value-type="string">
            <text:p>perfecto,arreglado</text:p>
          </table:table-cell>
          <table:table-cell office:value-type="string">
            <text:p>OTHER</text:p>
          </table:table-cell>
          <table:table-cell office:value-type="string">
            <text:p>Die Reiseorganisation war perfekt.</text:p>
          </table:table-cell>
        </table:table-row>
        <table:table-row table:style-name="ro1">
          <table:table-cell office:value-type="string">
            <text:p>plötzlich</text:p>
          </table:table-cell>
          <table:table-cell office:value-type="string">
            <text:p>súbito, repentino,de repente</text:p>
          </table:table-cell>
          <table:table-cell office:value-type="string">
            <text:p>OTHER</text:p>
          </table:table-cell>
          <table:table-cell office:value-type="string">
            <text:p>Es war zuerst so schön. Plötzlich hat es angefangen zu regnen.</text:p>
          </table:table-cell>
        </table:table-row>
        <table:table-row table:style-name="ro1">
          <table:table-cell office:value-type="string">
            <text:p>positiv</text:p>
          </table:table-cell>
          <table:table-cell office:value-type="string">
            <text:p>positivo</text:p>
          </table:table-cell>
          <table:table-cell office:value-type="string">
            <text:p>OTHER</text:p>
          </table:table-cell>
          <table:table-cell office:value-type="string">
            <text:p>1. Wir haben eine positive Nachricht für Sie. Sie bekommen die Stelle.2. Man muss positiv denken.</text:p>
          </table:table-cell>
        </table:table-row>
        <table:table-row table:style-name="ro1">
          <table:table-cell office:value-type="string">
            <text:p>preiswert</text:p>
          </table:table-cell>
          <table:table-cell office:value-type="string">
            <text:p>de buen precio,barato,a buen precio</text:p>
          </table:table-cell>
          <table:table-cell office:value-type="string">
            <text:p>OTHER</text:p>
          </table:table-cell>
          <table:table-cell office:value-type="string">
            <text:p>Die Jacke ist sehr preiswert.</text:p>
          </table:table-cell>
        </table:table-row>
        <table:table-row table:style-name="ro1">
          <table:table-cell office:value-type="string">
            <text:p>prima</text:p>
          </table:table-cell>
          <table:table-cell office:value-type="string">
            <text:p>estupendo, genial,muy bien,Kusine f,Cousine f,Prämie f,Zulage f,Zuschlag m,oberste Saite f,Prim f</text:p>
          </table:table-cell>
          <table:table-cell office:value-type="string">
            <text:p>OTHER</text:p>
          </table:table-cell>
          <table:table-cell office:value-type="string">
            <text:p>Mit meinem Bruder verstehe ich mich prima.</text:p>
          </table:table-cell>
        </table:table-row>
        <table:table-row table:style-name="ro1">
          <table:table-cell office:value-type="string">
            <text:p>privat</text:p>
          </table:table-cell>
          <table:table-cell office:value-type="string">
            <text:p>privado,privado, particular,en privado</text:p>
          </table:table-cell>
          <table:table-cell office:value-type="string">
            <text:p>OTHER</text:p>
          </table:table-cell>
          <table:table-cell office:value-type="string">
            <text:p>1. Hier meine Nummer im Büro und meine Privatnummer.2. über meine Probleme möchte ich nicht sprechen. Das ist privat.3. Ich treffe meine Kollegen auch privat.</text:p>
          </table:table-cell>
        </table:table-row>
        <table:table-row table:style-name="ro1">
          <table:table-cell office:value-type="string">
            <text:p>pro</text:p>
          </table:table-cell>
          <table:table-cell office:value-type="string">
            <text:p>por,Pro nt,für +akk,pro +akk</text:p>
          </table:table-cell>
          <table:table-cell office:value-type="string">
            <text:p>OTHER</text:p>
          </table:table-cell>
          <table:table-cell office:value-type="string">
            <text:p>Eintritt pro Person: zwei Euro.</text:p>
          </table:table-cell>
        </table:table-row>
        <table:table-row table:style-name="ro1">
          <table:table-cell office:value-type="string">
            <text:p>Prost</text:p>
          </table:table-cell>
          <table:table-cell/>
          <table:table-cell office:value-type="string">
            <text:p>OTHER</text:p>
          </table:table-cell>
          <table:table-cell office:value-type="string">
            <text:p>Wir trinken auf Ihre Gesundheit! Prost!</text:p>
          </table:table-cell>
        </table:table-row>
        <table:table-row table:style-name="ro1">
          <table:table-cell office:value-type="string">
            <text:p>rechtlich </text:p>
          </table:table-cell>
          <table:table-cell office:value-type="string">
            <text:p>legal,jurídico</text:p>
          </table:table-cell>
          <table:table-cell office:value-type="string">
            <text:p>OTHER</text:p>
          </table:table-cell>
          <table:table-cell office:value-type="string">
            <text:p>Wir beraten Sie in rechtlichen Fragen.</text:p>
          </table:table-cell>
        </table:table-row>
        <table:table-row table:style-name="ro1">
          <table:table-cell office:value-type="string">
            <text:p>recht</text:p>
          </table:table-cell>
          <table:table-cell office:value-type="string">
            <text:p>exacto, justo,adecuado,oportuno,verdadero,correcto,muy,bastante,bien</text:p>
          </table:table-cell>
          <table:table-cell office:value-type="string">
            <text:p>OTHER</text:p>
          </table:table-cell>
          <table:table-cell office:value-type="string">
            <text:p>1. Ist es Ihnen recht, wenn ich morgen vorbeikomme?2. Da haben Sie recht. 3. Da muss ich Ihnen recht geben.</text:p>
          </table:table-cell>
        </table:table-row>
        <table:table-row table:style-name="ro1">
          <table:table-cell office:value-type="string">
            <text:p>rechts</text:p>
          </table:table-cell>
          <table:table-cell office:value-type="string">
            <text:p>(a) la derecha,a la derecha</text:p>
          </table:table-cell>
          <table:table-cell office:value-type="string">
            <text:p>OTHER</text:p>
          </table:table-cell>
          <table:table-cell office:value-type="string">
            <text:p>1. An der nächsten Kreuzung müssen Sie rechts abbiegen.2. Das Wohnungsamt ist hier rechts.</text:p>
          </table:table-cell>
        </table:table-row>
        <table:table-row table:style-name="ro1">
          <table:table-cell office:value-type="string">
            <text:p>recht-</text:p>
          </table:table-cell>
          <table:table-cell/>
          <table:table-cell office:value-type="string">
            <text:p>OTHER</text:p>
          </table:table-cell>
          <table:table-cell office:value-type="string">
            <text:p>Ich habe mir den rechten Arm gebrochen.</text:p>
          </table:table-cell>
        </table:table-row>
        <table:table-row table:style-name="ro1">
          <table:table-cell office:value-type="string">
            <text:p>rechtzeitig</text:p>
          </table:table-cell>
          <table:table-cell office:value-type="string">
            <text:p>puntual,a tiempo,con (la debida) antelación</text:p>
          </table:table-cell>
          <table:table-cell office:value-type="string">
            <text:p>OTHER</text:p>
          </table:table-cell>
          <table:table-cell office:value-type="string">
            <text:p>Bitte weck mich rechtzeitig. Ich muss pünktlich sein.</text:p>
          </table:table-cell>
        </table:table-row>
        <table:table-row table:style-name="ro1">
          <table:table-cell office:value-type="string">
            <text:p>regelmäßig</text:p>
          </table:table-cell>
          <table:table-cell office:value-type="string">
            <text:p>regular,con regularidad, regularmente</text:p>
          </table:table-cell>
          <table:table-cell office:value-type="string">
            <text:p>OTHER</text:p>
          </table:table-cell>
          <table:table-cell office:value-type="string">
            <text:p>Sie müssen die Tabletten regelmäßig nehmen.</text:p>
          </table:table-cell>
        </table:table-row>
        <table:table-row table:style-name="ro1">
          <table:table-cell table:number-columns-repeated="2" office:value-type="string">
            <text:p>regional</text:p>
          </table:table-cell>
          <table:table-cell office:value-type="string">
            <text:p>OTHER</text:p>
          </table:table-cell>
          <table:table-cell office:value-type="string">
            <text:p>Du kannst mit einer Regionalbahn fahren. Das ist billiger.</text:p>
          </table:table-cell>
        </table:table-row>
        <table:table-row table:style-name="ro1">
          <table:table-cell office:value-type="string">
            <text:p>reich</text:p>
          </table:table-cell>
          <table:table-cell office:value-type="string">
            <text:p>rico en,suntuoso, lujoso,grande,abundante,amplio</text:p>
          </table:table-cell>
          <table:table-cell office:value-type="string">
            <text:p>OTHER</text:p>
          </table:table-cell>
          <table:table-cell office:value-type="string">
            <text:p>1. Der Onkel von meinem Freund ist reich.2. Meine Schwester hat einen reichen Mann geheiratet.</text:p>
          </table:table-cell>
        </table:table-row>
        <table:table-row table:style-name="ro1">
          <table:table-cell office:value-type="string">
            <text:p>reif </text:p>
          </table:table-cell>
          <table:table-cell office:value-type="string">
            <text:p>maduro</text:p>
          </table:table-cell>
          <table:table-cell office:value-type="string">
            <text:p>OTHER</text:p>
          </table:table-cell>
          <table:table-cell office:value-type="string">
            <text:p>Die Banane kannst du nicht essen. Sie ist noch nicht reif.</text:p>
          </table:table-cell>
        </table:table-row>
        <table:table-row table:style-name="ro1">
          <table:table-cell office:value-type="string">
            <text:p>rein</text:p>
          </table:table-cell>
          <table:table-cell office:value-type="string">
            <text:p>puro,verdadero,limpio,neto,netamente,puramente,absolutamente,adentro, hacia dentro</text:p>
          </table:table-cell>
          <table:table-cell office:value-type="string">
            <text:p>OTHER</text:p>
          </table:table-cell>
          <table:table-cell office:value-type="string">
            <text:p>1. Der Pullover ist aus reiner Wolle. 2. Es war reiner Zufall, dass ich die Uhr wiedergefunden habe.</text:p>
          </table:table-cell>
        </table:table-row>
        <table:table-row table:style-name="ro1">
          <table:table-cell office:value-type="string">
            <text:p>richtig</text:p>
          </table:table-cell>
          <table:table-cell office:value-type="string">
            <text:p>correcto,justo,exacto,apropiado,oportuno,verdadero,auténtico,bien,efectivamente,verdaderamente,como es debido,en toda regla,por completo</text:p>
          </table:table-cell>
          <table:table-cell office:value-type="string">
            <text:p>OTHER</text:p>
          </table:table-cell>
          <table:table-cell office:value-type="string">
            <text:p>1. Was Sie da sagen, ist richtig. 2. Geht Ihre Uhr richtig? 3. Die Hose hat nicht die richtige Größe. 4. Welche Antwort ist richtig?</text:p>
          </table:table-cell>
        </table:table-row>
        <table:table-row table:style-name="ro1">
          <table:table-cell office:value-type="string">
            <text:p>riesig</text:p>
          </table:table-cell>
          <table:table-cell office:value-type="string">
            <text:p>gigante, gigantesco,enormemente</text:p>
          </table:table-cell>
          <table:table-cell office:value-type="string">
            <text:p>OTHER</text:p>
          </table:table-cell>
          <table:table-cell office:value-type="string">
            <text:p>1. Die Stadt ist riesig. 2. Ich habe mich über das Geschenk riesig gefreut.</text:p>
          </table:table-cell>
        </table:table-row>
        <table:table-row table:style-name="ro1">
          <table:table-cell office:value-type="string">
            <text:p>rot </text:p>
          </table:table-cell>
          <table:table-cell office:value-type="string">
            <text:p>rojo,socialista</text:p>
          </table:table-cell>
          <table:table-cell office:value-type="string">
            <text:p>OTHER</text:p>
          </table:table-cell>
          <table:table-cell office:value-type="string">
            <text:p>Auf der Rückfahrt besuche ich meine Eltern.</text:p>
          </table:table-cell>
        </table:table-row>
        <table:table-row table:style-name="ro1">
          <table:table-cell office:value-type="string">
            <text:p>rücken</text:p>
          </table:table-cell>
          <table:table-cell office:value-type="string">
            <text:p>hacer sitio, correrse,acercarse a,mover hacia,correr hacia,apartar de,acercar a</text:p>
          </table:table-cell>
          <table:table-cell office:value-type="string">
            <text:p>OTHER</text:p>
          </table:table-cell>
          <table:table-cell office:value-type="string">
            <text:p>Ich brauche nicht viel. Ich nehme nur meinen Rucksack mit.</text:p>
          </table:table-cell>
        </table:table-row>
        <table:table-row table:style-name="ro1">
          <table:table-cell office:value-type="string">
            <text:p>rund</text:p>
          </table:table-cell>
          <table:table-cell office:value-type="string">
            <text:p>redondo,regordete,redondeado,aproximado,aproximadamente</text:p>
          </table:table-cell>
          <table:table-cell office:value-type="string">
            <text:p>OTHER</text:p>
          </table:table-cell>
          <table:table-cell office:value-type="string">
            <text:p>1. Wir haben für unser Wohnzimmer einen runden Tisch gekauft. 2. Bis Berlin sind es noch rund</text:p>
          </table:table-cell>
        </table:table-row>
        <table:table-row table:style-name="ro1">
          <table:table-cell office:value-type="string">
            <text:p>sämtlich</text:p>
          </table:table-cell>
          <table:table-cell office:value-type="string">
            <text:p>todo</text:p>
          </table:table-cell>
          <table:table-cell office:value-type="string">
            <text:p>OTHER</text:p>
          </table:table-cell>
          <table:table-cell office:value-type="string">
            <text:p>Bringen Sie bitte sämtliche Unterlagen mit.</text:p>
          </table:table-cell>
        </table:table-row>
        <table:table-row table:style-name="ro1">
          <table:table-cell office:value-type="string">
            <text:p>sauber</text:p>
          </table:table-cell>
          <table:table-cell office:value-type="string">
            <text:p>limpio,aseado,puro,esmerado,exacto,decente,íntegro,buen,bien de la cabeza,con limpieza,con esmero</text:p>
          </table:table-cell>
          <table:table-cell office:value-type="string">
            <text:p>OTHER</text:p>
          </table:table-cell>
          <table:table-cell office:value-type="string">
            <text:p>1. Bringen Sie mir bitte ein sauberes Glas! 2. Ich muss noch das Bad sauber machen.</text:p>
          </table:table-cell>
        </table:table-row>
        <table:table-row table:style-name="ro1">
          <table:table-cell office:value-type="string">
            <text:p>schade</text:p>
          </table:table-cell>
          <table:table-cell/>
          <table:table-cell office:value-type="string">
            <text:p>OTHER</text:p>
          </table:table-cell>
          <table:table-cell office:value-type="string">
            <text:p>1. Ich kann leider nicht mitkommen. – Das ist aber schade!2. Schade, dass du nicht mitkommen kannst.</text:p>
          </table:table-cell>
        </table:table-row>
        <table:table-row table:style-name="ro1">
          <table:table-cell office:value-type="string">
            <text:p>schick</text:p>
          </table:table-cell>
          <table:table-cell office:value-type="string">
            <text:p>elegante,chic,paquete Arg</text:p>
          </table:table-cell>
          <table:table-cell office:value-type="string">
            <text:p>OTHER</text:p>
          </table:table-cell>
          <table:table-cell office:value-type="string">
            <text:p>Ich finde dein Kleid sehr schick.</text:p>
          </table:table-cell>
        </table:table-row>
        <table:table-row table:style-name="ro1">
          <table:table-cell office:value-type="string">
            <text:p>schlecht</text:p>
          </table:table-cell>
          <table:table-cell office:value-type="string">
            <text:p>mal(o),malo, pasado,podrido,viciado,malo, bruto,malicioso,mal</text:p>
          </table:table-cell>
          <table:table-cell office:value-type="string">
            <text:p>OTHER</text:p>
          </table:table-cell>
          <table:table-cell office:value-type="string">
            <text:p>1. Das Wetter ist schlecht. 2. Du siehst aber schlecht aus?Bist du krank? 3. Es geht mir schlecht. Ich habe Fieber. 4. Ich habe zu viel gegessen. Jetzt ist mir schlecht. 5. Hier ist schlechte Luft. Mach bitte das Fenster auf. 6. Stell die Milch in den Kühlschrank.Sonst wird sie schlecht. 7. Die Bezahlung in dieser Firmaist schlecht. 8. Die Verbindung ist schlecht.Ich höre dich nicht gut. 9. Der Film war nicht schlecht. Er hat mir ganz gut gefallen.10. Mein Deutsch ist nicht schlecht, aber noch nicht perfekt.</text:p>
          </table:table-cell>
        </table:table-row>
        <table:table-row table:style-name="ro1">
          <table:table-cell office:value-type="string">
            <text:p>schließlich</text:p>
          </table:table-cell>
          <table:table-cell office:value-type="string">
            <text:p>finalmente, después de todo,al fin y al cabo</text:p>
          </table:table-cell>
          <table:table-cell office:value-type="string">
            <text:p>OTHER</text:p>
          </table:table-cell>
          <table:table-cell office:value-type="string">
            <text:p>1. Ich musste lange warten. Aber schließlich habe ich den Job doch noch bekommen.2. Ich helfe dir natürlich. Du bist schließlich mein Freund.</text:p>
          </table:table-cell>
        </table:table-row>
        <table:table-row table:style-name="ro1">
          <table:table-cell office:value-type="string">
            <text:p>schlimm</text:p>
          </table:table-cell>
          <table:table-cell office:value-type="string">
            <text:p>mal(o),terrible,grave,irritado,mal</text:p>
          </table:table-cell>
          <table:table-cell office:value-type="string">
            <text:p>OTHER</text:p>
          </table:table-cell>
          <table:table-cell office:value-type="string">
            <text:p>1. Die Wunde sieht schlimm aus. 2. Keine Angst. Das ist nicht so schlimm. 3. Ich hatte einen Unfall.– War es schlimm?</text:p>
          </table:table-cell>
        </table:table-row>
        <table:table-row table:style-name="ro1">
          <table:table-cell office:value-type="string">
            <text:p>schnell</text:p>
          </table:table-cell>
          <table:table-cell office:value-type="string">
            <text:p>rápido,de prisa, rápidamente</text:p>
          </table:table-cell>
          <table:table-cell office:value-type="string">
            <text:p>OTHER</text:p>
          </table:table-cell>
          <table:table-cell office:value-type="string">
            <text:p>1. Warum fährst du so schnell? 2. Bitte sagen Sie mir so schnell wie möglich Bescheid. 3. Ich bin gleich fertig, ich muss nur noch schnell telefonieren.</text:p>
          </table:table-cell>
        </table:table-row>
        <table:table-row table:style-name="ro1">
          <table:table-cell office:value-type="string">
            <text:p>schon</text:p>
          </table:table-cell>
          <table:table-cell office:value-type="string">
            <text:p>ya,(tan) sólo,de hecho,sí</text:p>
          </table:table-cell>
          <table:table-cell office:value-type="string">
            <text:p>OTHER</text:p>
          </table:table-cell>
          <table:table-cell office:value-type="string">
            <text:p>1. Ist das Essen schon fertig? 2. Mirko ist erst fünf.Aber er kann schon lesen. 3. Karl ist schon über 60. Aber er ist noch sehr fit. 4. Mach schon, ich kann nicht länger warten. 5. Keine Sorge. Es wird schon klappen. 6. Kommst du mit spazieren? – Ich hätte schon Lust, aber ich muss arbeiten. 7. Ich mag keine Kartoffeln. Und du?– Ich schon.</text:p>
          </table:table-cell>
        </table:table-row>
        <table:table-row table:style-name="ro1">
          <table:table-cell office:value-type="string">
            <text:p>schön</text:p>
          </table:table-cell>
          <table:table-cell office:value-type="string">
            <text:p>hermoso, bonito,bien,bastante,de lo lindo</text:p>
          </table:table-cell>
          <table:table-cell office:value-type="string">
            <text:p>OTHER</text:p>
          </table:table-cell>
          <table:table-cell office:value-type="string">
            <text:p>1. Ich finde eure Wohnung sehr schön. 2. Es ist schön heute. 3. Wir wünschen Ihnen einenschönen Aufenthalt in Kiel. 4. Schöne Grüße von Herrn Meier. 5. Möchten Sie noch eine Tasse Kaffee?– Nein, danke schön. 6. Schön, dass du kommst. 7. Ich muss noch arbeiten.– Schön, dann bleiben wir zu Hause. 8. Noch einen schönen Abend.</text:p>
          </table:table-cell>
        </table:table-row>
        <table:table-row table:style-name="ro1">
          <table:table-cell office:value-type="string">
            <text:p>aufschreiben </text:p>
          </table:table-cell>
          <table:table-cell office:value-type="string">
            <text:p>anotar, apuntar,recetar</text:p>
          </table:table-cell>
          <table:table-cell office:value-type="string">
            <text:p>OTHER</text:p>
          </table:table-cell>
          <table:table-cell office:value-type="string">
            <text:p>Ich habe mir deine Telefonnummer aufgeschrieben.</text:p>
          </table:table-cell>
        </table:table-row>
        <table:table-row table:style-name="ro1">
          <table:table-cell office:value-type="string">
            <text:p>schwanger </text:p>
          </table:table-cell>
          <table:table-cell office:value-type="string">
            <text:p>embarazada</text:p>
          </table:table-cell>
          <table:table-cell office:value-type="string">
            <text:p>OTHER</text:p>
          </table:table-cell>
          <table:table-cell office:value-type="string">
            <text:p>Meine Cousine ist im dritten Monat schwanger.</text:p>
          </table:table-cell>
        </table:table-row>
        <table:table-row table:style-name="ro1">
          <table:table-cell office:value-type="string">
            <text:p>schwarz </text:p>
          </table:table-cell>
          <table:table-cell office:value-type="string">
            <text:p>negro,conservador,clandestino,desventurado,desafortunado,desdichado,lúgubre,macabro</text:p>
          </table:table-cell>
          <table:table-cell office:value-type="string">
            <text:p>OTHER</text:p>
          </table:table-cell>
          <table:table-cell office:value-type="string">
            <text:p>1. Ich mag die Farbe Schwarz. 2. Meine Freundin hat schwarze Haare.</text:p>
          </table:table-cell>
        </table:table-row>
        <table:table-row table:style-name="ro1">
          <table:table-cell office:value-type="string">
            <text:p>schwer</text:p>
          </table:table-cell>
          <table:table-cell office:value-type="string">
            <text:p>pesado,grave,grande,severo,fuerte,pesado, duro,difícil,fuerte, pesado,muy,mucho</text:p>
          </table:table-cell>
          <table:table-cell office:value-type="string">
            <text:p>OTHER</text:p>
          </table:table-cell>
          <table:table-cell office:value-type="string">
            <text:p>1. Der Koffer ist viel zu schwer. 2. Die Prüfung war schwer. 3. Das ist eine schwere Arbeit. 4. Dieses Wort ist schwer zu erklären.</text:p>
          </table:table-cell>
        </table:table-row>
        <table:table-row table:style-name="ro1">
          <table:table-cell office:value-type="string">
            <text:p>Schwieger-</text:p>
          </table:table-cell>
          <table:table-cell/>
          <table:table-cell office:value-type="string">
            <text:p>OTHER</text:p>
          </table:table-cell>
          <table:table-cell office:value-type="string">
            <text:p>1. Wir besuchen morgen meine Schwiegereltern. 2. Mein Schwiegervater ist Lehrer. 3. Ich verstehe mich gut mit meiner Schwiegertochter.</text:p>
          </table:table-cell>
        </table:table-row>
        <table:table-row table:style-name="ro1">
          <table:table-cell office:value-type="string">
            <text:p>seit</text:p>
          </table:table-cell>
          <table:table-cell office:value-type="string">
            <text:p>desde,desde hace,desde que</text:p>
          </table:table-cell>
          <table:table-cell office:value-type="string">
            <text:p>OTHER</text:p>
          </table:table-cell>
          <table:table-cell office:value-type="string">
            <text:p>1. Wir wohnen seit dem 1. März in Dortmund.2. Seit ich in Deutschland wohne, lerne ich Deutsch.</text:p>
          </table:table-cell>
        </table:table-row>
        <table:table-row table:style-name="ro1">
          <table:table-cell office:value-type="string">
            <text:p>seitdem</text:p>
          </table:table-cell>
          <table:table-cell office:value-type="string">
            <text:p>desde entonces,desde que</text:p>
          </table:table-cell>
          <table:table-cell office:value-type="string">
            <text:p>OTHER</text:p>
          </table:table-cell>
          <table:table-cell office:value-type="string">
            <text:p>Ich bin vor zwei Jahren nach Deutschland gekommen. Seitdem lerne ich Deutsch.</text:p>
          </table:table-cell>
        </table:table-row>
        <table:table-row table:style-name="ro1">
          <table:table-cell office:value-type="string">
            <text:p>selb-</text:p>
          </table:table-cell>
          <table:table-cell/>
          <table:table-cell office:value-type="string">
            <text:p>OTHER</text:p>
          </table:table-cell>
          <table:table-cell office:value-type="string">
            <text:p>Ich habe am selben Tag Geburtstag wie du.</text:p>
          </table:table-cell>
        </table:table-row>
        <table:table-row table:style-name="ro1">
          <table:table-cell office:value-type="string">
            <text:p>selbst</text:p>
          </table:table-cell>
          <table:table-cell office:value-type="string">
            <text:p>mismo,incluso, hasta</text:p>
          </table:table-cell>
          <table:table-cell office:value-type="string">
            <text:p>OTHER</text:p>
          </table:table-cell>
          <table:table-cell office:value-type="string">
            <text:p>Den Kuchen habe ich selbst gebacken.</text:p>
          </table:table-cell>
        </table:table-row>
        <table:table-row table:style-name="ro1">
          <table:table-cell office:value-type="string">
            <text:p>selbstständig</text:p>
          </table:table-cell>
          <table:table-cell office:value-type="string">
            <text:p>independiente,por su propia cuenta, no asalariado,por sí solo,por su propia cuenta</text:p>
          </table:table-cell>
          <table:table-cell office:value-type="string">
            <text:p>OTHER</text:p>
          </table:table-cell>
          <table:table-cell office:value-type="string">
            <text:p>1. Jetzt bin ich angestellt. Früher war ich selbstständig. 2. Wir suchen eine Sekretärin, die selbstständig arbeiten kann.</text:p>
          </table:table-cell>
        </table:table-row>
        <table:table-row table:style-name="ro1">
          <table:table-cell office:value-type="string">
            <text:p>selbstverständlich</text:p>
          </table:table-cell>
          <table:table-cell office:value-type="string">
            <text:p>evidente,obvio,por supuesto,desde luego</text:p>
          </table:table-cell>
          <table:table-cell office:value-type="string">
            <text:p>OTHER</text:p>
          </table:table-cell>
          <table:table-cell office:value-type="string">
            <text:p>Selbstverständlich sagen wir Ihnen sofort Bescheid.</text:p>
          </table:table-cell>
        </table:table-row>
        <table:table-row table:style-name="ro1">
          <table:table-cell office:value-type="string">
            <text:p>selten </text:p>
          </table:table-cell>
          <table:table-cell office:value-type="string">
            <text:p>raro,extraordinario,curioso,raras veces,raramente,extraordinariamente</text:p>
          </table:table-cell>
          <table:table-cell office:value-type="string">
            <text:p>OTHER</text:p>
          </table:table-cell>
          <table:table-cell office:value-type="string">
            <text:p>Ich gehe ganz selten ins Kino.</text:p>
          </table:table-cell>
        </table:table-row>
        <table:table-row table:style-name="ro1">
          <table:table-cell office:value-type="string">
            <text:p>sicher</text:p>
          </table:table-cell>
          <table:table-cell office:value-type="string">
            <text:p>seguro,cierto,experto,fidedigno,fiable,seguro de sí,con aplomo,seguramente,con seguridad</text:p>
          </table:table-cell>
          <table:table-cell office:value-type="string">
            <text:p>OTHER</text:p>
          </table:table-cell>
          <table:table-cell office:value-type="string">
            <text:p>1. Dieses Auto ist besonders sicher. 2. Bist du sicher, dass die Bank heute geöffnet ist? 3. Das weiß ich ganz sicher. 4. Du bist jetzt sicher müde.</text:p>
          </table:table-cell>
        </table:table-row>
        <table:table-row table:style-name="ro1">
          <table:table-cell office:value-type="string">
            <text:p>so</text:p>
          </table:table-cell>
          <table:table-cell office:value-type="string">
            <text:p>así, de esta manera,tan,tanto,semejante, tal,más o menos, aproximadamente,bueno,brr,unter +dat</text:p>
          </table:table-cell>
          <table:table-cell office:value-type="string">
            <text:p>OTHER</text:p>
          </table:table-cell>
          <table:table-cell office:value-type="string">
            <text:p>1. Wie macht man das? – So! 2. Sie müssen das so machen. Nicht so! 3. Sie sind auch hier! So ein Zufall! 4. Ich melde mich, so schnell ich kann. 5. Wann treffen wir uns? – So gegen 10 Uhr. Ist dir das recht? 6. Dauert es lange? – Eine Stunde oder so kann es schon dauern. 7. Ich hatte kein Geld dabei. Da haben sie mich so hineingelassen. 8. So, jetzt bin ich fertig. Was machen wir jetzt? 9. Fahren Sie bitte nicht so schnell! 10. So, das war’s / das wär’s! 11 Meine Frau ist so groß wie ich. 12. Die Tomaten sind im Moment nicht so teuer. 13. Was macht ihr denn so?</text:p>
          </table:table-cell>
        </table:table-row>
        <table:table-row table:style-name="ro1">
          <table:table-cell office:value-type="string">
            <text:p>sobald</text:p>
          </table:table-cell>
          <table:table-cell office:value-type="string">
            <text:p>tan pronto como +subj,en cuanto +subj</text:p>
          </table:table-cell>
          <table:table-cell office:value-type="string">
            <text:p>OTHER</text:p>
          </table:table-cell>
          <table:table-cell office:value-type="string">
            <text:p>Sobald ich den Termin weiß, gebe ich Ihnen Bescheid.</text:p>
          </table:table-cell>
        </table:table-row>
        <table:table-row table:style-name="ro1">
          <table:table-cell office:value-type="string">
            <text:p>sodass</text:p>
          </table:table-cell>
          <table:table-cell office:value-type="string">
            <text:p>de modo que,de manera que</text:p>
          </table:table-cell>
          <table:table-cell office:value-type="string">
            <text:p>OTHER</text:p>
          </table:table-cell>
          <table:table-cell office:value-type="string">
            <text:p>Der Zug hatte zwei Stunden Verspätung, sodass ich erst um 23 Uhr nach Hause kam.</text:p>
          </table:table-cell>
        </table:table-row>
        <table:table-row table:style-name="ro1">
          <table:table-cell office:value-type="string">
            <text:p>solange</text:p>
          </table:table-cell>
          <table:table-cell/>
          <table:table-cell office:value-type="string">
            <text:p>OTHER</text:p>
          </table:table-cell>
          <table:table-cell office:value-type="string">
            <text:p>Solange Sie Fieber haben, dürfen Sie auf keinen Fall arbeiten gehen.</text:p>
          </table:table-cell>
        </table:table-row>
        <table:table-row table:style-name="ro1">
          <table:table-cell office:value-type="string">
            <text:p>solch- </text:p>
          </table:table-cell>
          <table:table-cell/>
          <table:table-cell office:value-type="string">
            <text:p>OTHER</text:p>
          </table:table-cell>
          <table:table-cell office:value-type="string">
            <text:p>Solche Schuhe finde ich toll.</text:p>
          </table:table-cell>
        </table:table-row>
        <table:table-row table:style-name="ro1">
          <table:table-cell office:value-type="string">
            <text:p>sondern </text:p>
          </table:table-cell>
          <table:table-cell office:value-type="string">
            <text:p>sino,separar de,apartar de</text:p>
          </table:table-cell>
          <table:table-cell office:value-type="string">
            <text:p>OTHER</text:p>
          </table:table-cell>
          <table:table-cell office:value-type="string">
            <text:p>Unser Besuch kommt nicht heute, sondern morgen.</text:p>
          </table:table-cell>
        </table:table-row>
        <table:table-row table:style-name="ro1">
          <table:table-cell office:value-type="string">
            <text:p>sonstig</text:p>
          </table:table-cell>
          <table:table-cell/>
          <table:table-cell office:value-type="string">
            <text:p>OTHER</text:p>
          </table:table-cell>
          <table:table-cell office:value-type="string">
            <text:p>Schau mal unter « Sonstiges ».</text:p>
          </table:table-cell>
        </table:table-row>
        <table:table-row table:style-name="ro1">
          <table:table-cell office:value-type="string">
            <text:p>soviel </text:p>
          </table:table-cell>
          <table:table-cell office:value-type="string">
            <text:p>por lo que,de acuerdo con lo que,por mucho que ( +subj ),por más que ( +subj )</text:p>
          </table:table-cell>
          <table:table-cell office:value-type="string">
            <text:p>OTHER</text:p>
          </table:table-cell>
          <table:table-cell office:value-type="string">
            <text:p>Soviel ich weiß, hat dieses Restaurant heute Ruhetag.</text:p>
          </table:table-cell>
        </table:table-row>
        <table:table-row table:style-name="ro1">
          <table:table-cell office:value-type="string">
            <text:p>so viel/so viel wie</text:p>
          </table:table-cell>
          <table:table-cell/>
          <table:table-cell office:value-type="string">
            <text:p>OTHER</text:p>
          </table:table-cell>
          <table:table-cell office:value-type="string">
            <text:p>1. Ich verdiene nur halb so viel wie er. 2. Ich habe so viel gegessen. Jetzt ist mir schlecht.</text:p>
          </table:table-cell>
        </table:table-row>
        <table:table-row table:style-name="ro1">
          <table:table-cell office:value-type="string">
            <text:p>sowohl ... als auch</text:p>
          </table:table-cell>
          <table:table-cell/>
          <table:table-cell office:value-type="string">
            <text:p>OTHER</text:p>
          </table:table-cell>
          <table:table-cell office:value-type="string">
            <text:p>Sowohl Sie als auch Ihre Frau müssen unterschreiben.</text:p>
          </table:table-cell>
        </table:table-row>
        <table:table-row table:style-name="ro1">
          <table:table-cell office:value-type="string">
            <text:p>spannend</text:p>
          </table:table-cell>
          <table:table-cell office:value-type="string">
            <text:p>cautivador,fascinante,muy interesante,de suspense</text:p>
          </table:table-cell>
          <table:table-cell office:value-type="string">
            <text:p>OTHER</text:p>
          </table:table-cell>
          <table:table-cell office:value-type="string">
            <text:p>Das Spiel war spannend bis zur letzten Minute.</text:p>
          </table:table-cell>
        </table:table-row>
        <table:table-row table:style-name="ro1">
          <table:table-cell office:value-type="string">
            <text:p>spät</text:p>
          </table:table-cell>
          <table:table-cell office:value-type="string">
            <text:p>tardío,tarde</text:p>
          </table:table-cell>
          <table:table-cell office:value-type="string">
            <text:p>OTHER</text:p>
          </table:table-cell>
          <table:table-cell office:value-type="string">
            <text:p>1. Wie spät ist es? 2. Es ist schon spät, ich muss gehen. 3. Ich muss mich beeilen. Sonst komme ich zu spät. 4. Sonntags stehen wir immer spät auf. 5. Am späten Nachmittag ist der Verkehr besonders stark. 6. Können Sie später noch mal anrufen? 7. Was willst du denn später mal werden?</text:p>
          </table:table-cell>
        </table:table-row>
        <table:table-row table:style-name="ro1">
          <table:table-cell office:value-type="string">
            <text:p>Speise-/-speise </text:p>
          </table:table-cell>
          <table:table-cell/>
          <table:table-cell office:value-type="string">
            <text:p>OTHER</text:p>
          </table:table-cell>
          <table:table-cell office:value-type="string">
            <text:p>--------------</text:p>
          </table:table-cell>
        </table:table-row>
        <table:table-row table:style-name="ro1">
          <table:table-cell office:value-type="string">
            <text:p>Spezial-</text:p>
          </table:table-cell>
          <table:table-cell/>
          <table:table-cell office:value-type="string">
            <text:p>OTHER</text:p>
          </table:table-cell>
          <table:table-cell office:value-type="string">
            <text:p>Ich brauche eine Spezialpflege für trockenes Haar.</text:p>
          </table:table-cell>
        </table:table-row>
        <table:table-row table:style-name="ro1">
          <table:table-cell office:value-type="string">
            <text:p>spitz </text:p>
          </table:table-cell>
          <table:table-cell office:value-type="string">
            <text:p>agudo, puntiagudo,afilado,delgado,agudo,mordaz, agudo,codicioso de,deseoso de</text:p>
          </table:table-cell>
          <table:table-cell office:value-type="string">
            <text:p>OTHER</text:p>
          </table:table-cell>
          <table:table-cell office:value-type="string">
            <text:p>Der Bleistift ist nicht spitz.</text:p>
          </table:table-cell>
        </table:table-row>
        <table:table-row table:style-name="ro1">
          <table:table-cell office:value-type="string">
            <text:p>staatlich </text:p>
          </table:table-cell>
          <table:table-cell office:value-type="string">
            <text:p>estatal, del Estado,gubernamental,nacional,público,por el Estado</text:p>
          </table:table-cell>
          <table:table-cell office:value-type="string">
            <text:p>OTHER</text:p>
          </table:table-cell>
          <table:table-cell office:value-type="string">
            <text:p>Für dieses Projekt gibt es staatliche Unterstützung.</text:p>
          </table:table-cell>
        </table:table-row>
        <table:table-row table:style-name="ro1">
          <table:table-cell office:value-type="string">
            <text:p>ständig</text:p>
          </table:table-cell>
          <table:table-cell office:value-type="string">
            <text:p>continuo, permanente,fijo</text:p>
          </table:table-cell>
          <table:table-cell office:value-type="string">
            <text:p>OTHER</text:p>
          </table:table-cell>
          <table:table-cell office:value-type="string">
            <text:p>Ich habe schon ein paar Mal bei meiner Freundin angerufen. Es ist ständig besetzt.</text:p>
          </table:table-cell>
        </table:table-row>
        <table:table-row table:style-name="ro1">
          <table:table-cell office:value-type="string">
            <text:p>stark</text:p>
          </table:table-cell>
          <table:table-cell office:value-type="string">
            <text:p>fuerte,robusto,garrudo Mex,grueso,considerable,potente,poderoso,de cristales gruesos,intenso,empedernido,grande,guay,tope,muy,mucho</text:p>
          </table:table-cell>
          <table:table-cell office:value-type="string">
            <text:p>OTHER</text:p>
          </table:table-cell>
          <table:table-cell office:value-type="string">
            <text:p>1. Der Kaffee ist sehr stark. 2. Am späten Nachmittag ist der Verkehr besonders stark. 3. Ich habe starke Kopfschmerzen. 4. Können Sie mir kein stärkeres Mittel verschreiben? 5. Es hat stark geregnet.</text:p>
          </table:table-cell>
        </table:table-row>
        <table:table-row table:style-name="ro1">
          <table:table-cell office:value-type="string">
            <text:p>statt</text:p>
          </table:table-cell>
          <table:table-cell office:value-type="string">
            <text:p>en lugar de, en vez de</text:p>
          </table:table-cell>
          <table:table-cell office:value-type="string">
            <text:p>OTHER</text:p>
          </table:table-cell>
          <table:table-cell office:value-type="string">
            <text:p>Kann ich diese Woche statt Donnerstag am Freitag kommen?</text:p>
          </table:table-cell>
        </table:table-row>
        <table:table-row table:style-name="ro1">
          <table:table-cell office:value-type="string">
            <text:p>stehen bleiben</text:p>
          </table:table-cell>
          <table:table-cell/>
          <table:table-cell office:value-type="string">
            <text:p>OTHER</text:p>
          </table:table-cell>
          <table:table-cell office:value-type="string">
            <text:p>1. Bitte bleiben Sie stehen. 2. Meine Uhr ist stehen geblieben.</text:p>
          </table:table-cell>
        </table:table-row>
        <table:table-row table:style-name="ro1">
          <table:table-cell office:value-type="string">
            <text:p>still</text:p>
          </table:table-cell>
          <table:table-cell office:value-type="string">
            <text:p>silencioso,tranquilo, quieto,quieto, tranquilo,taciturno, silencioso</text:p>
          </table:table-cell>
          <table:table-cell office:value-type="string">
            <text:p>OTHER</text:p>
          </table:table-cell>
          <table:table-cell office:value-type="string">
            <text:p>1. Sei doch mal einen Moment still! 2. Maria kann nicht still sitzen.</text:p>
          </table:table-cell>
        </table:table-row>
        <table:table-row table:style-name="ro1">
          <table:table-cell office:value-type="string">
            <text:p>stolz</text:p>
          </table:table-cell>
          <table:table-cell office:value-type="string">
            <text:p>orgulloso de,orgulloso, altanero, soberbio,imponente, majestuoso,considerable</text:p>
          </table:table-cell>
          <table:table-cell office:value-type="string">
            <text:p>OTHER</text:p>
          </table:table-cell>
          <table:table-cell office:value-type="string">
            <text:p>1. Mein Sohn ist ganz stolz, dass er die Prüfung bestanden hat.2. Ich bin stolz auf dich. Das hast du sehr gut gemacht.</text:p>
          </table:table-cell>
        </table:table-row>
        <table:table-row table:style-name="ro1">
          <table:table-cell office:value-type="string">
            <text:p>südlich </text:p>
          </table:table-cell>
          <table:table-cell office:value-type="string">
            <text:p>del sur, meridional,al sur de</text:p>
          </table:table-cell>
          <table:table-cell office:value-type="string">
            <text:p>OTHER</text:p>
          </table:table-cell>
          <table:table-cell office:value-type="string">
            <text:p>Südwind, ... Mein Dorf liegt südlich von München.</text:p>
          </table:table-cell>
        </table:table-row>
        <table:table-row table:style-name="ro1">
          <table:table-cell office:value-type="string">
            <text:p>süß</text:p>
          </table:table-cell>
          <table:table-cell office:value-type="string">
            <text:p>dulce,azucarado,fragante,suave, dulce,mono</text:p>
          </table:table-cell>
          <table:table-cell office:value-type="string">
            <text:p>OTHER</text:p>
          </table:table-cell>
          <table:table-cell office:value-type="string">
            <text:p>1. Ich esse gern süße Sachen. 2. Die kleine Eva ist aber wirklich süß.</text:p>
          </table:table-cell>
        </table:table-row>
        <table:table-row table:style-name="ro1">
          <table:table-cell office:value-type="string">
            <text:p>technisch</text:p>
          </table:table-cell>
          <table:table-cell office:value-type="string">
            <text:p>técnico</text:p>
          </table:table-cell>
          <table:table-cell office:value-type="string">
            <text:p>OTHER</text:p>
          </table:table-cell>
          <table:table-cell office:value-type="string">
            <text:p>1. Es gab ein technisches Problem. 2. Mein Bruder ist technisch sehr interessiert.</text:p>
          </table:table-cell>
        </table:table-row>
        <table:table-row table:style-name="ro1">
          <table:table-cell office:value-type="string">
            <text:p>teilweise</text:p>
          </table:table-cell>
          <table:table-cell office:value-type="string">
            <text:p>parcial,en parte, parcialmente</text:p>
          </table:table-cell>
          <table:table-cell office:value-type="string">
            <text:p>OTHER</text:p>
          </table:table-cell>
          <table:table-cell office:value-type="string">
            <text:p>1. War der Test schwierig? – Teilweise. 2. Kannst du mir den Satz erklären? Ich verstehe ihn nur teilweise.</text:p>
          </table:table-cell>
        </table:table-row>
        <table:table-row table:style-name="ro1">
          <table:table-cell office:value-type="string">
            <text:p>tief</text:p>
          </table:table-cell>
          <table:table-cell office:value-type="string">
            <text:p>profundo, hondo,profundo,bajo,grave, profundo,intenso,profundamente,mucho, profundamente</text:p>
          </table:table-cell>
          <table:table-cell office:value-type="string">
            <text:p>OTHER</text:p>
          </table:table-cell>
          <table:table-cell office:value-type="string">
            <text:p>1. Vorsicht, Kinder! Das Wasser ist hier sehr tief. 2. Der Schrank ist drei Meter breit und 60 Zentimeter tief. 3. Bitte jetzt tief einatmen!</text:p>
          </table:table-cell>
        </table:table-row>
        <table:table-row table:style-name="ro1">
          <table:table-cell office:value-type="string">
            <text:p>tödlich</text:p>
          </table:table-cell>
          <table:table-cell office:value-type="string">
            <text:p>mortal,a muerte, mortalmente</text:p>
          </table:table-cell>
          <table:table-cell office:value-type="string">
            <text:p>OTHER</text:p>
          </table:table-cell>
          <table:table-cell office:value-type="string">
            <text:p>Mein Kollege hatte einen tödlichen Unfall.</text:p>
          </table:table-cell>
        </table:table-row>
        <table:table-row table:style-name="ro1">
          <table:table-cell office:value-type="string">
            <text:p>toll</text:p>
          </table:table-cell>
          <table:table-cell office:value-type="string">
            <text:p>increíble,fantástico, genial,achalay Arg, Peru,achachay Col, Ecua,piocha Mex,terrible</text:p>
          </table:table-cell>
          <table:table-cell office:value-type="string">
            <text:p>OTHER</text:p>
          </table:table-cell>
          <table:table-cell office:value-type="string">
            <text:p>1. Ich habe mir ein tolles Kleid gekauft. 2. Unser Urlaub war toll.</text:p>
          </table:table-cell>
        </table:table-row>
        <table:table-row table:style-name="ro1">
          <table:table-cell office:value-type="string">
            <text:p>total </text:p>
          </table:table-cell>
          <table:table-cell office:value-type="string">
            <text:p>total, absoluto,completo, verdadero,por completo,total,vollständig,spitze,super,(Gesamt)summe f,Gesamtheit f,also,kurz und gut,sowieso,letztendlich</text:p>
          </table:table-cell>
          <table:table-cell office:value-type="string">
            <text:p>OTHER</text:p>
          </table:table-cell>
          <table:table-cell office:value-type="string">
            <text:p>Der Film war total langweilig.</text:p>
          </table:table-cell>
        </table:table-row>
        <table:table-row table:style-name="ro1">
          <table:table-cell office:value-type="string">
            <text:p>traurig</text:p>
          </table:table-cell>
          <table:table-cell office:value-type="string">
            <text:p>triste, afligido,agüitado Mex,achucutado Col,triste, doloroso,deplorable, miserable</text:p>
          </table:table-cell>
          <table:table-cell office:value-type="string">
            <text:p>OTHER</text:p>
          </table:table-cell>
          <table:table-cell office:value-type="string">
            <text:p>1. Ich bin traurig. Ich darf nicht mitfahren. 2. Das war ein sehr trauriger Film.</text:p>
          </table:table-cell>
        </table:table-row>
        <table:table-row table:style-name="ro1">
          <table:table-cell office:value-type="string">
            <text:p>trotz</text:p>
          </table:table-cell>
          <table:table-cell office:value-type="string">
            <text:p>a pesar de, pese a</text:p>
          </table:table-cell>
          <table:table-cell office:value-type="string">
            <text:p>OTHER</text:p>
          </table:table-cell>
          <table:table-cell office:value-type="string">
            <text:p>Trotz Grippe bin ich zur Arbeit gegangen.</text:p>
          </table:table-cell>
        </table:table-row>
        <table:table-row table:style-name="ro1">
          <table:table-cell office:value-type="string">
            <text:p>üben</text:p>
          </table:table-cell>
          <table:table-cell office:value-type="string">
            <text:p>practicar,entrenarse,ensayar,ejercitar</text:p>
          </table:table-cell>
          <table:table-cell office:value-type="string">
            <text:p>OTHER</text:p>
          </table:table-cell>
          <table:table-cell office:value-type="string">
            <text:p>Ich kann noch nicht so gut Deutsch sprechen. Ich muss mehr üben.</text:p>
          </table:table-cell>
        </table:table-row>
        <table:table-row table:style-name="ro1">
          <table:table-cell office:value-type="string">
            <text:p>über</text:p>
          </table:table-cell>
          <table:table-cell office:value-type="string">
            <text:p>sobre, (por) encima de,en, sobre,al otro lado de,más allá de,durante,por encima de, sobre,a causa de, debido a,por,vía, pasando por,por, sobre,sobre, acerca de,por, de,de más de,por medio de, a través de,(de) más de,sobrante,superior en</text:p>
          </table:table-cell>
          <table:table-cell office:value-type="string">
            <text:p>OTHER</text:p>
          </table:table-cell>
          <table:table-cell office:value-type="string">
            <text:p>1. Die Müllers wohnen direkt über uns. 2. Pass bitte auf, wenn du über die Straße gehst. 3. Fahren Sie über Stuttgart oder über Würzburg? 4. übers Wochenende fahren wir in die Berge. 5. Kinder über zehn Jahre müssen voll bezahlen. 7. Ich suche ein Buch über die deutsche Küche.</text:p>
          </table:table-cell>
        </table:table-row>
        <table:table-row table:style-name="ro1">
          <table:table-cell office:value-type="string">
            <text:p>um</text:p>
          </table:table-cell>
          <table:table-cell office:value-type="string">
            <text:p>a,sobre, hacia,tras,en,de,por,alrededor (de),aproximadamente</text:p>
          </table:table-cell>
          <table:table-cell office:value-type="string">
            <text:p>OTHER</text:p>
          </table:table-cell>
          <table:table-cell office:value-type="string">
            <text:p>1. Wir treffen uns um 8 Uhr. 2. Die Apotheke ist gleich um die Ecke. 3. Die Benzinpreise sind schon wieder um 3 % gestiegen.</text:p>
          </table:table-cell>
        </table:table-row>
        <table:table-row table:style-name="ro1">
          <table:table-cell office:value-type="string">
            <text:p>um ... zu</text:p>
          </table:table-cell>
          <table:table-cell/>
          <table:table-cell office:value-type="string">
            <text:p>OTHER</text:p>
          </table:table-cell>
          <table:table-cell office:value-type="string">
            <text:p>Was muss ich tun, um Wohngeld zu bekommen?</text:p>
          </table:table-cell>
        </table:table-row>
        <table:table-row table:style-name="ro1">
          <table:table-cell office:value-type="string">
            <text:p>umgekehrt</text:p>
          </table:table-cell>
          <table:table-cell office:value-type="string">
            <text:p>invertido,contrario, opuesto,a la inversa,al revés, al contrario</text:p>
          </table:table-cell>
          <table:table-cell office:value-type="string">
            <text:p>OTHER</text:p>
          </table:table-cell>
          <table:table-cell office:value-type="string">
            <text:p>Nein, umgekehrt: erst der Vorname, dann der Nachname.</text:p>
          </table:table-cell>
        </table:table-row>
        <table:table-row table:style-name="ro1">
          <table:table-cell office:value-type="string">
            <text:p>umso</text:p>
          </table:table-cell>
          <table:table-cell office:value-type="string">
            <text:p>tanto más...</text:p>
          </table:table-cell>
          <table:table-cell office:value-type="string">
            <text:p>OTHER</text:p>
          </table:table-cell>
          <table:table-cell office:value-type="string">
            <text:p>Ich mag süßen Tee. Je süßer, umso besser.</text:p>
          </table:table-cell>
        </table:table-row>
        <table:table-row table:style-name="ro1">
          <table:table-cell office:value-type="string">
            <text:p>unbedingt</text:p>
          </table:table-cell>
          <table:table-cell office:value-type="string">
            <text:p>absoluto,incondicional,sin falta, a toda costa</text:p>
          </table:table-cell>
          <table:table-cell office:value-type="string">
            <text:p>OTHER</text:p>
          </table:table-cell>
          <table:table-cell office:value-type="string">
            <text:p>Ich muss unbedingt mit dir sprechen. </text:p>
          </table:table-cell>
        </table:table-row>
        <table:table-row table:style-name="ro1">
          <table:table-cell office:value-type="string">
            <text:p>und</text:p>
          </table:table-cell>
          <table:table-cell office:value-type="string">
            <text:p>y,e,más,más y más</text:p>
          </table:table-cell>
          <table:table-cell office:value-type="string">
            <text:p>OTHER</text:p>
          </table:table-cell>
          <table:table-cell office:value-type="string">
            <text:p>1. Ich habe heute und morgen frei. 2. Ich kaufe ein und mein Mann kocht.</text:p>
          </table:table-cell>
        </table:table-row>
        <table:table-row table:style-name="ro1">
          <table:table-cell office:value-type="string">
            <text:p>ungefähr</text:p>
          </table:table-cell>
          <table:table-cell office:value-type="string">
            <text:p>aproximado, aproximativo,aproximadamente, más o menos</text:p>
          </table:table-cell>
          <table:table-cell office:value-type="string">
            <text:p>OTHER</text:p>
          </table:table-cell>
          <table:table-cell office:value-type="string">
            <text:p>Wie weit ist es bis zum Bahnhof? Nicht weit, ungefähr zehn Minuten zu Fuß.</text:p>
          </table:table-cell>
        </table:table-row>
        <table:table-row table:style-name="ro1">
          <table:table-cell office:value-type="string">
            <text:p>unheimlich</text:p>
          </table:table-cell>
          <table:table-cell office:value-type="string">
            <text:p>tenebroso, inquietante,lúgubre,enorme,muy</text:p>
          </table:table-cell>
          <table:table-cell office:value-type="string">
            <text:p>OTHER</text:p>
          </table:table-cell>
          <table:table-cell office:value-type="string">
            <text:p>Die Prüfung war unheimlich schwer.</text:p>
          </table:table-cell>
        </table:table-row>
        <table:table-row table:style-name="ro1">
          <table:table-cell office:value-type="string">
            <text:p>unten</text:p>
          </table:table-cell>
          <table:table-cell office:value-type="string">
            <text:p>abajo,en el fondo de, en la parte de abajo de,en el sur</text:p>
          </table:table-cell>
          <table:table-cell office:value-type="string">
            <text:p>OTHER</text:p>
          </table:table-cell>
          <table:table-cell office:value-type="string">
            <text:p>1. Wir wohnen im 3. Stock, meine Eltern unten im 1. Stock.2. Sie ist mal kurz nach unten gegangen.</text:p>
          </table:table-cell>
        </table:table-row>
        <table:table-row table:style-name="ro1">
          <table:table-cell office:value-type="string">
            <text:p>unter</text:p>
          </table:table-cell>
          <table:table-cell office:value-type="string">
            <text:p>debajo de, bajo,entre,menos de,bajo</text:p>
          </table:table-cell>
          <table:table-cell office:value-type="string">
            <text:p>OTHER</text:p>
          </table:table-cell>
          <table:table-cell office:value-type="string">
            <text:p>1. Unter uns wohnt eine Familie mit drei Kindern.2. Die CDs sind im Regal unter dem Fernseher.</text:p>
          </table:table-cell>
        </table:table-row>
        <table:table-row table:style-name="ro1">
          <table:table-cell office:value-type="string">
            <text:p>unter-</text:p>
          </table:table-cell>
          <table:table-cell/>
          <table:table-cell office:value-type="string">
            <text:p>OTHER</text:p>
          </table:table-cell>
          <table:table-cell office:value-type="string">
            <text:p>Mein Pass ist im unteren Regal.</text:p>
          </table:table-cell>
        </table:table-row>
        <table:table-row table:style-name="ro1">
          <table:table-cell office:value-type="string">
            <text:p>unterwegs</text:p>
          </table:table-cell>
          <table:table-cell office:value-type="string">
            <text:p>en [oder de] camino,de viaje,en el [oder de] camino,fuera (de casa),en camino</text:p>
          </table:table-cell>
          <table:table-cell office:value-type="string">
            <text:p>OTHER</text:p>
          </table:table-cell>
          <table:table-cell office:value-type="string">
            <text:p>1. Warte auf mich. Ich bin unterwegs und komme gleich.2. Unterwegs können wir noch etwas essen.3. Stell dir vor, der Brief war zwei Wochen unterwegs.</text:p>
          </table:table-cell>
        </table:table-row>
        <table:table-row table:style-name="ro1">
          <table:table-cell office:value-type="string">
            <text:p>ursprünglich</text:p>
          </table:table-cell>
          <table:table-cell office:value-type="string">
            <text:p>inicial,original,natural,al principio</text:p>
          </table:table-cell>
          <table:table-cell office:value-type="string">
            <text:p>OTHER</text:p>
          </table:table-cell>
          <table:table-cell office:value-type="string">
            <text:p>Ursprünglich wollte ich in einem Restaurant arbeiten. Aber dann bin ich Busfahrerin geworden.</text:p>
          </table:table-cell>
        </table:table-row>
        <table:table-row table:style-name="ro1">
          <table:table-cell office:value-type="string">
            <text:p>verabredet sein</text:p>
          </table:table-cell>
          <table:table-cell/>
          <table:table-cell office:value-type="string">
            <text:p>OTHER</text:p>
          </table:table-cell>
          <table:table-cell office:value-type="string">
            <text:p>Tut mir leid, ich habe keine Zeit. Ich bin mit meiner Freundin verabredet.</text:p>
          </table:table-cell>
        </table:table-row>
        <table:table-row table:style-name="ro1">
          <table:table-cell office:value-type="string">
            <text:p>verdächtig</text:p>
          </table:table-cell>
          <table:table-cell office:value-type="string">
            <text:p>sospechoso</text:p>
          </table:table-cell>
          <table:table-cell office:value-type="string">
            <text:p>OTHER</text:p>
          </table:table-cell>
          <table:table-cell office:value-type="string">
            <text:p>1. Haben Sie etwas Verdächtiges gesehen?2. Die Tür war nicht abgeschlossen. Das ist verdächtig.</text:p>
          </table:table-cell>
        </table:table-row>
        <table:table-row table:style-name="ro1">
          <table:table-cell office:value-type="string">
            <text:p>verheiratet</text:p>
          </table:table-cell>
          <table:table-cell/>
          <table:table-cell office:value-type="string">
            <text:p>OTHER</text:p>
          </table:table-cell>
          <table:table-cell office:value-type="string">
            <text:p>1. Ich bin mit einem Deutschen verheiratet.2. Meine Eltern sind seit 30 Jahren verheiratet.</text:p>
          </table:table-cell>
        </table:table-row>
        <table:table-row table:style-name="ro1">
          <table:table-cell office:value-type="string">
            <text:p>vernünftig</text:p>
          </table:table-cell>
          <table:table-cell office:value-type="string">
            <text:p>razonable,sensato,decente,como es debido</text:p>
          </table:table-cell>
          <table:table-cell office:value-type="string">
            <text:p>OTHER</text:p>
          </table:table-cell>
          <table:table-cell office:value-type="string">
            <text:p>1. Seien Sie doch vernünftig! 2. Das ist ein ganz vernünftiger Vorschlag.</text:p>
          </table:table-cell>
        </table:table-row>
        <table:table-row table:style-name="ro1">
          <table:table-cell office:value-type="string">
            <text:p>verpflichtet sein</text:p>
          </table:table-cell>
          <table:table-cell/>
          <table:table-cell office:value-type="string">
            <text:p>OTHER</text:p>
          </table:table-cell>
          <table:table-cell office:value-type="string">
            <text:p>Sie sind verpflichtet, den Unfall zu melden.</text:p>
          </table:table-cell>
        </table:table-row>
        <table:table-row table:style-name="ro1">
          <table:table-cell office:value-type="string">
            <text:p>verrückt</text:p>
          </table:table-cell>
          <table:table-cell office:value-type="string">
            <text:p>loco,chalado fam</text:p>
          </table:table-cell>
          <table:table-cell office:value-type="string">
            <text:p>OTHER</text:p>
          </table:table-cell>
          <table:table-cell office:value-type="string">
            <text:p>1. Bist du verrückt geworden? 2. So eine verrückte Idee.</text:p>
          </table:table-cell>
        </table:table-row>
        <table:table-row table:style-name="ro1">
          <table:table-cell office:value-type="string">
            <text:p>verschieden</text:p>
          </table:table-cell>
          <table:table-cell office:value-type="string">
            <text:p>distinto, diferente,variado, diverso,diversos</text:p>
          </table:table-cell>
          <table:table-cell office:value-type="string">
            <text:p>OTHER</text:p>
          </table:table-cell>
          <table:table-cell office:value-type="string">
            <text:p>1. Unsere beiden Kinder sind sehr verschieden. 2. Wir haben dieses Kleid in verschiedenen Farben.</text:p>
          </table:table-cell>
        </table:table-row>
        <table:table-row table:style-name="ro1">
          <table:table-cell office:value-type="string">
            <text:p>verwandt </text:p>
          </table:table-cell>
          <table:table-cell office:value-type="string">
            <text:p>emparentado,similar a,afín a</text:p>
          </table:table-cell>
          <table:table-cell office:value-type="string">
            <text:p>OTHER</text:p>
          </table:table-cell>
          <table:table-cell office:value-type="string">
            <text:p>Sind Sie mit Frau Meyer verwandt?</text:p>
          </table:table-cell>
        </table:table-row>
        <table:table-row table:style-name="ro1">
          <table:table-cell office:value-type="string">
            <text:p>viel/viele</text:p>
          </table:table-cell>
          <table:table-cell/>
          <table:table-cell office:value-type="string">
            <text:p>OTHER</text:p>
          </table:table-cell>
          <table:table-cell office:value-type="string">
            <text:p>1. Ich habe schon viel gelernt. 2. Ich wünsche Ihnen viel Spaß. 3. Hier regnet es viel. 4. Das ist mir viel zu teuer.</text:p>
          </table:table-cell>
        </table:table-row>
        <table:table-row table:style-name="ro1">
          <table:table-cell office:value-type="string">
            <text:p>voll</text:p>
          </table:table-cell>
          <table:table-cell office:value-type="string">
            <text:p>lleno de,ocupado,rebosante de,borracho,regordete, lleno,intenso,sonoro, potente,subido, intenso,entero, completo,completamente, plenamente,con toda (su) fuerza,total</text:p>
          </table:table-cell>
          <table:table-cell office:value-type="string">
            <text:p>OTHER</text:p>
          </table:table-cell>
          <table:table-cell office:value-type="string">
            <text:p>1. Die Flasche ist noch ganz voll. 2. Vor den Feiertagen sind die Züge immer sehr voll. 3. Bitte unterschreiben Sie mit Ihrem vollen Namen.</text:p>
          </table:table-cell>
        </table:table-row>
        <table:table-row table:style-name="ro1">
          <table:table-cell office:value-type="string">
            <text:p>von</text:p>
          </table:table-cell>
          <table:table-cell office:value-type="string">
            <text:p>de,desde, de, a partir de,por</text:p>
          </table:table-cell>
          <table:table-cell office:value-type="string">
            <text:p>OTHER</text:p>
          </table:table-cell>
          <table:table-cell office:value-type="string">
            <text:p>1. Ich komme gerade vom Zahnarzt. 2. Meine Frau kommt gleich von der Arbeit. 3. Emil ist ein Freund von mir. 4. Haben Sie noch eine Zeitung von heute? 5. Von jetzt an müssen wir sparen. 6. Das Büro ist von 13 bis 15 Uhr geschlossen.</text:p>
          </table:table-cell>
        </table:table-row>
        <table:table-row table:style-name="ro1">
          <table:table-cell office:value-type="string">
            <text:p>vor</text:p>
          </table:table-cell>
          <table:table-cell office:value-type="string">
            <text:p>delante de,antes de,hace,menos,por delante,sobre,a, ante,adelante</text:p>
          </table:table-cell>
          <table:table-cell office:value-type="string">
            <text:p>OTHER</text:p>
          </table:table-cell>
          <table:table-cell office:value-type="string">
            <text:p>1. Ich bin vor einer Woche zurückgekommen. 2. Das Auto steht vor der Tür. 3. Ich konnte vor Schmerzen nicht schlafen. 4. Grüßen Sie alle von mir, vor allem Frau Meier.</text:p>
          </table:table-cell>
        </table:table-row>
        <table:table-row table:style-name="ro1">
          <table:table-cell office:value-type="string">
            <text:p>voraussichtlich</text:p>
          </table:table-cell>
          <table:table-cell office:value-type="string">
            <text:p>previsto,probablemente</text:p>
          </table:table-cell>
          <table:table-cell office:value-type="string">
            <text:p>OTHER</text:p>
          </table:table-cell>
          <table:table-cell office:value-type="string">
            <text:p>Der Zug hat voraussichtlich 20 Minuten Verspätung.</text:p>
          </table:table-cell>
        </table:table-row>
        <table:table-row table:style-name="ro1">
          <table:table-cell office:value-type="string">
            <text:p>vorder-</text:p>
          </table:table-cell>
          <table:table-cell/>
          <table:table-cell office:value-type="string">
            <text:p>OTHER</text:p>
          </table:table-cell>
          <table:table-cell office:value-type="string">
            <text:p>In den vorderen Reihen sind noch Plätze frei.</text:p>
          </table:table-cell>
        </table:table-row>
        <table:table-row table:style-name="ro1">
          <table:table-cell office:value-type="string">
            <text:p>vorig-</text:p>
          </table:table-cell>
          <table:table-cell/>
          <table:table-cell office:value-type="string">
            <text:p>OTHER</text:p>
          </table:table-cell>
          <table:table-cell office:value-type="string">
            <text:p>Mirko durfte erst vorige Woche aus dem Krankenhaus.</text:p>
          </table:table-cell>
        </table:table-row>
        <table:table-row table:style-name="ro1">
          <table:table-cell office:value-type="string">
            <text:p>vorläufig</text:p>
          </table:table-cell>
          <table:table-cell office:value-type="string">
            <text:p>provisional,temporal,provisionalmente,temporalmente,por el momento</text:p>
          </table:table-cell>
          <table:table-cell office:value-type="string">
            <text:p>OTHER</text:p>
          </table:table-cell>
          <table:table-cell office:value-type="string">
            <text:p>1. Ich habe noch keine Wohnung. Ich wohne vorläufig bei einem Freund. 2. Das ist ein vorläufiger Bescheid.</text:p>
          </table:table-cell>
        </table:table-row>
        <table:table-row table:style-name="ro1">
          <table:table-cell office:value-type="string">
            <text:p>vorn/vorne</text:p>
          </table:table-cell>
          <table:table-cell/>
          <table:table-cell office:value-type="string">
            <text:p>OTHER</text:p>
          </table:table-cell>
          <table:table-cell office:value-type="string">
            <text:p>1. Bitte vorn beim Fahrer einsteigen! 2. Zwei Kinokarten, bitte. – Wo möchten Sie sitzen, vorne oder hinten? 3. Das war noch nicht ganz richtig. Bitte noch mal von vorne.</text:p>
          </table:table-cell>
        </table:table-row>
        <table:table-row table:style-name="ro1">
          <table:table-cell office:value-type="string">
            <text:p>vorsichtig</text:p>
          </table:table-cell>
          <table:table-cell office:value-type="string">
            <text:p>prudente, cuidadoso,con cuidado</text:p>
          </table:table-cell>
          <table:table-cell office:value-type="string">
            <text:p>OTHER</text:p>
          </table:table-cell>
          <table:table-cell office:value-type="string">
            <text:p>1. Sei vorsichtig! 2. Bitte fahr vorsichtig, die Straße ist glatt.</text:p>
          </table:table-cell>
        </table:table-row>
        <table:table-row table:style-name="ro1">
          <table:table-cell office:value-type="string">
            <text:p>wach</text:p>
          </table:table-cell>
          <table:table-cell office:value-type="string">
            <text:p>despierto,en vela,vivo,espabilado</text:p>
          </table:table-cell>
          <table:table-cell office:value-type="string">
            <text:p>OTHER</text:p>
          </table:table-cell>
          <table:table-cell office:value-type="string">
            <text:p>1. Bist du schon lange wach? 2. Ich bin gerade wach geworden.</text:p>
          </table:table-cell>
        </table:table-row>
        <table:table-row table:style-name="ro1">
          <table:table-cell office:value-type="string">
            <text:p>wahnsinnig</text:p>
          </table:table-cell>
          <table:table-cell office:value-type="string">
            <text:p>maníaco, demente,loco fam,como una cabra fam,tremendo, enorme,tremendamente, enormemente</text:p>
          </table:table-cell>
          <table:table-cell office:value-type="string">
            <text:p>OTHER</text:p>
          </table:table-cell>
          <table:table-cell office:value-type="string">
            <text:p>1. Du fährst viel zu schnell. Bist du wahnsinnig!2. Diese Musik gefällt mir wahnsinnig gut.</text:p>
          </table:table-cell>
        </table:table-row>
        <table:table-row table:style-name="ro1">
          <table:table-cell office:value-type="string">
            <text:p>wahr</text:p>
          </table:table-cell>
          <table:table-cell office:value-type="string">
            <text:p>verdadero,verídico,real,auténtico</text:p>
          </table:table-cell>
          <table:table-cell office:value-type="string">
            <text:p>OTHER</text:p>
          </table:table-cell>
          <table:table-cell office:value-type="string">
            <text:p>1. Was ich sage, ist wahr. 2. Es ist eine wahre Geschichte. 3. Es ist doch schön hier, nicht wahr?</text:p>
          </table:table-cell>
        </table:table-row>
        <table:table-row table:style-name="ro1">
          <table:table-cell office:value-type="string">
            <text:p>während</text:p>
          </table:table-cell>
          <table:table-cell office:value-type="string">
            <text:p>durante,mientras,mientras que</text:p>
          </table:table-cell>
          <table:table-cell office:value-type="string">
            <text:p>OTHER</text:p>
          </table:table-cell>
          <table:table-cell office:value-type="string">
            <text:p>Während wir arbeiten, dürfen wir nicht rauchen.</text:p>
          </table:table-cell>
        </table:table-row>
        <table:table-row table:style-name="ro1">
          <table:table-cell office:value-type="string">
            <text:p>wahrscheinlich</text:p>
          </table:table-cell>
          <table:table-cell office:value-type="string">
            <text:p>probable,probablemente</text:p>
          </table:table-cell>
          <table:table-cell office:value-type="string">
            <text:p>OTHER</text:p>
          </table:table-cell>
          <table:table-cell office:value-type="string">
            <text:p>1. Wahrscheinlich mache ich im Herbst noch einen Deutschkurs.2. Fährst du in den Ferien zu deinen Eltern? – Ich weiß noch nicht. Wahrscheinlich schon.</text:p>
          </table:table-cell>
        </table:table-row>
        <table:table-row table:style-name="ro1">
          <table:table-cell office:value-type="string">
            <text:p>warm</text:p>
          </table:table-cell>
          <table:table-cell office:value-type="string">
            <text:p>caliente,caluroso,cálido,que calienta,que abriga,sincero,sentido,homo(sexual)</text:p>
          </table:table-cell>
          <table:table-cell office:value-type="string">
            <text:p>OTHER</text:p>
          </table:table-cell>
          <table:table-cell office:value-type="string">
            <text:p>1. Hier ist es sehr warm. 2. Abends essen wir oft warm. 3. Du musst dich warm anziehen. 4. Mittags möchte ich gern ein warmes Essen. 5. Für den Winter brauche ich einen warmen Pullover.</text:p>
          </table:table-cell>
        </table:table-row>
        <table:table-row table:style-name="ro1">
          <table:table-cell office:value-type="string">
            <text:p>warum</text:p>
          </table:table-cell>
          <table:table-cell office:value-type="string">
            <text:p>por qué,por (lo) que</text:p>
          </table:table-cell>
          <table:table-cell office:value-type="string">
            <text:p>OTHER</text:p>
          </table:table-cell>
          <table:table-cell office:value-type="string">
            <text:p>1. Warum besuchst du mich nicht? 2. Ich mag diese Arbeit nicht.– Warum denn nicht?</text:p>
          </table:table-cell>
        </table:table-row>
        <table:table-row table:style-name="ro1">
          <table:table-cell office:value-type="string">
            <text:p>was</text:p>
          </table:table-cell>
          <table:table-cell office:value-type="string">
            <text:p>qué,(lo) que,algo</text:p>
          </table:table-cell>
          <table:table-cell office:value-type="string">
            <text:p>OTHER</text:p>
          </table:table-cell>
          <table:table-cell office:value-type="string">
            <text:p>1. Was ist das? 2. Was möchten Sie? 3. Wissen Sie, was das ist? 4. Hast du schon (et)was gegessen?</text:p>
          </table:table-cell>
        </table:table-row>
        <table:table-row table:style-name="ro1">
          <table:table-cell office:value-type="string">
            <text:p>was für ein-</text:p>
          </table:table-cell>
          <table:table-cell/>
          <table:table-cell office:value-type="string">
            <text:p>OTHER</text:p>
          </table:table-cell>
          <table:table-cell office:value-type="string">
            <text:p>Ich will mir ein Auto kaufen. – Was denn für eins?</text:p>
          </table:table-cell>
        </table:table-row>
        <table:table-row table:style-name="ro1">
          <table:table-cell office:value-type="string">
            <text:p>weder ... noch</text:p>
          </table:table-cell>
          <table:table-cell/>
          <table:table-cell office:value-type="string">
            <text:p>OTHER</text:p>
          </table:table-cell>
          <table:table-cell office:value-type="string">
            <text:p>Für Urlaub haben wir weder Zeit noch Geld.</text:p>
          </table:table-cell>
        </table:table-row>
        <table:table-row table:style-name="ro1">
          <table:table-cell office:value-type="string">
            <text:p>weg/weg-</text:p>
          </table:table-cell>
          <table:table-cell/>
          <table:table-cell office:value-type="string">
            <text:p>OTHER</text:p>
          </table:table-cell>
          <table:table-cell office:value-type="string">
            <text:p>1. Meine Handtasche ist weg! 2. Den Brief darfst du nicht wegwerfen.</text:p>
          </table:table-cell>
        </table:table-row>
        <table:table-row table:style-name="ro1">
          <table:table-cell office:value-type="string">
            <text:p>wegen</text:p>
          </table:table-cell>
          <table:table-cell office:value-type="string">
            <text:p>a causa de, debido a,respecto a,por, a causa de</text:p>
          </table:table-cell>
          <table:table-cell office:value-type="string">
            <text:p>OTHER</text:p>
          </table:table-cell>
          <table:table-cell office:value-type="string">
            <text:p>1. Wegen Nebels konnte unser Flugzeug nicht landen. 2. Ich rufe wegen meiner Tochter an.</text:p>
          </table:table-cell>
        </table:table-row>
        <table:table-row table:style-name="ro1">
          <table:table-cell office:value-type="string">
            <text:p>weich</text:p>
          </table:table-cell>
          <table:table-cell office:value-type="string">
            <text:p>flexible,tierno,pasado por agua,blando,suave,débil</text:p>
          </table:table-cell>
          <table:table-cell office:value-type="string">
            <text:p>OTHER</text:p>
          </table:table-cell>
          <table:table-cell office:value-type="string">
            <text:p>1. Ich möchte zum Frühstück ein weiches Ei. 2. Das Bett im Hotel ist mir zu weich.</text:p>
          </table:table-cell>
        </table:table-row>
        <table:table-row table:style-name="ro1">
          <table:table-cell office:value-type="string">
            <text:p>weil </text:p>
          </table:table-cell>
          <table:table-cell office:value-type="string">
            <text:p>porque,dado que, debido a que</text:p>
          </table:table-cell>
          <table:table-cell office:value-type="string">
            <text:p>OTHER</text:p>
          </table:table-cell>
          <table:table-cell office:value-type="string">
            <text:p>Warum kommt dein Vater nicht? – Weil er arbeiten muss.</text:p>
          </table:table-cell>
        </table:table-row>
        <table:table-row table:style-name="ro1">
          <table:table-cell office:value-type="string">
            <text:p>weiß</text:p>
          </table:table-cell>
          <table:table-cell office:value-type="string">
            <text:p>blanco</text:p>
          </table:table-cell>
          <table:table-cell office:value-type="string">
            <text:p>OTHER</text:p>
          </table:table-cell>
          <table:table-cell office:value-type="string">
            <text:p>Es hat geschneit. Alles ist ganz weiß.</text:p>
          </table:table-cell>
        </table:table-row>
        <table:table-row table:style-name="ro1">
          <table:table-cell office:value-type="string">
            <text:p>weit</text:p>
          </table:table-cell>
          <table:table-cell office:value-type="string">
            <text:p>vasto, extenso,amplio,grande,espacioso,ancho,lejano, distante,largo,largo, prolongado,mucho</text:p>
          </table:table-cell>
          <table:table-cell office:value-type="string">
            <text:p>OTHER</text:p>
          </table:table-cell>
          <table:table-cell office:value-type="string">
            <text:p>1. Wie weit ist es noch bis München? 2. Zum Bahnhof ist es nicht weit. 3. Wie weit sind Sie mit der Arbeit? 4. Die Jacke ist mir zu weit.</text:p>
          </table:table-cell>
        </table:table-row>
        <table:table-row table:style-name="ro1">
          <table:table-cell office:value-type="string">
            <text:p>weiter/weiter-</text:p>
          </table:table-cell>
          <table:table-cell/>
          <table:table-cell office:value-type="string">
            <text:p>OTHER</text:p>
          </table:table-cell>
          <table:table-cell office:value-type="string">
            <text:p>1. Ich möchte nicht stören. Bitte essen Sie ruhig weiter.2. Haben Sie noch weitere Fragen? </text:p>
          </table:table-cell>
        </table:table-row>
        <table:table-row table:style-name="ro1">
          <table:table-cell office:value-type="string">
            <text:p>weltweit</text:p>
          </table:table-cell>
          <table:table-cell office:value-type="string">
            <text:p>mundial, universal,a escala mundial</text:p>
          </table:table-cell>
          <table:table-cell office:value-type="string">
            <text:p>OTHER</text:p>
          </table:table-cell>
          <table:table-cell office:value-type="string">
            <text:p>Unsere Firma produziert für den weltweiten Markt.</text:p>
          </table:table-cell>
        </table:table-row>
        <table:table-row table:style-name="ro1">
          <table:table-cell office:value-type="string">
            <text:p>wenig/wenige</text:p>
          </table:table-cell>
          <table:table-cell/>
          <table:table-cell office:value-type="string">
            <text:p>OTHER</text:p>
          </table:table-cell>
          <table:table-cell office:value-type="string">
            <text:p>1. Essen Sie immer so wenig? 2. Ich habe nur wenig geschlafen. 3. Hier gibt es nur wenige Geschäfte.</text:p>
          </table:table-cell>
        </table:table-row>
        <table:table-row table:style-name="ro1">
          <table:table-cell office:value-type="string">
            <text:p>wenn</text:p>
          </table:table-cell>
          <table:table-cell office:value-type="string">
            <text:p>cuando,si,en caso de que +subj</text:p>
          </table:table-cell>
          <table:table-cell office:value-type="string">
            <text:p>OTHER</text:p>
          </table:table-cell>
          <table:table-cell office:value-type="string">
            <text:p>Kommst du zu der Party? – Vielleicht, wenn ich nicht arbeiten muss.</text:p>
          </table:table-cell>
        </table:table-row>
        <table:table-row table:style-name="ro1">
          <table:table-cell office:value-type="string">
            <text:p>wer</text:p>
          </table:table-cell>
          <table:table-cell office:value-type="string">
            <text:p>quién,quiénes pl,quien, el que,quienes, los que pl,alguien</text:p>
          </table:table-cell>
          <table:table-cell office:value-type="string">
            <text:p>OTHER</text:p>
          </table:table-cell>
          <table:table-cell office:value-type="string">
            <text:p>1. Wer ist das? Kennst du die Frau? 2. Wer will die Prüfung machen? 3. Nur wer Eintrittskarten hat darf rein.</text:p>
          </table:table-cell>
        </table:table-row>
        <table:table-row table:style-name="ro1">
          <table:table-cell office:value-type="string">
            <text:p>wert</text:p>
          </table:table-cell>
          <table:table-cell/>
          <table:table-cell office:value-type="string">
            <text:p>OTHER</text:p>
          </table:table-cell>
          <table:table-cell office:value-type="string">
            <text:p>Das Auto ist vielleicht noch 1000 Euro wert.</text:p>
          </table:table-cell>
        </table:table-row>
        <table:table-row table:style-name="ro1">
          <table:table-cell office:value-type="string">
            <text:p>westlich </text:p>
          </table:table-cell>
          <table:table-cell office:value-type="string">
            <text:p>al oeste de</text:p>
          </table:table-cell>
          <table:table-cell office:value-type="string">
            <text:p>OTHER</text:p>
          </table:table-cell>
          <table:table-cell office:value-type="string">
            <text:p>Das Dorf liegt westlich von Frankfurt.</text:p>
          </table:table-cell>
        </table:table-row>
        <table:table-row table:style-name="ro1">
          <table:table-cell office:value-type="string">
            <text:p>wie</text:p>
          </table:table-cell>
          <table:table-cell office:value-type="string">
            <text:p>¿cómo?,¿qué?,¿de qué manera?,como,que,¡cómo!,¡qué!,¿verdad?,¿o no?,(tal) como,cuando,según,cómo</text:p>
          </table:table-cell>
          <table:table-cell office:value-type="string">
            <text:p>OTHER</text:p>
          </table:table-cell>
          <table:table-cell office:value-type="string">
            <text:p>1. Wie heißt du? 2. Wie lange bist du schon hier? 3. Meine Frau ist so alt wie ich. 4. Wie schreibt man das? 5. Wie bitte? 6. Wie gefällt dir unsere Wohnung?</text:p>
          </table:table-cell>
        </table:table-row>
        <table:table-row table:style-name="ro1">
          <table:table-cell office:value-type="string">
            <text:p>wieder/wieder-</text:p>
          </table:table-cell>
          <table:table-cell/>
          <table:table-cell office:value-type="string">
            <text:p>OTHER</text:p>
          </table:table-cell>
          <table:table-cell office:value-type="string">
            <text:p>1. Wann kommst du wieder? 2. Meine Mutter war krank. Jetzt ist sie aber wieder gesund. 3. Mein Bruder kommt schon wieder zu spät. 4. Meine Eltern sind zu Besuch gekommen. Morgen fahren sie wieder zurück.</text:p>
          </table:table-cell>
        </table:table-row>
        <table:table-row table:style-name="ro1">
          <table:table-cell office:value-type="string">
            <text:p>wie viel/wie viele</text:p>
          </table:table-cell>
          <table:table-cell/>
          <table:table-cell office:value-type="string">
            <text:p>OTHER</text:p>
          </table:table-cell>
          <table:table-cell office:value-type="string">
            <text:p>1. Wie viel Geld hast du dabei? 2. Wie viel ist ein Euro hier wert? 3. Wie viele Kinder haben Sie?</text:p>
          </table:table-cell>
        </table:table-row>
        <table:table-row table:style-name="ro1">
          <table:table-cell office:value-type="string">
            <text:p>willkommen </text:p>
          </table:table-cell>
          <table:table-cell office:value-type="string">
            <text:p>bienvenido,oportuno, agradable</text:p>
          </table:table-cell>
          <table:table-cell office:value-type="string">
            <text:p>OTHER</text:p>
          </table:table-cell>
          <table:table-cell office:value-type="string">
            <text:p>Herzlich willkommen in Köln.</text:p>
          </table:table-cell>
        </table:table-row>
        <table:table-row table:style-name="ro1">
          <table:table-cell office:value-type="string">
            <text:p>wirklich</text:p>
          </table:table-cell>
          <table:table-cell office:value-type="string">
            <text:p>real,verdadero, auténtico,de verdad, de veras</text:p>
          </table:table-cell>
          <table:table-cell office:value-type="string">
            <text:p>OTHER</text:p>
          </table:table-cell>
          <table:table-cell office:value-type="string">
            <text:p>1. Du glaubst mir nicht? Es ist aber wirklich so.2. Im Bahnhofsrestaurant isst man wirklich sehr gut.</text:p>
          </table:table-cell>
        </table:table-row>
        <table:table-row table:style-name="ro1">
          <table:table-cell office:value-type="string">
            <text:p>wo</text:p>
          </table:table-cell>
          <table:table-cell office:value-type="string">
            <text:p>dónde,donde,cuando, que,ya que,aún cuando,aunque</text:p>
          </table:table-cell>
          <table:table-cell office:value-type="string">
            <text:p>OTHER</text:p>
          </table:table-cell>
          <table:table-cell office:value-type="string">
            <text:p>1. Wo waren Sie im Urlaub? 2. Wo wohnen Sie? 3. Wo ist das Ausländeramt?</text:p>
          </table:table-cell>
        </table:table-row>
        <table:table-row table:style-name="ro1">
          <table:table-cell office:value-type="string">
            <text:p>wohl</text:p>
          </table:table-cell>
          <table:table-cell office:value-type="string">
            <text:p>bien,a gusto,perfectamente,cerca de, más o menos,a decir verdad, en efecto,probablemente</text:p>
          </table:table-cell>
          <table:table-cell office:value-type="string">
            <text:p>OTHER</text:p>
          </table:table-cell>
          <table:table-cell office:value-type="string">
            <text:p>1. Kann ich nach Hause gehen? Ich fühle mich nicht wohl. 2. Wo ist deine Schwester? – Sie wird wohl noch in der Schule sein.</text:p>
          </table:table-cell>
        </table:table-row>
        <table:table-row table:style-name="ro1">
          <table:table-cell office:value-type="string">
            <text:p>wunderbar</text:p>
          </table:table-cell>
          <table:table-cell office:value-type="string">
            <text:p>milagroso,maravilloso,fenomenal fam,a las mil maravillas</text:p>
          </table:table-cell>
          <table:table-cell office:value-type="string">
            <text:p>OTHER</text:p>
          </table:table-cell>
          <table:table-cell office:value-type="string">
            <text:p>1. Im ganzen Urlaub hatten wir wunderbares Wetter.2. Diese Schokolade schmeckt wunderbar.</text:p>
          </table:table-cell>
        </table:table-row>
        <table:table-row table:style-name="ro1">
          <table:table-cell office:value-type="string">
            <text:p>wütend</text:p>
          </table:table-cell>
          <table:table-cell office:value-type="string">
            <text:p>furioso, enfurecido por con/contra,alebrestado Col, Ven</text:p>
          </table:table-cell>
          <table:table-cell office:value-type="string">
            <text:p>OTHER</text:p>
          </table:table-cell>
          <table:table-cell office:value-type="string">
            <text:p>1. Warum bist du so wütend? 2. Ich bin wütend auf meinen Bruder. Er hat wieder nicht auf mich gewartet.</text:p>
          </table:table-cell>
        </table:table-row>
        <table:table-row table:style-name="ro1">
          <table:table-cell office:value-type="string">
            <text:p>ziemlich</text:p>
          </table:table-cell>
          <table:table-cell office:value-type="string">
            <text:p>bastante,considerable,casi</text:p>
          </table:table-cell>
          <table:table-cell office:value-type="string">
            <text:p>OTHER</text:p>
          </table:table-cell>
          <table:table-cell office:value-type="string">
            <text:p>1. Ich bin ziemlich müde. Ich gehe ins Bett.2. Es ist schon ziemlich spät. Wir müssen gehen.3. Ich musste beim Arzt ziemlich lange warten.</text:p>
          </table:table-cell>
        </table:table-row>
        <table:table-row table:style-name="ro1">
          <table:table-cell office:value-type="string">
            <text:p>zirka/circa </text:p>
          </table:table-cell>
          <table:table-cell/>
          <table:table-cell office:value-type="string">
            <text:p>OTHER</text:p>
          </table:table-cell>
          <table:table-cell office:value-type="string">
            <text:p>Meine Wohnung ist zirka fünf Minuten vom Zentrum entfernt.</text:p>
          </table:table-cell>
        </table:table-row>
        <table:table-row table:style-name="ro1">
          <table:table-cell office:value-type="string">
            <text:p>zu</text:p>
          </table:table-cell>
          <table:table-cell office:value-type="string">
            <text:p>a,en,con,para, por,a, contra,(con) respecto a,demasiado,hacia,cerrado</text:p>
          </table:table-cell>
          <table:table-cell office:value-type="string">
            <text:p>OTHER</text:p>
          </table:table-cell>
          <table:table-cell office:value-type="string">
            <text:p>1. Ich bringe Sie zum Bahnhof. 2. Wann sind Sie zu Hause? 3. Am besten gehen Sie zu Fuß. 4 Wir fahren im Sommer zu meinen Eltern. 5. Gehen Ihre Kinder schon/noch zur Schule? 6. Das Kleid ist mir zu teuer. 7. Bitte zwanzig Briefmarken zu 55 Cent. 8. Ich trinke zum Essen ein Bier. 9. Unsere Mannschaft hat 2 zu 1 gewonnen. 10. Ich habe vor, mir ein neues Auto zu kaufen. 11. Hast du etwas zu trinken für mich?</text:p>
          </table:table-cell>
        </table:table-row>
        <table:table-row table:style-name="ro1">
          <table:table-cell office:value-type="string">
            <text:p>zuerst</text:p>
          </table:table-cell>
          <table:table-cell office:value-type="string">
            <text:p>primero,en primer lugar,al principio,por primera vez</text:p>
          </table:table-cell>
          <table:table-cell office:value-type="string">
            <text:p>OTHER</text:p>
          </table:table-cell>
          <table:table-cell office:value-type="string">
            <text:p>1. Wer war zuerst? – Der Herr hier. 2. Zuerst gibt es Mittagessen.Dann könnt ihr Schokolade essen. 3. Zuerst hat mir die Arbeit gar nicht gefallen. Jetzt geht es besser.</text:p>
          </table:table-cell>
        </table:table-row>
        <table:table-row table:style-name="ro1">
          <table:table-cell office:value-type="string">
            <text:p>zufällig</text:p>
          </table:table-cell>
          <table:table-cell office:value-type="string">
            <text:p>ocasional,casual,por casualidad,casualmente</text:p>
          </table:table-cell>
          <table:table-cell office:value-type="string">
            <text:p>OTHER</text:p>
          </table:table-cell>
          <table:table-cell office:value-type="string">
            <text:p>1. Wir haben uns zufällig am Bahnhof getroffen.2. Hast du zufällig meine Brille gesehen?</text:p>
          </table:table-cell>
        </table:table-row>
        <table:table-row table:style-name="ro1">
          <table:table-cell office:value-type="string">
            <text:p>zugehen</text:p>
          </table:table-cell>
          <table:table-cell office:value-type="string">
            <text:p>dirigirse a,llegar,cerrar(se),apresurarse</text:p>
          </table:table-cell>
          <table:table-cell office:value-type="string">
            <text:p>OTHER</text:p>
          </table:table-cell>
          <table:table-cell office:value-type="string">
            <text:p>1. Die Tür geht nicht zu. Kannst du mir helfen?2. Ich habe zugenommen. Die Hose geht nicht mehr zu.</text:p>
          </table:table-cell>
        </table:table-row>
        <table:table-row table:style-name="ro1">
          <table:table-cell office:value-type="string">
            <text:p>zukünftig</text:p>
          </table:table-cell>
          <table:table-cell office:value-type="string">
            <text:p>futuro,en el futuro, de ahora en adelante</text:p>
          </table:table-cell>
          <table:table-cell office:value-type="string">
            <text:p>OTHER</text:p>
          </table:table-cell>
          <table:table-cell office:value-type="string">
            <text:p>Das ist Ihr zukünftiger Chef, Herr Weber.</text:p>
          </table:table-cell>
        </table:table-row>
        <table:table-row table:style-name="ro1">
          <table:table-cell office:value-type="string">
            <text:p>zusammen/zusammen-</text:p>
          </table:table-cell>
          <table:table-cell/>
          <table:table-cell office:value-type="string">
            <text:p>OTHER</text:p>
          </table:table-cell>
          <table:table-cell office:value-type="string">
            <text:p>1. Wir haben als Kinder oft zusammen gespielt.2. Zahlen bitte. – Das macht zusammen 10 Euro 80.</text:p>
          </table:table-cell>
        </table:table-row>
        <table:table-row table:style-name="ro1">
          <table:table-cell office:value-type="string">
            <text:p>zusätzlich</text:p>
          </table:table-cell>
          <table:table-cell office:value-type="string">
            <text:p>adicional,suplementario,más</text:p>
          </table:table-cell>
          <table:table-cell office:value-type="string">
            <text:p>OTHER</text:p>
          </table:table-cell>
          <table:table-cell office:value-type="string">
            <text:p>Sie müssen in Zukunft eine Stunde zusätzlich arbeiten.</text:p>
          </table:table-cell>
        </table:table-row>
        <table:table-row table:style-name="ro1">
          <table:table-cell office:value-type="string">
            <text:p>zwischen</text:p>
          </table:table-cell>
          <table:table-cell office:value-type="string">
            <text:p>entre,en medio de</text:p>
          </table:table-cell>
          <table:table-cell office:value-type="string">
            <text:p>OTHER</text:p>
          </table:table-cell>
          <table:table-cell office:value-type="string">
            <text:p>1. Das Regal stellen wir zwischen die beiden Schränke.2. Heidelberg liegt zwischen Frankfurt und Stuttgart.3. Zwischen 8 und 10 Uhr bin ich zu Hause.4. Zwischen Weihnachten und Neujahr bleibt unser Büro geschlosse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5">25/03/2013</text:date>, <text:time>10:23: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70" meta:object-count="0"/>
    <meta:generator>OpenOffice.org/3.4.1$Unix OpenOffice.org_project/341m1$Build-9593</meta:generator>
  </office:meta>
</office:document-meta>
</file>